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script-lb.xml" manifest:media-type="text/xml"/>
  <manifest:file-entry manifest:full-path="Basic/DocExport/DocModel.xml" manifest:media-type="text/xml"/>
  <manifest:file-entry manifest:full-path="Basic/DocExport/DocView.xml" manifest:media-type="text/xml"/>
  <manifest:file-entry manifest:full-path="Basic/DocExport/mMath.xml" manifest:media-type="text/xml"/>
  <manifest:file-entry manifest:full-path="Basic/DocExport/ViewHfm.xml" manifest:media-type="text/xml"/>
  <manifest:file-entry manifest:full-path="Basic/DocExport/ViewHtml.xml" manifest:media-type="text/xml"/>
  <manifest:file-entry manifest:full-path="Basic/DocExport/vLatex.xml" manifest:media-type="text/xml"/>
  <manifest:file-entry manifest:full-path="Basic/DocExport/Utils.xml" manifest:media-type="text/xml"/>
  <manifest:file-entry manifest:full-path="Basic/DocExport/script-lb.xml" manifest:media-type="text/xml"/>
  <manifest:file-entry manifest:full-path="Basic/script-lc.xml" manifest:media-type="text/xml"/>
  <manifest:file-entry manifest:full-path="Dialogs/Standard/dialog-lb.xml" manifest:media-type="text/xml"/>
  <manifest:file-entry manifest:full-path="Dialogs/DocExport/dialog-lb.xml" manifest:media-type="text/xml"/>
  <manifest:file-entry manifest:full-path="Dialogs/dialog-lc.xml" manifest:media-type="text/xml"/>
  <manifest:file-entry manifest:full-path="meta.xml" manifest:media-type="text/xml"/>
  <manifest:file-entry manifest:full-path="ObjectReplacements/Object 2"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Таблица2" style:family="table">
      <style:table-properties style:width="17cm" table:align="margins"/>
    </style:style>
    <style:style style:name="Таблица2.A" style:family="table-column">
      <style:table-column-properties style:column-width="5.667cm" style:rel-column-width="21845*"/>
    </style:style>
    <style:style style:name="Таблица2.A1" style:family="table-cell">
      <style:table-cell-properties fo:padding="0.049cm" fo:border-left="0.05pt solid #000000" fo:border-right="none" fo:border-top="0.05pt solid #000000" fo:border-bottom="0.05pt solid #000000" style:writing-mode="page"/>
    </style:style>
    <style:style style:name="Таблица2.C1" style:family="table-cell">
      <style:table-cell-properties fo:padding="0.049cm" fo:border="0.05pt solid #000000" style:writing-mode="page"/>
    </style:style>
    <style:style style:name="Таблица2.A2" style:family="table-cell">
      <style:table-cell-properties fo:padding="0.049cm" fo:border-left="0.05pt solid #000000" fo:border-right="none" fo:border-top="none" fo:border-bottom="0.05pt solid #000000" style:writing-mode="page"/>
    </style:style>
    <style:style style:name="Таблица2.C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fo:language="en" fo:country="US" officeooo:rsid="00292146" officeooo:paragraph-rsid="02f08cec"/>
    </style:style>
    <style:style style:name="P2" style:family="paragraph" style:parent-style-name="Table_20_Contents">
      <style:text-properties fo:language="en" fo:country="US" officeooo:rsid="00292146" officeooo:paragraph-rsid="03045a49"/>
    </style:style>
    <style:style style:name="P3" style:family="paragraph" style:parent-style-name="Table_20_Contents">
      <style:text-properties fo:language="en" fo:country="US" officeooo:rsid="00292146" officeooo:paragraph-rsid="048d9284"/>
    </style:style>
    <style:style style:name="P4" style:family="paragraph" style:parent-style-name="Standard">
      <style:text-properties fo:language="en" fo:country="US" officeooo:rsid="01ddb280" officeooo:paragraph-rsid="02d8217f"/>
    </style:style>
    <style:style style:name="P5" style:family="paragraph" style:parent-style-name="Standard">
      <style:text-properties fo:language="en" fo:country="US" officeooo:rsid="02c5f0fa" officeooo:paragraph-rsid="02d6c991"/>
    </style:style>
    <style:style style:name="P6" style:family="paragraph" style:parent-style-name="Standard">
      <style:text-properties fo:language="en" fo:country="US" officeooo:rsid="002e7984" officeooo:paragraph-rsid="0427fb25"/>
    </style:style>
    <style:style style:name="P7" style:family="paragraph" style:parent-style-name="Standard">
      <style:text-properties fo:language="en" fo:country="US" officeooo:rsid="02887feb" officeooo:paragraph-rsid="0470eab3"/>
    </style:style>
    <style:style style:name="P8" style:family="paragraph" style:parent-style-name="Standard">
      <style:text-properties fo:language="en" fo:country="US" officeooo:rsid="02c6a4f7" officeooo:paragraph-rsid="02d91f99"/>
    </style:style>
    <style:style style:name="P9" style:family="paragraph" style:parent-style-name="Standard">
      <style:text-properties fo:language="en" fo:country="US" fo:font-style="normal" fo:font-weight="normal" officeooo:rsid="0477555e" officeooo:paragraph-rsid="04a528e7" style:font-style-asian="normal" style:font-weight-asian="normal" style:font-style-complex="normal" style:font-weight-complex="normal"/>
    </style:style>
    <style:style style:name="P10" style:family="paragraph" style:parent-style-name="Standard">
      <style:text-properties officeooo:rsid="002e7984" officeooo:paragraph-rsid="002e7984"/>
    </style:style>
    <style:style style:name="P11" style:family="paragraph" style:parent-style-name="Standard">
      <style:text-properties officeooo:rsid="002e7984" officeooo:paragraph-rsid="00697270"/>
    </style:style>
    <style:style style:name="P12" style:family="paragraph" style:parent-style-name="Standard">
      <style:text-properties officeooo:rsid="002e7984" officeooo:paragraph-rsid="02d6c991"/>
    </style:style>
    <style:style style:name="P13" style:family="paragraph" style:parent-style-name="Standard">
      <style:text-properties fo:language="ru" fo:country="RU" officeooo:rsid="00813609" officeooo:paragraph-rsid="00880879"/>
    </style:style>
    <style:style style:name="P14" style:family="paragraph" style:parent-style-name="Standard">
      <style:text-properties fo:language="ru" fo:country="RU" officeooo:rsid="00813609" officeooo:paragraph-rsid="02d6c991"/>
    </style:style>
    <style:style style:name="P15" style:family="paragraph" style:parent-style-name="Standard">
      <style:text-properties fo:language="ru" fo:country="RU" officeooo:rsid="00813609" officeooo:paragraph-rsid="048085dc"/>
    </style:style>
    <style:style style:name="P16" style:family="paragraph" style:parent-style-name="Standard">
      <style:text-properties fo:language="ru" fo:country="RU" officeooo:rsid="02c6a4f7" officeooo:paragraph-rsid="02d1f4d3"/>
    </style:style>
    <style:style style:name="P17" style:family="paragraph" style:parent-style-name="Standard">
      <style:text-properties fo:language="ru" fo:country="RU" officeooo:rsid="02c6a4f7" officeooo:paragraph-rsid="02c6a4f7"/>
    </style:style>
    <style:style style:name="P18" style:family="paragraph" style:parent-style-name="Standard">
      <style:text-properties fo:language="ru" fo:country="RU" officeooo:rsid="02c6a4f7" officeooo:paragraph-rsid="0339fefe"/>
    </style:style>
    <style:style style:name="P19" style:family="paragraph" style:parent-style-name="Standard">
      <style:text-properties fo:language="ru" fo:country="RU" officeooo:rsid="02c6a4f7" officeooo:paragraph-rsid="02e40199"/>
    </style:style>
    <style:style style:name="P20" style:family="paragraph" style:parent-style-name="Standard">
      <style:text-properties fo:language="ru" fo:country="RU" officeooo:rsid="02c6a4f7" officeooo:paragraph-rsid="037104c3"/>
    </style:style>
    <style:style style:name="P21" style:family="paragraph" style:parent-style-name="Quotations">
      <style:text-properties fo:language="ru" fo:country="RU" officeooo:rsid="014596a9" officeooo:paragraph-rsid="02e019c8"/>
    </style:style>
    <style:style style:name="P22" style:family="paragraph" style:parent-style-name="Standard">
      <style:text-properties fo:language="ru" fo:country="RU" officeooo:rsid="02d2696d" officeooo:paragraph-rsid="02d2696d"/>
    </style:style>
    <style:style style:name="P23" style:family="paragraph" style:parent-style-name="Standard">
      <style:text-properties fo:language="ru" fo:country="RU" officeooo:rsid="02887feb" officeooo:paragraph-rsid="042b705a"/>
    </style:style>
    <style:style style:name="P24" style:family="paragraph" style:parent-style-name="Standard">
      <style:text-properties fo:language="ru" fo:country="RU" officeooo:rsid="02887feb" officeooo:paragraph-rsid="0470eab3"/>
    </style:style>
    <style:style style:name="P25" style:family="paragraph" style:parent-style-name="Standard">
      <style:text-properties fo:language="ru" fo:country="RU" officeooo:rsid="02887feb" officeooo:paragraph-rsid="047237c9"/>
    </style:style>
    <style:style style:name="P26" style:family="paragraph" style:parent-style-name="Standard">
      <style:text-properties fo:language="ru" fo:country="RU" officeooo:rsid="02887feb" officeooo:paragraph-rsid="04a528e7"/>
    </style:style>
    <style:style style:name="P27" style:family="paragraph" style:parent-style-name="Standard">
      <style:text-properties fo:language="ru" fo:country="RU" officeooo:rsid="030ae90a" officeooo:paragraph-rsid="0312e4a1"/>
    </style:style>
    <style:style style:name="P28" style:family="paragraph" style:parent-style-name="Standard">
      <style:text-properties fo:language="ru" fo:country="RU" officeooo:rsid="030ae90a" officeooo:paragraph-rsid="03600f8c"/>
    </style:style>
    <style:style style:name="P29" style:family="paragraph" style:parent-style-name="Standard">
      <style:text-properties fo:language="ru" fo:country="RU" officeooo:rsid="030ae90a" officeooo:paragraph-rsid="03641785"/>
    </style:style>
    <style:style style:name="P30" style:family="paragraph" style:parent-style-name="Standard">
      <style:text-properties fo:language="ru" fo:country="RU" fo:font-weight="bold" officeooo:rsid="031f6205" officeooo:paragraph-rsid="031f6205" style:font-weight-asian="bold" style:font-weight-complex="bold"/>
    </style:style>
    <style:style style:name="P31" style:family="paragraph" style:parent-style-name="Standard">
      <style:text-properties fo:language="ru" fo:country="RU" officeooo:rsid="0321dc7f" officeooo:paragraph-rsid="0321dc7f"/>
    </style:style>
    <style:style style:name="P32" style:family="paragraph" style:parent-style-name="Standard">
      <style:text-properties fo:language="ru" fo:country="RU" officeooo:rsid="0321dc7f" officeooo:paragraph-rsid="0381c4c0"/>
    </style:style>
    <style:style style:name="P33" style:family="paragraph" style:parent-style-name="Standard">
      <style:text-properties fo:language="ru" fo:country="RU" officeooo:rsid="032b8e73" officeooo:paragraph-rsid="0334887a"/>
    </style:style>
    <style:style style:name="P34" style:family="paragraph" style:parent-style-name="Standard">
      <style:text-properties fo:language="ru" fo:country="RU" officeooo:rsid="032b8e73" officeooo:paragraph-rsid="033af217"/>
    </style:style>
    <style:style style:name="P35" style:family="paragraph" style:parent-style-name="Standard">
      <style:text-properties fo:language="ru" fo:country="RU" officeooo:rsid="032b8e73" officeooo:paragraph-rsid="033cd0bf"/>
    </style:style>
    <style:style style:name="P36" style:family="paragraph" style:parent-style-name="Standard">
      <style:text-properties fo:language="ru" fo:country="RU" officeooo:rsid="032b8e73" officeooo:paragraph-rsid="033eb437"/>
    </style:style>
    <style:style style:name="P37" style:family="paragraph" style:parent-style-name="Standard">
      <style:text-properties fo:language="ru" fo:country="RU" officeooo:rsid="0339fefe" officeooo:paragraph-rsid="0339fefe"/>
    </style:style>
    <style:style style:name="P38" style:family="paragraph" style:parent-style-name="Standard">
      <style:text-properties fo:language="ru" fo:country="RU" officeooo:rsid="0017a550" officeooo:paragraph-rsid="037104c3"/>
    </style:style>
    <style:style style:name="P39" style:family="paragraph" style:parent-style-name="Standard">
      <style:text-properties fo:language="ru" fo:country="RU" officeooo:rsid="0370033c" officeooo:paragraph-rsid="0370033c"/>
    </style:style>
    <style:style style:name="P40" style:family="paragraph" style:parent-style-name="Standard">
      <style:text-properties fo:language="ru" fo:country="RU" officeooo:rsid="0371d1fc" officeooo:paragraph-rsid="0371d1fc"/>
    </style:style>
    <style:style style:name="P41" style:family="paragraph" style:parent-style-name="Standard">
      <style:text-properties fo:language="ru" fo:country="RU" officeooo:rsid="0371d1fc" officeooo:paragraph-rsid="045cbc82"/>
    </style:style>
    <style:style style:name="P42" style:family="paragraph" style:parent-style-name="Standard">
      <style:text-properties fo:language="ru" fo:country="RU" officeooo:rsid="0371d1fc" officeooo:paragraph-rsid="0479f7f4"/>
    </style:style>
    <style:style style:name="P43" style:family="paragraph" style:parent-style-name="Standard">
      <style:text-properties fo:language="ru" fo:country="RU" officeooo:rsid="02d0c3a3" officeooo:paragraph-rsid="02c6a4f7"/>
    </style:style>
    <style:style style:name="P44" style:family="paragraph" style:parent-style-name="Standard">
      <style:text-properties fo:language="ru" fo:country="RU" officeooo:rsid="038766d0" officeooo:paragraph-rsid="038766d0"/>
    </style:style>
    <style:style style:name="P45" style:family="paragraph" style:parent-style-name="Standard">
      <style:text-properties fo:language="ru" fo:country="RU" officeooo:rsid="038766d0" officeooo:paragraph-rsid="03c3fe2b"/>
    </style:style>
    <style:style style:name="P46" style:family="paragraph" style:parent-style-name="Standard">
      <style:text-properties fo:language="ru" fo:country="RU" officeooo:rsid="038ac660" officeooo:paragraph-rsid="038bc978"/>
    </style:style>
    <style:style style:name="P47" style:family="paragraph" style:parent-style-name="Standard">
      <style:text-properties fo:language="ru" fo:country="RU" officeooo:rsid="038edaf9" officeooo:paragraph-rsid="0395a1e6"/>
    </style:style>
    <style:style style:name="P48" style:family="paragraph" style:parent-style-name="Standard">
      <style:text-properties fo:language="ru" fo:country="RU" officeooo:rsid="01e52c2e" officeooo:paragraph-rsid="02c6a4f7"/>
    </style:style>
    <style:style style:name="P49" style:family="paragraph" style:parent-style-name="Standard">
      <style:text-properties fo:language="ru" fo:country="RU" officeooo:rsid="01e52c2e" officeooo:paragraph-rsid="03af8f23"/>
    </style:style>
    <style:style style:name="P50" style:family="paragraph" style:parent-style-name="Standard">
      <style:text-properties fo:language="ru" fo:country="RU" officeooo:rsid="0327ba16" officeooo:paragraph-rsid="03309136"/>
    </style:style>
    <style:style style:name="P51" style:family="paragraph" style:parent-style-name="Standard">
      <style:text-properties fo:language="ru" fo:country="RU" officeooo:rsid="0327ba16" officeooo:paragraph-rsid="0327ba16"/>
    </style:style>
    <style:style style:name="P52" style:family="paragraph" style:parent-style-name="Standard">
      <style:text-properties fo:language="ru" fo:country="RU" officeooo:rsid="0327ba16" officeooo:paragraph-rsid="03a66fe3"/>
    </style:style>
    <style:style style:name="P53" style:family="paragraph" style:parent-style-name="Standard">
      <style:text-properties fo:language="ru" fo:country="RU" officeooo:rsid="0327ba16" officeooo:paragraph-rsid="04a501a0"/>
    </style:style>
    <style:style style:name="P54" style:family="paragraph" style:parent-style-name="Standard">
      <style:text-properties fo:language="ru" fo:country="RU" officeooo:rsid="03a4e1c6" officeooo:paragraph-rsid="03a4e1c6"/>
    </style:style>
    <style:style style:name="P55" style:family="paragraph" style:parent-style-name="Standard">
      <style:text-properties fo:language="ru" fo:country="RU" officeooo:rsid="03adcd18" officeooo:paragraph-rsid="03b93fca"/>
    </style:style>
    <style:style style:name="P56" style:family="paragraph" style:parent-style-name="Standard">
      <style:text-properties fo:language="ru" fo:country="RU" officeooo:rsid="03adcd18" officeooo:paragraph-rsid="03bb2848"/>
    </style:style>
    <style:style style:name="P57" style:family="paragraph" style:parent-style-name="Standard">
      <style:text-properties fo:language="ru" fo:country="RU" officeooo:rsid="03adcd18" officeooo:paragraph-rsid="03bf38fd"/>
    </style:style>
    <style:style style:name="P58" style:family="paragraph" style:parent-style-name="Standard">
      <style:text-properties fo:language="ru" fo:country="RU" officeooo:rsid="03adcd18" officeooo:paragraph-rsid="03bf9e5b"/>
    </style:style>
    <style:style style:name="P59" style:family="paragraph" style:parent-style-name="Standard">
      <style:text-properties fo:language="ru" fo:country="RU" officeooo:rsid="03adcd18" officeooo:paragraph-rsid="03ce314f"/>
    </style:style>
    <style:style style:name="P60" style:family="paragraph" style:parent-style-name="Standard">
      <style:text-properties fo:language="ru" fo:country="RU" officeooo:rsid="03adcd18" officeooo:paragraph-rsid="03db3d81"/>
    </style:style>
    <style:style style:name="P61" style:family="paragraph" style:parent-style-name="Standard">
      <style:text-properties fo:language="ru" fo:country="RU" officeooo:rsid="03adcd18" officeooo:paragraph-rsid="03db7a23"/>
    </style:style>
    <style:style style:name="P62" style:family="paragraph" style:parent-style-name="Standard">
      <style:text-properties fo:language="ru" fo:country="RU" officeooo:rsid="03bbe60f" officeooo:paragraph-rsid="03bbe60f"/>
    </style:style>
    <style:style style:name="P63" style:family="paragraph" style:parent-style-name="Standard">
      <style:text-properties fo:language="ru" fo:country="RU" officeooo:rsid="03bbe60f" officeooo:paragraph-rsid="03bf38fd"/>
    </style:style>
    <style:style style:name="P64" style:family="paragraph" style:parent-style-name="Standard">
      <style:text-properties fo:language="ru" fo:country="RU" officeooo:rsid="03bbe60f" officeooo:paragraph-rsid="041a3b69"/>
    </style:style>
    <style:style style:name="P65" style:family="paragraph" style:parent-style-name="Standard">
      <style:text-properties fo:language="ru" fo:country="RU" officeooo:rsid="03bbe60f" officeooo:paragraph-rsid="041b8f6f"/>
    </style:style>
    <style:style style:name="P66" style:family="paragraph" style:parent-style-name="Standard">
      <style:text-properties fo:language="ru" fo:country="RU" officeooo:rsid="03bbe60f" officeooo:paragraph-rsid="041bed89"/>
    </style:style>
    <style:style style:name="P67" style:family="paragraph" style:parent-style-name="Standard">
      <style:text-properties fo:language="ru" fo:country="RU" officeooo:rsid="03bbe60f" officeooo:paragraph-rsid="042afabd"/>
    </style:style>
    <style:style style:name="P68" style:family="paragraph" style:parent-style-name="Standard">
      <style:text-properties fo:language="ru" fo:country="RU" officeooo:rsid="03bbe60f" officeooo:paragraph-rsid="0431d3ce"/>
    </style:style>
    <style:style style:name="P69" style:family="paragraph" style:parent-style-name="Standard">
      <style:text-properties fo:language="ru" fo:country="RU" officeooo:rsid="03bbe60f" officeooo:paragraph-rsid="046e2a73"/>
    </style:style>
    <style:style style:name="P70" style:family="paragraph" style:parent-style-name="Standard">
      <style:text-properties fo:language="ru" fo:country="RU" officeooo:rsid="03d10eda" officeooo:paragraph-rsid="03dd05ab"/>
    </style:style>
    <style:style style:name="P71" style:family="paragraph" style:parent-style-name="Standard">
      <style:text-properties fo:language="ru" fo:country="RU" officeooo:rsid="03d10eda" officeooo:paragraph-rsid="03e330d3"/>
    </style:style>
    <style:style style:name="P72" style:family="paragraph" style:parent-style-name="Standard">
      <style:text-properties fo:language="ru" fo:country="RU" officeooo:rsid="03e4a125" officeooo:paragraph-rsid="03e4a125"/>
    </style:style>
    <style:style style:name="P73" style:family="paragraph" style:parent-style-name="Standard">
      <style:text-properties fo:language="ru" fo:country="RU" officeooo:rsid="02ea40e3" officeooo:paragraph-rsid="02ea40e3"/>
    </style:style>
    <style:style style:name="P74" style:family="paragraph" style:parent-style-name="Table_20_Contents">
      <style:text-properties fo:language="ru" fo:country="RU" officeooo:rsid="02ea40e3" officeooo:paragraph-rsid="03045a49"/>
    </style:style>
    <style:style style:name="P75" style:family="paragraph" style:parent-style-name="Standard">
      <style:text-properties fo:language="ru" fo:country="RU" officeooo:rsid="036ae567" officeooo:paragraph-rsid="0438d5dd"/>
    </style:style>
    <style:style style:name="P76" style:family="paragraph" style:parent-style-name="Standard">
      <style:text-properties fo:language="ru" fo:country="RU" officeooo:rsid="036ae567" officeooo:paragraph-rsid="0438dfd4"/>
    </style:style>
    <style:style style:name="P77" style:family="paragraph" style:parent-style-name="Standard">
      <style:text-properties fo:language="ru" fo:country="RU" officeooo:rsid="04604f6c" officeooo:paragraph-rsid="04616f26"/>
    </style:style>
    <style:style style:name="P78" style:family="paragraph" style:parent-style-name="Standard">
      <style:text-properties fo:language="ru" fo:country="RU" officeooo:rsid="03099d51" officeooo:paragraph-rsid="046954ff"/>
    </style:style>
    <style:style style:name="P79" style:family="paragraph" style:parent-style-name="Standard">
      <style:text-properties fo:language="ru" fo:country="RU" officeooo:rsid="02e26f8e" officeooo:paragraph-rsid="047237c9"/>
    </style:style>
    <style:style style:name="P80" style:family="paragraph" style:parent-style-name="Standard">
      <style:text-properties fo:language="ru" fo:country="RU" officeooo:rsid="0479f7f4" officeooo:paragraph-rsid="0479f7f4"/>
    </style:style>
    <style:style style:name="P81" style:family="paragraph" style:parent-style-name="Standard">
      <style:text-properties fo:language="ru" fo:country="RU" officeooo:rsid="047ba900" officeooo:paragraph-rsid="047ba900"/>
    </style:style>
    <style:style style:name="P82" style:family="paragraph" style:parent-style-name="Standard">
      <style:text-properties fo:language="ru" fo:country="RU" fo:font-weight="normal" officeooo:rsid="005a9715" officeooo:paragraph-rsid="04921a40" style:font-weight-asian="normal" style:font-weight-complex="normal"/>
    </style:style>
    <style:style style:name="P83" style:family="paragraph" style:parent-style-name="Standard">
      <style:text-properties fo:language="ru" fo:country="RU" fo:font-weight="normal" officeooo:rsid="0327ba16" officeooo:paragraph-rsid="0327ba16" style:font-weight-asian="normal" style:font-weight-complex="normal"/>
    </style:style>
    <style:style style:name="P84" style:family="paragraph" style:parent-style-name="Standard">
      <style:text-properties fo:language="ru" fo:country="RU" fo:font-weight="normal" officeooo:rsid="04a501a0" officeooo:paragraph-rsid="04a528e7" style:font-weight-asian="normal" style:font-weight-complex="normal"/>
    </style:style>
    <style:style style:name="P85" style:family="paragraph" style:parent-style-name="Table_20_Contents">
      <style:paragraph-properties fo:line-height="200%"/>
      <style:text-properties fo:language="ru" fo:country="RU" officeooo:rsid="02f08cec" officeooo:paragraph-rsid="04706169"/>
    </style:style>
    <style:style style:name="P86" style:family="paragraph" style:parent-style-name="Standard">
      <style:text-properties fo:language="ru" fo:country="RU" officeooo:rsid="0470eab3" officeooo:paragraph-rsid="047237c9"/>
    </style:style>
    <style:style style:name="P87" style:family="paragraph" style:parent-style-name="Standard">
      <style:text-properties fo:language="ru" fo:country="RU" officeooo:rsid="031b7c67" officeooo:paragraph-rsid="031b7c67"/>
    </style:style>
    <style:style style:name="P88" style:family="paragraph" style:parent-style-name="Quotations">
      <style:text-properties officeooo:paragraph-rsid="02e019c8"/>
    </style:style>
    <style:style style:name="P89" style:family="paragraph" style:parent-style-name="Standard">
      <style:paragraph-properties fo:text-align="start" style:justify-single-word="false" style:writing-mode="lr-tb"/>
      <style:text-properties style:font-name="Liberation Serif" fo:language="ru" fo:country="RU" officeooo:rsid="0017a550" officeooo:paragraph-rsid="02ddd872"/>
    </style:style>
    <style:style style:name="P90" style:family="paragraph" style:parent-style-name="Standard">
      <style:paragraph-properties fo:text-align="start" style:justify-single-word="false" style:writing-mode="lr-tb"/>
      <style:text-properties style:font-name="Liberation Serif" fo:language="ru" fo:country="RU" officeooo:rsid="0017a550" officeooo:paragraph-rsid="03798c5a"/>
    </style:style>
    <style:style style:name="P91" style:family="paragraph" style:parent-style-name="Standard">
      <style:paragraph-properties fo:text-align="start" style:justify-single-word="false" style:writing-mode="lr-tb"/>
      <style:text-properties style:font-name="Liberation Serif" fo:language="ru" fo:country="RU" officeooo:rsid="0017a550" officeooo:paragraph-rsid="03c76669"/>
    </style:style>
    <style:style style:name="P92" style:family="paragraph" style:parent-style-name="Standard">
      <style:paragraph-properties fo:text-align="start" style:justify-single-word="false" style:writing-mode="lr-tb"/>
      <style:text-properties style:font-name="Liberation Serif" fo:language="ru" fo:country="RU" officeooo:rsid="037a19ac" officeooo:paragraph-rsid="037a19ac"/>
    </style:style>
    <style:style style:name="P93" style:family="paragraph" style:parent-style-name="Standard">
      <style:paragraph-properties fo:text-align="start" style:justify-single-word="false" style:writing-mode="lr-tb"/>
      <style:text-properties style:font-name="Liberation Serif" fo:language="ru" fo:country="RU" officeooo:rsid="037a19ac" officeooo:paragraph-rsid="037c148d"/>
    </style:style>
    <style:style style:name="P94" style:family="paragraph" style:parent-style-name="Standard">
      <style:paragraph-properties fo:text-align="start" style:justify-single-word="false" style:writing-mode="lr-tb"/>
      <style:text-properties style:font-name="Liberation Serif" fo:language="ru" fo:country="RU" officeooo:rsid="037a19ac" officeooo:paragraph-rsid="03c76669"/>
    </style:style>
    <style:style style:name="P95" style:family="paragraph" style:parent-style-name="Standard">
      <style:paragraph-properties fo:text-align="start" style:justify-single-word="false" style:writing-mode="lr-tb"/>
      <style:text-properties style:font-name="Liberation Serif" fo:language="ru" fo:country="RU" officeooo:rsid="037c148d" officeooo:paragraph-rsid="039e8747"/>
    </style:style>
    <style:style style:name="P96" style:family="paragraph" style:parent-style-name="Standard">
      <style:paragraph-properties fo:text-align="start" style:justify-single-word="false" style:writing-mode="lr-tb"/>
      <style:text-properties style:font-name="Liberation Serif" fo:language="ru" fo:country="RU" officeooo:rsid="037c148d" officeooo:paragraph-rsid="03a016e6"/>
    </style:style>
    <style:style style:name="P97" style:family="paragraph" style:parent-style-name="Standard">
      <style:paragraph-properties fo:text-align="start" style:justify-single-word="false" style:writing-mode="lr-tb"/>
      <style:text-properties style:font-name="Liberation Serif" fo:language="ru" fo:country="RU" officeooo:rsid="038766d0" officeooo:paragraph-rsid="03c68f5c"/>
    </style:style>
    <style:style style:name="P98" style:family="paragraph" style:parent-style-name="Standard">
      <style:paragraph-properties fo:text-align="start" style:justify-single-word="false" style:writing-mode="lr-tb"/>
      <style:text-properties style:font-name="Liberation Serif" fo:language="ru" fo:country="RU" officeooo:rsid="038766d0" officeooo:paragraph-rsid="03c7be69"/>
    </style:style>
    <style:style style:name="P99" style:family="paragraph" style:parent-style-name="Standard">
      <style:paragraph-properties fo:text-align="start" style:justify-single-word="false" style:writing-mode="lr-tb"/>
      <style:text-properties style:font-name="Liberation Serif" fo:language="ru" fo:country="RU" fo:font-weight="normal" officeooo:rsid="0017a550" officeooo:paragraph-rsid="037c148d" style:font-weight-asian="normal" style:font-weight-complex="normal"/>
    </style:style>
    <style:style style:name="P100" style:family="paragraph" style:parent-style-name="Standard">
      <style:text-properties style:font-name="Liberation Serif" fo:language="ru" fo:country="RU" fo:font-weight="normal" officeooo:rsid="0017a550" officeooo:paragraph-rsid="038766d0" style:font-weight-asian="normal" style:font-weight-complex="normal"/>
    </style:style>
    <style:style style:name="P101" style:family="paragraph" style:parent-style-name="Standard">
      <style:text-properties style:font-name="Liberation Serif" fo:language="ru" fo:country="RU" fo:font-weight="normal" officeooo:rsid="03b3dbef" officeooo:paragraph-rsid="03ca998d" style:font-weight-asian="normal" style:font-weight-complex="normal"/>
    </style:style>
    <style:style style:name="P102" style:family="paragraph" style:parent-style-name="Standard">
      <style:text-properties style:font-name="Liberation Serif" fo:language="en" fo:country="US" fo:font-weight="normal" officeooo:rsid="03898a20" officeooo:paragraph-rsid="038766d0" style:font-weight-asian="normal" style:font-weight-complex="normal"/>
    </style:style>
    <style:style style:name="P103" style:family="paragraph" style:parent-style-name="Standard">
      <style:text-properties officeooo:rsid="014596a9" officeooo:paragraph-rsid="0065af9b"/>
    </style:style>
    <style:style style:name="P104" style:family="paragraph" style:parent-style-name="Standard">
      <style:text-properties officeooo:rsid="014596a9" officeooo:paragraph-rsid="006029cd"/>
    </style:style>
    <style:style style:name="P105" style:family="paragraph" style:parent-style-name="Standard">
      <style:text-properties officeooo:rsid="02df38ca" officeooo:paragraph-rsid="02e019c8"/>
    </style:style>
    <style:style style:name="P106" style:family="paragraph" style:parent-style-name="Standard">
      <style:text-properties officeooo:rsid="02e26f8e" officeooo:paragraph-rsid="02ea40e3"/>
    </style:style>
    <style:style style:name="P107" style:family="paragraph" style:parent-style-name="Standard">
      <style:text-properties officeooo:rsid="02e26f8e" officeooo:paragraph-rsid="03045a49"/>
    </style:style>
    <style:style style:name="P108" style:family="paragraph" style:parent-style-name="Standard">
      <style:text-properties officeooo:rsid="02e26f8e" officeooo:paragraph-rsid="047237c9"/>
    </style:style>
    <style:style style:name="P109" style:family="paragraph" style:parent-style-name="Standard">
      <style:text-properties officeooo:paragraph-rsid="02f08cec"/>
    </style:style>
    <style:style style:name="P110" style:family="paragraph" style:parent-style-name="Standard">
      <style:text-properties officeooo:rsid="02f260f7" officeooo:paragraph-rsid="02f260f7"/>
    </style:style>
    <style:style style:name="P111" style:family="paragraph" style:parent-style-name="Standard">
      <style:text-properties officeooo:rsid="0087e19e" officeooo:paragraph-rsid="02f260f7"/>
    </style:style>
    <style:style style:name="P112" style:family="paragraph" style:parent-style-name="Standard">
      <style:text-properties officeooo:rsid="0087e19e" officeooo:paragraph-rsid="0418bf4b"/>
    </style:style>
    <style:style style:name="P113" style:family="paragraph" style:parent-style-name="Standard">
      <style:text-properties officeooo:rsid="03047851" officeooo:paragraph-rsid="03047851"/>
    </style:style>
    <style:style style:name="P114" style:family="paragraph" style:parent-style-name="Standard">
      <style:text-properties officeooo:rsid="030664ca" officeooo:paragraph-rsid="031663b8"/>
    </style:style>
    <style:style style:name="P115" style:family="paragraph" style:parent-style-name="code_5f_vbscript">
      <style:text-properties officeooo:paragraph-rsid="02f260f7"/>
    </style:style>
    <style:style style:name="P116" style:family="paragraph" style:parent-style-name="Standard">
      <style:text-properties officeooo:rsid="03196b8c" officeooo:paragraph-rsid="03196b8c"/>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Standard">
      <style:text-properties officeooo:paragraph-rsid="038766d0"/>
    </style:style>
    <style:style style:name="P120" style:family="paragraph" style:parent-style-name="Standard">
      <style:text-properties officeooo:rsid="0302a2cd" officeooo:paragraph-rsid="0302a2cd"/>
    </style:style>
    <style:style style:name="P121" style:family="paragraph" style:parent-style-name="Standard">
      <style:text-properties officeooo:rsid="0302a2cd" officeooo:paragraph-rsid="03f6aab6"/>
    </style:style>
    <style:style style:name="P122" style:family="paragraph" style:parent-style-name="Standard">
      <style:text-properties officeooo:rsid="02fcc389" officeooo:paragraph-rsid="03fbfae2"/>
    </style:style>
    <style:style style:name="P123" style:family="paragraph" style:parent-style-name="Standard">
      <style:text-properties officeooo:rsid="02fcc389" officeooo:paragraph-rsid="02fcc389"/>
    </style:style>
    <style:style style:name="P124" style:family="paragraph" style:parent-style-name="Standard">
      <style:text-properties officeooo:rsid="03fbfae2" officeooo:paragraph-rsid="03fbfae2"/>
    </style:style>
    <style:style style:name="P125" style:family="paragraph" style:parent-style-name="Standard">
      <style:text-properties officeooo:rsid="03fbfae2" officeooo:paragraph-rsid="0400fe91"/>
    </style:style>
    <style:style style:name="P126" style:family="paragraph" style:parent-style-name="Standard">
      <style:text-properties officeooo:rsid="03fbfae2" officeooo:paragraph-rsid="04037caf"/>
    </style:style>
    <style:style style:name="P127" style:family="paragraph" style:parent-style-name="Standard">
      <style:text-properties officeooo:rsid="03fbfae2" officeooo:paragraph-rsid="040ba2ab"/>
    </style:style>
    <style:style style:name="P128" style:family="paragraph" style:parent-style-name="Standard">
      <style:text-properties officeooo:rsid="03fbfae2" officeooo:paragraph-rsid="04760212"/>
    </style:style>
    <style:style style:name="P129" style:family="paragraph" style:parent-style-name="Standard">
      <style:text-properties officeooo:rsid="03fd81e5" officeooo:paragraph-rsid="03fd81e5"/>
    </style:style>
    <style:style style:name="P130" style:family="paragraph" style:parent-style-name="Standard">
      <style:text-properties officeooo:rsid="03fd81e5" officeooo:paragraph-rsid="0400fe91"/>
    </style:style>
    <style:style style:name="P131" style:family="paragraph" style:parent-style-name="Standard">
      <style:text-properties officeooo:rsid="03fd81e5" officeooo:paragraph-rsid="04760212"/>
    </style:style>
    <style:style style:name="P132" style:family="paragraph" style:parent-style-name="Standard">
      <style:text-properties officeooo:paragraph-rsid="02fcc389"/>
    </style:style>
    <style:style style:name="P133" style:family="paragraph" style:parent-style-name="Standard">
      <style:text-properties officeooo:rsid="031a438f" officeooo:paragraph-rsid="031b7c67"/>
    </style:style>
    <style:style style:name="P134" style:family="paragraph" style:parent-style-name="Standard">
      <style:text-properties officeooo:rsid="046e2a73" officeooo:paragraph-rsid="046e2a73"/>
    </style:style>
    <style:style style:name="P135" style:family="paragraph" style:parent-style-name="Standard">
      <style:text-properties officeooo:rsid="0478264a" officeooo:paragraph-rsid="0478264a"/>
    </style:style>
    <style:style style:name="P136" style:family="paragraph" style:parent-style-name="Standard">
      <style:text-properties fo:font-weight="normal" officeooo:rsid="02e26f8e" officeooo:paragraph-rsid="02ea40e3" style:font-weight-asian="normal" style:font-weight-complex="normal"/>
    </style:style>
    <style:style style:name="P137" style:family="paragraph" style:parent-style-name="Quotations">
      <style:text-properties officeooo:paragraph-rsid="04a6684f"/>
    </style:style>
    <style:style style:name="P138" style:family="paragraph" style:parent-style-name="Standard">
      <style:text-properties officeooo:rsid="04a501a0" officeooo:paragraph-rsid="04a6684f"/>
    </style:style>
    <style:style style:name="P139" style:family="paragraph" style:parent-style-name="Heading_20_1">
      <style:text-properties fo:language="ru" fo:country="RU"/>
    </style:style>
    <style:style style:name="P140" style:family="paragraph" style:parent-style-name="Heading_20_1">
      <style:text-properties fo:language="ru" fo:country="RU" officeooo:rsid="02c6a4f7" officeooo:paragraph-rsid="02d6c991"/>
    </style:style>
    <style:style style:name="P141" style:family="paragraph" style:parent-style-name="Heading_20_1">
      <style:text-properties fo:language="ru" fo:country="RU" officeooo:rsid="031897f5" officeooo:paragraph-rsid="031897f5"/>
    </style:style>
    <style:style style:name="P142" style:family="paragraph" style:parent-style-name="Heading_20_1">
      <style:text-properties officeooo:rsid="02fa248d" officeooo:paragraph-rsid="02fa248d"/>
    </style:style>
    <style:style style:name="P143" style:family="paragraph" style:parent-style-name="Heading_20_2">
      <style:text-properties fo:language="ru" fo:country="RU" officeooo:rsid="0017a550" officeooo:paragraph-rsid="02e019c8"/>
    </style:style>
    <style:style style:name="P144" style:family="paragraph" style:parent-style-name="Heading_20_2">
      <style:text-properties fo:language="ru" fo:country="RU" officeooo:rsid="02e97364" officeooo:paragraph-rsid="03045a49"/>
    </style:style>
    <style:style style:name="P145" style:family="paragraph" style:parent-style-name="Heading_20_2">
      <style:text-properties officeooo:rsid="02ec547a" officeooo:paragraph-rsid="02ec547a"/>
    </style:style>
    <style:style style:name="P146" style:family="paragraph" style:parent-style-name="Standard" style:list-style-name="L1">
      <style:text-properties fo:language="ru" fo:country="RU" officeooo:rsid="01e52c2e" officeooo:paragraph-rsid="02d1f4d3"/>
    </style:style>
    <style:style style:name="P147" style:family="paragraph" style:parent-style-name="Standard" style:list-style-name="L2">
      <style:text-properties fo:language="ru" fo:country="RU" officeooo:rsid="01e52c2e" officeooo:paragraph-rsid="02d1f4d3"/>
    </style:style>
    <style:style style:name="T1" style:family="text">
      <style:text-properties fo:language="en" fo:country="US"/>
    </style:style>
    <style:style style:name="T2" style:family="text">
      <style:text-properties fo:language="en" fo:country="US" officeooo:rsid="00227e75"/>
    </style:style>
    <style:style style:name="T3" style:family="text">
      <style:text-properties fo:language="en" fo:country="US" officeooo:rsid="00697270"/>
    </style:style>
    <style:style style:name="T4" style:family="text">
      <style:text-properties fo:language="en" fo:country="US" officeooo:rsid="01ddb280"/>
    </style:style>
    <style:style style:name="T5" style:family="text">
      <style:text-properties fo:language="en" fo:country="US" officeooo:rsid="02d8217f"/>
    </style:style>
    <style:style style:name="T6" style:family="text">
      <style:text-properties fo:language="en" fo:country="US" officeooo:rsid="02e40199"/>
    </style:style>
    <style:style style:name="T7" style:family="text">
      <style:text-properties fo:language="en" fo:country="US" fo:font-weight="bold" style:font-weight-asian="bold" style:font-weight-complex="bold"/>
    </style:style>
    <style:style style:name="T8" style:family="text">
      <style:text-properties fo:language="en" fo:country="US" fo:font-weight="bold" officeooo:rsid="02ec547a" style:font-weight-asian="bold" style:font-weight-complex="bold"/>
    </style:style>
    <style:style style:name="T9" style:family="text">
      <style:text-properties fo:language="en" fo:country="US" fo:font-weight="bold" officeooo:rsid="0307598d" style:font-weight-asian="bold" style:font-weight-complex="bold"/>
    </style:style>
    <style:style style:name="T10" style:family="text">
      <style:text-properties fo:language="en" fo:country="US" officeooo:rsid="02f260f7"/>
    </style:style>
    <style:style style:name="T11" style:family="text">
      <style:text-properties fo:language="en" fo:country="US" officeooo:rsid="0307598d"/>
    </style:style>
    <style:style style:name="T12" style:family="text">
      <style:text-properties fo:language="en" fo:country="US" officeooo:rsid="030ae90a"/>
    </style:style>
    <style:style style:name="T13" style:family="text">
      <style:text-properties fo:language="en" fo:country="US" officeooo:rsid="0310c63e"/>
    </style:style>
    <style:style style:name="T14" style:family="text">
      <style:text-properties fo:language="en" fo:country="US" officeooo:rsid="03232ec5"/>
    </style:style>
    <style:style style:name="T15" style:family="text">
      <style:text-properties fo:language="en" fo:country="US" officeooo:rsid="032d8fa9"/>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39edb90" style:font-weight-asian="normal" style:font-weight-complex="normal"/>
    </style:style>
    <style:style style:name="T18" style:family="text">
      <style:text-properties fo:language="en" fo:country="US" officeooo:rsid="03616dad"/>
    </style:style>
    <style:style style:name="T19" style:family="text">
      <style:text-properties fo:language="en" fo:country="US" officeooo:rsid="03620004"/>
    </style:style>
    <style:style style:name="T20" style:family="text">
      <style:text-properties fo:language="en" fo:country="US" officeooo:rsid="0362a92c"/>
    </style:style>
    <style:style style:name="T21" style:family="text">
      <style:text-properties fo:language="en" fo:country="US" officeooo:rsid="03641785"/>
    </style:style>
    <style:style style:name="T22" style:family="text">
      <style:text-properties fo:language="en" fo:country="US" officeooo:rsid="0376a930"/>
    </style:style>
    <style:style style:name="T23" style:family="text">
      <style:text-properties fo:language="en" fo:country="US" officeooo:rsid="0376c4b8"/>
    </style:style>
    <style:style style:name="T24" style:family="text">
      <style:text-properties fo:language="en" fo:country="US" officeooo:rsid="038fc937"/>
    </style:style>
    <style:style style:name="T25" style:family="text">
      <style:text-properties fo:language="en" fo:country="US" officeooo:rsid="03a4eefb"/>
    </style:style>
    <style:style style:name="T26" style:family="text">
      <style:text-properties fo:language="en" fo:country="US" officeooo:rsid="03ea6a85"/>
    </style:style>
    <style:style style:name="T27" style:family="text">
      <style:text-properties fo:language="en" fo:country="US" officeooo:rsid="03fd81e5"/>
    </style:style>
    <style:style style:name="T28" style:family="text">
      <style:text-properties fo:language="en" fo:country="US" officeooo:rsid="0400fe91"/>
    </style:style>
    <style:style style:name="T29" style:family="text">
      <style:text-properties fo:language="en" fo:country="US" officeooo:rsid="040ba2ab"/>
    </style:style>
    <style:style style:name="T30" style:family="text">
      <style:text-properties fo:language="en" fo:country="US" fo:font-style="italic" officeooo:rsid="02c6a4f7" style:font-style-asian="italic" style:font-style-complex="italic"/>
    </style:style>
    <style:style style:name="T31" style:family="text">
      <style:text-properties fo:language="en" fo:country="US" officeooo:rsid="042d6c65"/>
    </style:style>
    <style:style style:name="T32" style:family="text">
      <style:text-properties fo:language="en" fo:country="US" officeooo:rsid="042afabd"/>
    </style:style>
    <style:style style:name="T33" style:family="text">
      <style:text-properties fo:language="en" fo:country="US" officeooo:rsid="04332a93"/>
    </style:style>
    <style:style style:name="T34" style:family="text">
      <style:text-properties fo:language="en" fo:country="US" style:text-underline-style="none" fo:font-weight="normal" officeooo:rsid="0325890c" style:font-weight-asian="normal" style:font-weight-complex="normal"/>
    </style:style>
    <style:style style:name="T35" style:family="text">
      <style:text-properties fo:language="en" fo:country="US" fo:font-style="normal" officeooo:rsid="02c6a4f7" style:font-style-asian="normal" style:font-style-complex="normal"/>
    </style:style>
    <style:style style:name="T36" style:family="text">
      <style:text-properties fo:language="en" fo:country="US" fo:font-style="normal" fo:font-weight="bold" officeooo:rsid="02e81f9c" style:font-style-asian="normal" style:font-weight-asian="bold" style:font-style-complex="normal" style:font-weight-complex="bold"/>
    </style:style>
    <style:style style:name="T37" style:family="text">
      <style:text-properties fo:language="en" fo:country="US" fo:font-style="normal" fo:font-weight="bold" officeooo:rsid="0477555e" style:font-style-asian="normal" style:font-weight-asian="bold" style:font-style-complex="normal" style:font-weight-complex="bold"/>
    </style:style>
    <style:style style:name="T38" style:family="text">
      <style:text-properties fo:language="en" fo:country="US" officeooo:rsid="04760212"/>
    </style:style>
    <style:style style:name="T39" style:family="text">
      <style:text-properties fo:language="en" fo:country="US" officeooo:rsid="04aa3b47"/>
    </style:style>
    <style:style style:name="T40" style:family="text">
      <style:text-properties fo:font-weight="bold" style:font-weight-asian="bold" style:font-weight-complex="bold"/>
    </style:style>
    <style:style style:name="T41" style:family="text">
      <style:text-properties fo:font-weight="bold" officeooo:rsid="030d429f" style:font-weight-asian="bold" style:font-weight-complex="bold"/>
    </style:style>
    <style:style style:name="T42" style:family="text">
      <style:text-properties fo:font-weight="bold" officeooo:rsid="0312e4a1" style:font-weight-asian="bold" style:font-weight-complex="bold"/>
    </style:style>
    <style:style style:name="T43" style:family="text">
      <style:text-properties fo:font-weight="bold" officeooo:rsid="0336e2ae" style:font-weight-asian="bold" style:font-weight-complex="bold"/>
    </style:style>
    <style:style style:name="T44" style:family="text">
      <style:text-properties fo:font-weight="bold" officeooo:rsid="039dc355" style:font-weight-asian="bold" style:font-weight-complex="bold"/>
    </style:style>
    <style:style style:name="T45" style:family="text">
      <style:text-properties fo:font-weight="bold" officeooo:rsid="03a66fe3" style:font-weight-asian="bold" style:font-weight-complex="bold"/>
    </style:style>
    <style:style style:name="T46" style:family="text">
      <style:text-properties fo:font-weight="bold" officeooo:rsid="03c68f5c" style:font-weight-asian="bold" style:font-weight-complex="bold"/>
    </style:style>
    <style:style style:name="T47" style:family="text">
      <style:text-properties fo:font-weight="bold" officeooo:rsid="03c7be69" style:font-weight-asian="bold" style:font-weight-complex="bold"/>
    </style:style>
    <style:style style:name="T48" style:family="text">
      <style:text-properties fo:font-weight="bold" officeooo:rsid="03c95e59" style:font-weight-asian="bold" style:font-weight-complex="bold"/>
    </style:style>
    <style:style style:name="T49" style:family="text">
      <style:text-properties fo:font-weight="bold" officeooo:rsid="03ca7691" style:font-weight-asian="bold" style:font-weight-complex="bold"/>
    </style:style>
    <style:style style:name="T50" style:family="text">
      <style:text-properties fo:font-weight="bold" officeooo:rsid="03fd81e5" style:font-weight-asian="bold" style:font-weight-complex="bold"/>
    </style:style>
    <style:style style:name="T51" style:family="text">
      <style:text-properties fo:font-weight="bold" officeooo:rsid="04091b8c" style:font-weight-asian="bold" style:font-weight-complex="bold"/>
    </style:style>
    <style:style style:name="T52" style:family="text">
      <style:text-properties fo:font-weight="bold" officeooo:rsid="036edb54" style:font-weight-asian="bold" style:font-weight-complex="bold"/>
    </style:style>
    <style:style style:name="T53" style:family="text">
      <style:text-properties fo:font-weight="bold" officeooo:rsid="0439ea1a" style:font-weight-asian="bold" style:font-weight-complex="bold"/>
    </style:style>
    <style:style style:name="T54" style:family="text">
      <style:text-properties officeooo:rsid="002afaf8"/>
    </style:style>
    <style:style style:name="T55" style:family="text">
      <style:text-properties officeooo:rsid="003e272a"/>
    </style:style>
    <style:style style:name="T56" style:family="text">
      <style:text-properties fo:language="ru" fo:country="RU"/>
    </style:style>
    <style:style style:name="T57" style:family="text">
      <style:text-properties fo:language="ru" fo:country="RU" fo:font-weight="bold" officeooo:rsid="02e81f9c" style:font-weight-asian="bold" style:font-weight-complex="bold"/>
    </style:style>
    <style:style style:name="T58" style:family="text">
      <style:text-properties fo:language="ru" fo:country="RU" fo:font-weight="bold" officeooo:rsid="02f08cec" style:font-weight-asian="bold" style:font-weight-complex="bold"/>
    </style:style>
    <style:style style:name="T59" style:family="text">
      <style:text-properties fo:language="ru" fo:country="RU" fo:font-weight="bold" officeooo:rsid="02f6932e" style:font-weight-asian="bold" style:font-weight-complex="bold"/>
    </style:style>
    <style:style style:name="T60" style:family="text">
      <style:text-properties fo:language="ru" fo:country="RU" fo:font-weight="bold" officeooo:rsid="031ce3fd" style:font-weight-asian="bold" style:font-weight-complex="bold"/>
    </style:style>
    <style:style style:name="T61" style:family="text">
      <style:text-properties fo:language="ru" fo:country="RU" fo:font-weight="bold" officeooo:rsid="037104c3" style:font-weight-asian="bold" style:font-weight-complex="bold"/>
    </style:style>
    <style:style style:name="T62" style:family="text">
      <style:text-properties fo:language="ru" fo:country="RU" fo:font-weight="bold" officeooo:rsid="040ba2ab" style:font-weight-asian="bold" style:font-weight-complex="bold"/>
    </style:style>
    <style:style style:name="T63" style:family="text">
      <style:text-properties fo:language="ru" fo:country="RU" fo:font-style="italic" officeooo:rsid="02ec547a" style:font-style-asian="italic" style:font-style-complex="italic"/>
    </style:style>
    <style:style style:name="T64" style:family="text">
      <style:text-properties fo:language="ru" fo:country="RU" fo:font-style="italic" officeooo:rsid="02ea40e3" style:font-style-asian="italic" style:font-style-complex="italic"/>
    </style:style>
    <style:style style:name="T65" style:family="text">
      <style:text-properties fo:language="ru" fo:country="RU" style:text-underline-style="solid" style:text-underline-width="auto" style:text-underline-color="font-color" officeooo:rsid="02f08cec"/>
    </style:style>
    <style:style style:name="T66" style:family="text">
      <style:text-properties fo:language="ru" fo:country="RU" officeooo:rsid="02e061d9"/>
    </style:style>
    <style:style style:name="T67" style:family="text">
      <style:text-properties fo:language="ru" fo:country="RU" officeooo:rsid="02e182f6"/>
    </style:style>
    <style:style style:name="T68" style:family="text">
      <style:text-properties fo:language="ru" fo:country="RU" officeooo:rsid="02e81f9c"/>
    </style:style>
    <style:style style:name="T69" style:family="text">
      <style:text-properties fo:language="ru" fo:country="RU" officeooo:rsid="02ea40e3"/>
    </style:style>
    <style:style style:name="T70" style:family="text">
      <style:text-properties fo:language="ru" fo:country="RU" officeooo:rsid="02f08cec"/>
    </style:style>
    <style:style style:name="T71" style:family="text">
      <style:text-properties fo:language="ru" fo:country="RU" officeooo:rsid="003614ac"/>
    </style:style>
    <style:style style:name="T72" style:family="text">
      <style:text-properties fo:language="ru" fo:country="RU" officeooo:rsid="02da653f"/>
    </style:style>
    <style:style style:name="T73" style:family="text">
      <style:text-properties fo:language="ru" fo:country="RU" fo:font-style="normal" officeooo:rsid="02f08cec" style:font-style-asian="normal" style:font-style-complex="normal"/>
    </style:style>
    <style:style style:name="T74" style:family="text">
      <style:text-properties fo:language="ru" fo:country="RU" fo:font-style="normal" style:text-underline-style="solid" style:text-underline-width="auto" style:text-underline-color="font-color" officeooo:rsid="02ea40e3" style:font-style-asian="normal" style:font-style-complex="normal"/>
    </style:style>
    <style:style style:name="T75" style:family="text">
      <style:text-properties fo:language="ru" fo:country="RU" officeooo:rsid="02f6932e"/>
    </style:style>
    <style:style style:name="T76" style:family="text">
      <style:text-properties fo:language="ru" fo:country="RU" officeooo:rsid="0307a7c6"/>
    </style:style>
    <style:style style:name="T77" style:family="text">
      <style:text-properties fo:language="ru" fo:country="RU" officeooo:rsid="031a438f"/>
    </style:style>
    <style:style style:name="T78" style:family="text">
      <style:text-properties fo:language="ru" fo:country="RU" officeooo:rsid="03047851"/>
    </style:style>
    <style:style style:name="T79" style:family="text">
      <style:text-properties fo:language="ru" fo:country="RU" officeooo:rsid="031b7c67"/>
    </style:style>
    <style:style style:name="T80" style:family="text">
      <style:text-properties fo:language="ru" fo:country="RU" fo:font-weight="normal" officeooo:rsid="02f6932e" style:font-weight-asian="normal" style:font-weight-complex="normal"/>
    </style:style>
    <style:style style:name="T81" style:family="text">
      <style:text-properties fo:language="ru" fo:country="RU" fo:font-weight="normal" officeooo:rsid="03fbb8d0" style:font-weight-asian="normal" style:font-weight-complex="normal"/>
    </style:style>
    <style:style style:name="T82" style:family="text">
      <style:text-properties fo:language="ru" fo:country="RU" fo:font-weight="normal" officeooo:rsid="02fcc389" style:font-weight-asian="normal" style:font-weight-complex="normal"/>
    </style:style>
    <style:style style:name="T83" style:family="text">
      <style:text-properties fo:language="ru" fo:country="RU" fo:font-weight="normal" officeooo:rsid="040a365c" style:font-weight-asian="normal" style:font-weight-complex="normal"/>
    </style:style>
    <style:style style:name="T84" style:family="text">
      <style:text-properties fo:language="ru" fo:country="RU" style:text-underline-style="none" officeooo:rsid="02ea40e3"/>
    </style:style>
    <style:style style:name="T85" style:family="text">
      <style:text-properties fo:language="ru" fo:country="RU" officeooo:rsid="0017a550"/>
    </style:style>
    <style:style style:name="T86" style:family="text">
      <style:text-properties fo:language="ru" fo:country="RU" officeooo:rsid="037104c3"/>
    </style:style>
    <style:style style:name="T87" style:family="text">
      <style:text-properties fo:language="ru" fo:country="RU" officeooo:rsid="003e272a"/>
    </style:style>
    <style:style style:name="T88" style:family="text">
      <style:text-properties fo:language="ru" fo:country="RU" officeooo:rsid="002e7984"/>
    </style:style>
    <style:style style:name="T89" style:family="text">
      <style:text-properties fo:language="ru" fo:country="RU" officeooo:rsid="03fd81e5"/>
    </style:style>
    <style:style style:name="T90" style:family="text">
      <style:text-properties fo:language="ru" fo:country="RU" officeooo:rsid="040a365c"/>
    </style:style>
    <style:style style:name="T91" style:family="text">
      <style:text-properties fo:language="ru" fo:country="RU" officeooo:rsid="040ba2ab"/>
    </style:style>
    <style:style style:name="T92" style:family="text">
      <style:text-properties fo:language="ru" fo:country="RU" officeooo:rsid="0435a110"/>
    </style:style>
    <style:style style:name="T93" style:family="text">
      <style:text-properties style:text-line-through-style="solid" style:text-line-through-type="single"/>
    </style:style>
    <style:style style:name="T94" style:family="text">
      <style:text-properties style:text-line-through-style="solid" style:text-line-through-type="single" fo:language="ru" fo:country="RU" officeooo:rsid="02f08cec"/>
    </style:style>
    <style:style style:name="T95" style:family="text">
      <style:text-properties style:font-name="Liberation Serif"/>
    </style:style>
    <style:style style:name="T96" style:family="text">
      <style:text-properties style:font-name="Liberation Serif" fo:font-weight="normal" style:font-weight-asian="normal" style:font-weight-complex="normal"/>
    </style:style>
    <style:style style:name="T97" style:family="text">
      <style:text-properties style:font-name="Liberation Serif" fo:font-weight="normal" officeooo:rsid="038869d1" style:font-weight-asian="normal" style:font-weight-complex="normal"/>
    </style:style>
    <style:style style:name="T98" style:family="text">
      <style:text-properties style:font-name="Liberation Serif" fo:font-weight="normal" officeooo:rsid="03898a20" style:font-weight-asian="normal" style:font-weight-complex="normal"/>
    </style:style>
    <style:style style:name="T99" style:family="text">
      <style:text-properties style:font-name="Liberation Serif" fo:font-weight="normal" officeooo:rsid="038bc978" style:font-weight-asian="normal" style:font-weight-complex="normal"/>
    </style:style>
    <style:style style:name="T100" style:family="text">
      <style:text-properties style:font-name="Liberation Serif" fo:font-weight="normal" officeooo:rsid="038766d0" style:font-weight-asian="normal" style:font-weight-complex="normal"/>
    </style:style>
    <style:style style:name="T101" style:family="text">
      <style:text-properties style:font-name="Liberation Serif" fo:font-weight="normal" officeooo:rsid="038bf22b" style:font-weight-asian="normal" style:font-weight-complex="normal"/>
    </style:style>
    <style:style style:name="T102" style:family="text">
      <style:text-properties style:font-name="Liberation Serif" fo:font-weight="normal" officeooo:rsid="038d65b1" style:font-weight-asian="normal" style:font-weight-complex="normal"/>
    </style:style>
    <style:style style:name="T103" style:family="text">
      <style:text-properties style:font-name="Liberation Serif" fo:font-weight="normal" officeooo:rsid="038edaf9" style:font-weight-asian="normal" style:font-weight-complex="normal"/>
    </style:style>
    <style:style style:name="T104" style:family="text">
      <style:text-properties style:font-name="Liberation Serif" fo:font-weight="normal" officeooo:rsid="038f5997" style:font-weight-asian="normal" style:font-weight-complex="normal"/>
    </style:style>
    <style:style style:name="T105" style:family="text">
      <style:text-properties style:font-name="Liberation Serif" fo:font-weight="normal" officeooo:rsid="039080c9" style:font-weight-asian="normal" style:font-weight-complex="normal"/>
    </style:style>
    <style:style style:name="T106" style:family="text">
      <style:text-properties style:font-name="Liberation Serif" fo:font-weight="normal" officeooo:rsid="03913ce0" style:font-weight-asian="normal" style:font-weight-complex="normal"/>
    </style:style>
    <style:style style:name="T107" style:family="text">
      <style:text-properties style:font-name="Liberation Serif" fo:font-weight="normal" officeooo:rsid="0391d3ea" style:font-weight-asian="normal" style:font-weight-complex="normal"/>
    </style:style>
    <style:style style:name="T108" style:family="text">
      <style:text-properties style:font-name="Liberation Serif" fo:font-weight="normal" officeooo:rsid="03929ab0" style:font-weight-asian="normal" style:font-weight-complex="normal"/>
    </style:style>
    <style:style style:name="T109" style:family="text">
      <style:text-properties style:font-name="Liberation Serif" fo:font-weight="normal" officeooo:rsid="0393fc7d" style:font-weight-asian="normal" style:font-weight-complex="normal"/>
    </style:style>
    <style:style style:name="T110" style:family="text">
      <style:text-properties style:font-name="Liberation Serif" fo:font-weight="normal" officeooo:rsid="0395a1e6" style:font-weight-asian="normal" style:font-weight-complex="normal"/>
    </style:style>
    <style:style style:name="T111" style:family="text">
      <style:text-properties style:font-name="Liberation Serif" fo:font-weight="normal" officeooo:rsid="02e40199" style:font-weight-asian="normal" style:font-weight-complex="normal"/>
    </style:style>
    <style:style style:name="T112" style:family="text">
      <style:text-properties style:font-name="Liberation Serif" fo:font-weight="normal" officeooo:rsid="03aa8c51" style:font-weight-asian="normal" style:font-weight-complex="normal"/>
    </style:style>
    <style:style style:name="T113" style:family="text">
      <style:text-properties style:font-name="Liberation Serif" fo:font-weight="normal" officeooo:rsid="03af8f23" style:font-weight-asian="normal" style:font-weight-complex="normal"/>
    </style:style>
    <style:style style:name="T114" style:family="text">
      <style:text-properties style:font-name="Liberation Serif" fo:font-weight="normal" officeooo:rsid="03b0b387" style:font-weight-asian="normal" style:font-weight-complex="normal"/>
    </style:style>
    <style:style style:name="T115" style:family="text">
      <style:text-properties style:font-name="Liberation Serif" fo:font-weight="normal" officeooo:rsid="03b1eb42" style:font-weight-asian="normal" style:font-weight-complex="normal"/>
    </style:style>
    <style:style style:name="T116" style:family="text">
      <style:text-properties style:font-name="Liberation Serif" fo:font-weight="normal" officeooo:rsid="03b3dbef" style:font-weight-asian="normal" style:font-weight-complex="normal"/>
    </style:style>
    <style:style style:name="T117" style:family="text">
      <style:text-properties style:font-name="Liberation Serif" fo:font-weight="normal" officeooo:rsid="03b499bf" style:font-weight-asian="normal" style:font-weight-complex="normal"/>
    </style:style>
    <style:style style:name="T118" style:family="text">
      <style:text-properties style:font-name="Liberation Serif" fo:font-weight="normal" officeooo:rsid="03b5dbb9" style:font-weight-asian="normal" style:font-weight-complex="normal"/>
    </style:style>
    <style:style style:name="T119" style:family="text">
      <style:text-properties style:font-name="Liberation Serif" fo:font-weight="normal" officeooo:rsid="03b8e787" style:font-weight-asian="normal" style:font-weight-complex="normal"/>
    </style:style>
    <style:style style:name="T120" style:family="text">
      <style:text-properties style:font-name="Liberation Serif" fo:font-weight="normal" officeooo:rsid="03b93fca" style:font-weight-asian="normal" style:font-weight-complex="normal"/>
    </style:style>
    <style:style style:name="T121" style:family="text">
      <style:text-properties style:font-name="Liberation Serif" fo:font-weight="normal" officeooo:rsid="03bb2848" style:font-weight-asian="normal" style:font-weight-complex="normal"/>
    </style:style>
    <style:style style:name="T122" style:family="text">
      <style:text-properties style:font-name="Liberation Serif" fo:font-weight="normal" officeooo:rsid="03bd93e2" style:font-weight-asian="normal" style:font-weight-complex="normal"/>
    </style:style>
    <style:style style:name="T123" style:family="text">
      <style:text-properties style:font-name="Liberation Serif" fo:font-weight="normal" officeooo:rsid="03bf38fd" style:font-weight-asian="normal" style:font-weight-complex="normal"/>
    </style:style>
    <style:style style:name="T124" style:family="text">
      <style:text-properties style:font-name="Liberation Serif" fo:font-weight="normal" officeooo:rsid="03bbe60f" style:font-weight-asian="normal" style:font-weight-complex="normal"/>
    </style:style>
    <style:style style:name="T125" style:family="text">
      <style:text-properties style:font-name="Liberation Serif" fo:font-weight="normal" officeooo:rsid="03ce314f" style:font-weight-asian="normal" style:font-weight-complex="normal"/>
    </style:style>
    <style:style style:name="T126" style:family="text">
      <style:text-properties style:font-name="Liberation Serif" fo:font-weight="normal" officeooo:rsid="0371d1fc" style:font-weight-asian="normal" style:font-weight-complex="normal"/>
    </style:style>
    <style:style style:name="T127" style:family="text">
      <style:text-properties style:font-name="Liberation Serif" fo:font-weight="normal" officeooo:rsid="0376a930" style:font-weight-asian="normal" style:font-weight-complex="normal"/>
    </style:style>
    <style:style style:name="T128" style:family="text">
      <style:text-properties style:font-name="Liberation Serif" fo:font-weight="normal" officeooo:rsid="03cc2890" style:font-weight-asian="normal" style:font-weight-complex="normal"/>
    </style:style>
    <style:style style:name="T129" style:family="text">
      <style:text-properties style:font-name="Liberation Serif" fo:font-weight="normal" officeooo:rsid="03cffe41" style:font-weight-asian="normal" style:font-weight-complex="normal"/>
    </style:style>
    <style:style style:name="T130" style:family="text">
      <style:text-properties style:font-name="Liberation Serif" fo:font-weight="normal" officeooo:rsid="02df38ca" style:font-weight-asian="normal" style:font-weight-complex="normal"/>
    </style:style>
    <style:style style:name="T131" style:family="text">
      <style:text-properties style:font-name="Liberation Serif" fo:font-weight="normal" officeooo:rsid="03d04c7a" style:font-weight-asian="normal" style:font-weight-complex="normal"/>
    </style:style>
    <style:style style:name="T132" style:family="text">
      <style:text-properties style:font-name="Liberation Serif" fo:font-weight="normal" officeooo:rsid="03d11be0" style:font-weight-asian="normal" style:font-weight-complex="normal"/>
    </style:style>
    <style:style style:name="T133" style:family="text">
      <style:text-properties style:font-name="Liberation Serif" fo:font-weight="normal" officeooo:rsid="03d25ce7" style:font-weight-asian="normal" style:font-weight-complex="normal"/>
    </style:style>
    <style:style style:name="T134" style:family="text">
      <style:text-properties style:font-name="Liberation Serif" fo:font-weight="normal" officeooo:rsid="03d4007a" style:font-weight-asian="normal" style:font-weight-complex="normal"/>
    </style:style>
    <style:style style:name="T135" style:family="text">
      <style:text-properties style:font-name="Liberation Serif" fo:font-weight="normal" officeooo:rsid="03d53955" style:font-weight-asian="normal" style:font-weight-complex="normal"/>
    </style:style>
    <style:style style:name="T136" style:family="text">
      <style:text-properties style:font-name="Liberation Serif" fo:font-weight="normal" officeooo:rsid="03d599b2" style:font-weight-asian="normal" style:font-weight-complex="normal"/>
    </style:style>
    <style:style style:name="T137" style:family="text">
      <style:text-properties style:font-name="Liberation Serif" fo:font-weight="normal" officeooo:rsid="03d745dc" style:font-weight-asian="normal" style:font-weight-complex="normal"/>
    </style:style>
    <style:style style:name="T138" style:family="text">
      <style:text-properties style:font-name="Liberation Serif" fo:font-weight="normal" officeooo:rsid="03d9d154" style:font-weight-asian="normal" style:font-weight-complex="normal"/>
    </style:style>
    <style:style style:name="T139" style:family="text">
      <style:text-properties style:font-name="Liberation Serif" fo:font-weight="normal" officeooo:rsid="03bf9e5b" style:font-weight-asian="normal" style:font-weight-complex="normal"/>
    </style:style>
    <style:style style:name="T140" style:family="text">
      <style:text-properties style:font-name="Liberation Serif" fo:font-weight="normal" officeooo:rsid="03dd1551" style:font-weight-asian="normal" style:font-weight-complex="normal"/>
    </style:style>
    <style:style style:name="T141" style:family="text">
      <style:text-properties style:font-name="Liberation Serif" fo:font-weight="normal" officeooo:rsid="03dd8c6e" style:font-weight-asian="normal" style:font-weight-complex="normal"/>
    </style:style>
    <style:style style:name="T142" style:family="text">
      <style:text-properties style:font-name="Liberation Serif" fo:font-weight="normal" officeooo:rsid="03df8904" style:font-weight-asian="normal" style:font-weight-complex="normal"/>
    </style:style>
    <style:style style:name="T143" style:family="text">
      <style:text-properties style:font-name="Liberation Serif" fo:font-weight="normal" officeooo:rsid="03e330d3" style:font-weight-asian="normal" style:font-weight-complex="normal"/>
    </style:style>
    <style:style style:name="T144" style:family="text">
      <style:text-properties style:font-name="Liberation Serif" fo:font-weight="normal" officeooo:rsid="03e64998" style:font-weight-asian="normal" style:font-weight-complex="normal"/>
    </style:style>
    <style:style style:name="T145" style:family="text">
      <style:text-properties style:font-name="Liberation Serif" fo:font-weight="normal" officeooo:rsid="045bf233" style:font-weight-asian="normal" style:font-weight-complex="normal"/>
    </style:style>
    <style:style style:name="T146" style:family="text">
      <style:text-properties style:font-name="Liberation Serif" fo:font-weight="normal" officeooo:rsid="04611c7d" style:font-weight-asian="normal" style:font-weight-complex="normal"/>
    </style:style>
    <style:style style:name="T147" style:family="text">
      <style:text-properties style:font-name="Liberation Serif" fo:font-weight="normal" officeooo:rsid="04616f26" style:font-weight-asian="normal" style:font-weight-complex="normal"/>
    </style:style>
    <style:style style:name="T148" style:family="text">
      <style:text-properties style:font-name="Liberation Serif" fo:language="en" fo:country="US" fo:font-weight="normal" style:font-weight-asian="normal" style:font-weight-complex="normal"/>
    </style:style>
    <style:style style:name="T149" style:family="text">
      <style:text-properties style:font-name="Liberation Serif" fo:language="en" fo:country="US" fo:font-weight="normal" officeooo:rsid="038869d1" style:font-weight-asian="normal" style:font-weight-complex="normal"/>
    </style:style>
    <style:style style:name="T150" style:family="text">
      <style:text-properties style:font-name="Liberation Serif" fo:language="en" fo:country="US" fo:font-weight="normal" officeooo:rsid="0389562a" style:font-weight-asian="normal" style:font-weight-complex="normal"/>
    </style:style>
    <style:style style:name="T151" style:family="text">
      <style:text-properties style:font-name="Liberation Serif" fo:language="en" fo:country="US" fo:font-weight="normal" officeooo:rsid="03898a20" style:font-weight-asian="normal" style:font-weight-complex="normal"/>
    </style:style>
    <style:style style:name="T152" style:family="text">
      <style:text-properties style:font-name="Liberation Serif" fo:language="en" fo:country="US" fo:font-weight="normal" officeooo:rsid="038bf22b" style:font-weight-asian="normal" style:font-weight-complex="normal"/>
    </style:style>
    <style:style style:name="T153" style:family="text">
      <style:text-properties style:font-name="Liberation Serif" fo:language="en" fo:country="US" fo:font-weight="normal" officeooo:rsid="03913ce0" style:font-weight-asian="normal" style:font-weight-complex="normal"/>
    </style:style>
    <style:style style:name="T154" style:family="text">
      <style:text-properties style:font-name="Liberation Serif" fo:language="en" fo:country="US" fo:font-weight="normal" officeooo:rsid="02e40199" style:font-weight-asian="normal" style:font-weight-complex="normal"/>
    </style:style>
    <style:style style:name="T155" style:family="text">
      <style:text-properties style:font-name="Liberation Serif" fo:language="en" fo:country="US" fo:font-weight="normal" officeooo:rsid="03b3dbef" style:font-weight-asian="normal" style:font-weight-complex="normal"/>
    </style:style>
    <style:style style:name="T156" style:family="text">
      <style:text-properties style:font-name="Liberation Serif" fo:language="en" fo:country="US" fo:font-weight="normal" officeooo:rsid="03b499bf" style:font-weight-asian="normal" style:font-weight-complex="normal"/>
    </style:style>
    <style:style style:name="T157" style:family="text">
      <style:text-properties style:font-name="Liberation Serif" fo:language="en" fo:country="US" fo:font-weight="normal" officeooo:rsid="0376a930" style:font-weight-asian="normal" style:font-weight-complex="normal"/>
    </style:style>
    <style:style style:name="T158" style:family="text">
      <style:text-properties style:font-name="Liberation Serif" fo:language="en" fo:country="US" fo:font-weight="normal" officeooo:rsid="02f260f7" style:font-weight-asian="normal" style:font-weight-complex="normal"/>
    </style:style>
    <style:style style:name="T159" style:family="text">
      <style:text-properties style:font-name="Liberation Serif" fo:language="en" fo:country="US" fo:font-weight="normal" officeooo:rsid="03cffe41" style:font-weight-asian="normal" style:font-weight-complex="normal"/>
    </style:style>
    <style:style style:name="T160" style:family="text">
      <style:text-properties style:font-name="Liberation Serif" fo:language="en" fo:country="US" fo:font-weight="normal" officeooo:rsid="03d04c7a" style:font-weight-asian="normal" style:font-weight-complex="normal"/>
    </style:style>
    <style:style style:name="T161" style:family="text">
      <style:text-properties style:font-name="Liberation Serif" fo:language="en" fo:country="US" fo:font-weight="normal" officeooo:rsid="03d25ce7" style:font-weight-asian="normal" style:font-weight-complex="normal"/>
    </style:style>
    <style:style style:name="T162" style:family="text">
      <style:text-properties style:font-name="Liberation Serif" fo:language="en" fo:country="US" fo:font-weight="normal" officeooo:rsid="03d4007a" style:font-weight-asian="normal" style:font-weight-complex="normal"/>
    </style:style>
    <style:style style:name="T163" style:family="text">
      <style:text-properties style:font-name="Liberation Serif" fo:language="en" fo:country="US" fo:font-weight="normal" officeooo:rsid="03d599b2" style:font-weight-asian="normal" style:font-weight-complex="normal"/>
    </style:style>
    <style:style style:name="T164" style:family="text">
      <style:text-properties style:font-name="Liberation Serif" fo:language="en" fo:country="US" fo:font-weight="normal" officeooo:rsid="03d9d154" style:font-weight-asian="normal" style:font-weight-complex="normal"/>
    </style:style>
    <style:style style:name="T165" style:family="text">
      <style:text-properties style:font-name="Liberation Serif" fo:language="en" fo:country="US" fo:font-weight="normal" officeooo:rsid="03e330d3" style:font-weight-asian="normal" style:font-weight-complex="normal"/>
    </style:style>
    <style:style style:name="T166" style:family="text">
      <style:text-properties style:font-name="Liberation Serif" fo:language="en" fo:country="US" officeooo:rsid="0376a930"/>
    </style:style>
    <style:style style:name="T167" style:family="text">
      <style:text-properties style:font-name="Liberation Serif" fo:language="en" fo:country="US" officeooo:rsid="045b7215"/>
    </style:style>
    <style:style style:name="T168" style:family="text">
      <style:text-properties style:font-name="Liberation Serif" fo:language="en" fo:country="US" officeooo:rsid="0478feba"/>
    </style:style>
    <style:style style:name="T169" style:family="text">
      <style:text-properties style:font-name="Liberation Serif" fo:language="en" fo:country="US" officeooo:rsid="04760212"/>
    </style:style>
    <style:style style:name="T170" style:family="text">
      <style:text-properties style:font-name="Liberation Serif" fo:language="ru" fo:country="RU" fo:font-weight="normal" officeooo:rsid="0017a550" style:font-weight-asian="normal" style:font-weight-complex="normal"/>
    </style:style>
    <style:style style:name="T171" style:family="text">
      <style:text-properties style:font-name="Liberation Serif" fo:font-weight="bold" style:font-weight-asian="bold" style:font-weight-complex="bold"/>
    </style:style>
    <style:style style:name="T172" style:family="text">
      <style:text-properties style:font-name="Liberation Serif" fo:font-weight="bold" officeooo:rsid="03c5ab46" style:font-weight-asian="bold" style:font-weight-complex="bold"/>
    </style:style>
    <style:style style:name="T173" style:family="text">
      <style:text-properties style:font-name="Liberation Serif" fo:font-weight="bold" officeooo:rsid="039e8747" style:font-weight-asian="bold" style:font-weight-complex="bold"/>
    </style:style>
    <style:style style:name="T174" style:family="text">
      <style:text-properties style:font-name="Liberation Serif" officeooo:rsid="039e8747"/>
    </style:style>
    <style:style style:name="T175" style:family="text">
      <style:text-properties style:font-name="Liberation Serif" officeooo:rsid="0386bbb1"/>
    </style:style>
    <style:style style:name="T176" style:family="text">
      <style:text-properties style:font-name="Liberation Serif" officeooo:rsid="037a19ac"/>
    </style:style>
    <style:style style:name="T177" style:family="text">
      <style:text-properties style:font-name="Liberation Serif" officeooo:rsid="0453d8ad"/>
    </style:style>
    <style:style style:name="T178" style:family="text">
      <style:text-properties style:font-name="Liberation Serif" officeooo:rsid="03ccbf46"/>
    </style:style>
    <style:style style:name="T179" style:family="text">
      <style:text-properties style:font-name="Liberation Serif" officeooo:rsid="0455224a"/>
    </style:style>
    <style:style style:name="T180" style:family="text">
      <style:text-properties style:font-name="Liberation Serif" officeooo:rsid="045b7215"/>
    </style:style>
    <style:style style:name="T181" style:family="text">
      <style:text-properties style:font-name="Liberation Serif" officeooo:rsid="0376a930"/>
    </style:style>
    <style:style style:name="T182" style:family="text">
      <style:text-properties style:font-name="Liberation Serif" officeooo:rsid="045cbc82"/>
    </style:style>
    <style:style style:name="T183" style:family="text">
      <style:text-properties style:font-name="Liberation Serif" officeooo:rsid="04795073"/>
    </style:style>
    <style:style style:name="T184" style:family="text">
      <style:text-properties style:font-name="Liberation Serif" officeooo:rsid="04760212"/>
    </style:style>
    <style:style style:name="T185" style:family="text">
      <style:text-properties fo:font-style="italic" officeooo:rsid="00fd4e34" style:font-style-asian="italic" style:font-style-complex="italic"/>
    </style:style>
    <style:style style:name="T186" style:family="text">
      <style:text-properties fo:font-style="italic" officeooo:rsid="0371d1fc" style:font-style-asian="italic" style:font-style-complex="italic"/>
    </style:style>
    <style:style style:name="T187" style:family="text">
      <style:text-properties fo:font-style="italic" style:text-underline-style="none" officeooo:rsid="02d54765" style:font-style-asian="italic" style:font-style-complex="italic"/>
    </style:style>
    <style:style style:name="T188" style:family="text">
      <style:text-properties officeooo:rsid="002e7984"/>
    </style:style>
    <style:style style:name="T189" style:family="text">
      <style:text-properties officeooo:rsid="02cf5106"/>
    </style:style>
    <style:style style:name="T190" style:family="text">
      <style:text-properties officeooo:rsid="02d2696d"/>
    </style:style>
    <style:style style:name="T191" style:family="text">
      <style:text-properties officeooo:rsid="02d43a18"/>
    </style:style>
    <style:style style:name="T192" style:family="text">
      <style:text-properties officeooo:rsid="0152b1dc"/>
    </style:style>
    <style:style style:name="T193" style:family="text">
      <style:text-properties officeooo:rsid="02d54765"/>
    </style:style>
    <style:style style:name="T194" style:family="text">
      <style:text-properties officeooo:rsid="02d8217f"/>
    </style:style>
    <style:style style:name="T195" style:family="text">
      <style:text-properties style:text-underline-style="solid" style:text-underline-width="auto" style:text-underline-color="font-color"/>
    </style:style>
    <style:style style:name="T196" style:family="text">
      <style:text-properties officeooo:rsid="02e40199"/>
    </style:style>
    <style:style style:name="T197" style:family="text">
      <style:text-properties officeooo:rsid="02f260f7"/>
    </style:style>
    <style:style style:name="T198" style:family="text">
      <style:text-properties officeooo:rsid="0307598d"/>
    </style:style>
    <style:style style:name="T199" style:family="text">
      <style:text-properties officeooo:rsid="030ae90a"/>
    </style:style>
    <style:style style:name="T200" style:family="text">
      <style:text-properties officeooo:rsid="030cd95c"/>
    </style:style>
    <style:style style:name="T201" style:family="text">
      <style:text-properties officeooo:rsid="030d429f"/>
    </style:style>
    <style:style style:name="T202" style:family="text">
      <style:text-properties officeooo:rsid="030ef931"/>
    </style:style>
    <style:style style:name="T203" style:family="text">
      <style:text-properties officeooo:rsid="0310c63e"/>
    </style:style>
    <style:style style:name="T204" style:family="text">
      <style:text-properties officeooo:rsid="031122d2"/>
    </style:style>
    <style:style style:name="T205" style:family="text">
      <style:text-properties officeooo:rsid="0312e4a1"/>
    </style:style>
    <style:style style:name="T206" style:family="text">
      <style:text-properties officeooo:rsid="031663b8"/>
    </style:style>
    <style:style style:name="T207" style:family="text">
      <style:text-properties officeooo:rsid="03178b90"/>
    </style:style>
    <style:style style:name="T208" style:family="text">
      <style:text-properties officeooo:rsid="03179d3b"/>
    </style:style>
    <style:style style:name="T209" style:family="text">
      <style:text-properties officeooo:rsid="0317f34b"/>
    </style:style>
    <style:style style:name="T210" style:family="text">
      <style:text-properties officeooo:rsid="03047851"/>
    </style:style>
    <style:style style:name="T211" style:family="text">
      <style:text-properties fo:font-weight="normal" style:font-weight-asian="normal" style:font-weight-complex="normal"/>
    </style:style>
    <style:style style:name="T212" style:family="text">
      <style:text-properties fo:font-weight="normal" officeooo:rsid="0312e4a1" style:font-weight-asian="normal" style:font-weight-complex="normal"/>
    </style:style>
    <style:style style:name="T213" style:family="text">
      <style:text-properties fo:font-weight="normal" officeooo:rsid="0017a550" style:font-weight-asian="normal" style:font-weight-complex="normal"/>
    </style:style>
    <style:style style:name="T214" style:family="text">
      <style:text-properties fo:font-weight="normal" officeooo:rsid="037c148d" style:font-weight-asian="normal" style:font-weight-complex="normal"/>
    </style:style>
    <style:style style:name="T215" style:family="text">
      <style:text-properties fo:font-weight="normal" officeooo:rsid="037d2641" style:font-weight-asian="normal" style:font-weight-complex="normal"/>
    </style:style>
    <style:style style:name="T216" style:family="text">
      <style:text-properties fo:font-weight="normal" officeooo:rsid="039e8747" style:font-weight-asian="normal" style:font-weight-complex="normal"/>
    </style:style>
    <style:style style:name="T217" style:family="text">
      <style:text-properties fo:font-weight="normal" officeooo:rsid="039edb90" style:font-weight-asian="normal" style:font-weight-complex="normal"/>
    </style:style>
    <style:style style:name="T218" style:family="text">
      <style:text-properties fo:font-weight="normal" officeooo:rsid="03bbe60f" style:font-weight-asian="normal" style:font-weight-complex="normal"/>
    </style:style>
    <style:style style:name="T219" style:family="text">
      <style:text-properties fo:font-weight="normal" officeooo:rsid="041caa71" style:font-weight-asian="normal" style:font-weight-complex="normal"/>
    </style:style>
    <style:style style:name="T220" style:family="text">
      <style:text-properties fo:font-weight="normal" officeooo:rsid="00697270" style:font-weight-asian="normal" style:font-weight-complex="normal"/>
    </style:style>
    <style:style style:name="T221" style:family="text">
      <style:text-properties fo:font-weight="normal" officeooo:rsid="043ac178" style:font-weight-asian="normal" style:font-weight-complex="normal"/>
    </style:style>
    <style:style style:name="T222" style:family="text">
      <style:text-properties fo:font-weight="normal" officeooo:rsid="04574645" style:font-weight-asian="normal" style:font-weight-complex="normal"/>
    </style:style>
    <style:style style:name="T223" style:family="text">
      <style:text-properties officeooo:rsid="03232ec5"/>
    </style:style>
    <style:style style:name="T224" style:family="text">
      <style:text-properties officeooo:rsid="0325201a"/>
    </style:style>
    <style:style style:name="T225" style:family="text">
      <style:text-properties officeooo:rsid="03257157"/>
    </style:style>
    <style:style style:name="T226" style:family="text">
      <style:text-properties officeooo:rsid="0325890c"/>
    </style:style>
    <style:style style:name="T227" style:family="text">
      <style:text-properties officeooo:rsid="032b8e73"/>
    </style:style>
    <style:style style:name="T228" style:family="text">
      <style:text-properties officeooo:rsid="032be188"/>
    </style:style>
    <style:style style:name="T229" style:family="text">
      <style:text-properties officeooo:rsid="02c6a4f7"/>
    </style:style>
    <style:style style:name="T230" style:family="text">
      <style:text-properties officeooo:rsid="032d8fa9"/>
    </style:style>
    <style:style style:name="T231" style:family="text">
      <style:text-properties officeooo:rsid="0334887a"/>
    </style:style>
    <style:style style:name="T232" style:family="text">
      <style:text-properties officeooo:rsid="0339fefe"/>
    </style:style>
    <style:style style:name="T233" style:family="text">
      <style:text-properties officeooo:rsid="033af217"/>
    </style:style>
    <style:style style:name="T234" style:family="text">
      <style:text-properties officeooo:rsid="033cd0bf"/>
    </style:style>
    <style:style style:name="T235" style:family="text">
      <style:text-properties officeooo:rsid="033eb437"/>
    </style:style>
    <style:style style:name="T236" style:family="text">
      <style:text-properties officeooo:rsid="035e1a67"/>
    </style:style>
    <style:style style:name="T237" style:family="text">
      <style:text-properties officeooo:rsid="035f4bfe"/>
    </style:style>
    <style:style style:name="T238" style:family="text">
      <style:text-properties officeooo:rsid="03600f8c"/>
    </style:style>
    <style:style style:name="T239" style:family="text">
      <style:text-properties officeooo:rsid="03616dad"/>
    </style:style>
    <style:style style:name="T240" style:family="text">
      <style:text-properties officeooo:rsid="03620004"/>
    </style:style>
    <style:style style:name="T241" style:family="text">
      <style:text-properties officeooo:rsid="0362a92c"/>
    </style:style>
    <style:style style:name="T242" style:family="text">
      <style:text-properties officeooo:rsid="03641785"/>
    </style:style>
    <style:style style:name="T243" style:family="text">
      <style:text-properties officeooo:rsid="036d8d66"/>
    </style:style>
    <style:style style:name="T244" style:family="text">
      <style:text-properties officeooo:rsid="036edb54"/>
    </style:style>
    <style:style style:name="T245" style:family="text">
      <style:text-properties officeooo:rsid="037104c3"/>
    </style:style>
    <style:style style:name="T246" style:family="text">
      <style:text-properties officeooo:rsid="0371d1fc"/>
    </style:style>
    <style:style style:name="T247" style:family="text">
      <style:text-properties officeooo:rsid="0376a930"/>
    </style:style>
    <style:style style:name="T248" style:family="text">
      <style:text-properties officeooo:rsid="0376c4b8"/>
    </style:style>
    <style:style style:name="T249" style:family="text">
      <style:text-properties officeooo:rsid="03798c5a"/>
    </style:style>
    <style:style style:name="T250" style:family="text">
      <style:text-properties officeooo:rsid="037a19ac"/>
    </style:style>
    <style:style style:name="T251" style:family="text">
      <style:text-properties officeooo:rsid="037c148d"/>
    </style:style>
    <style:style style:name="T252" style:family="text">
      <style:text-properties officeooo:rsid="037f2d3f"/>
    </style:style>
    <style:style style:name="T253" style:family="text">
      <style:text-properties officeooo:rsid="03848237"/>
    </style:style>
    <style:style style:name="T254" style:family="text">
      <style:text-properties officeooo:rsid="038580bb"/>
    </style:style>
    <style:style style:name="T255" style:family="text">
      <style:text-properties officeooo:rsid="0386bbb1"/>
    </style:style>
    <style:style style:name="T256" style:family="text">
      <style:text-properties officeooo:rsid="0386dc73"/>
    </style:style>
    <style:style style:name="T257" style:family="text">
      <style:text-properties officeooo:rsid="03969508"/>
    </style:style>
    <style:style style:name="T258" style:family="text">
      <style:text-properties officeooo:rsid="039aae8f"/>
    </style:style>
    <style:style style:name="T259" style:family="text">
      <style:text-properties officeooo:rsid="039aed23"/>
    </style:style>
    <style:style style:name="T260" style:family="text">
      <style:text-properties officeooo:rsid="03a3b4f1"/>
    </style:style>
    <style:style style:name="T261" style:family="text">
      <style:text-properties officeooo:rsid="03a66fe3"/>
    </style:style>
    <style:style style:name="T262" style:family="text">
      <style:text-properties officeooo:rsid="03b25ff9"/>
    </style:style>
    <style:style style:name="T263" style:family="text">
      <style:text-properties officeooo:rsid="03bd93e2"/>
    </style:style>
    <style:style style:name="T264" style:family="text">
      <style:text-properties officeooo:rsid="03bf9e5b"/>
    </style:style>
    <style:style style:name="T265" style:family="text">
      <style:text-properties officeooo:rsid="02df38ca"/>
    </style:style>
    <style:style style:name="T266" style:family="text">
      <style:text-properties officeooo:rsid="03ca998d"/>
    </style:style>
    <style:style style:name="T267" style:family="text">
      <style:text-properties officeooo:rsid="03cc2890"/>
    </style:style>
    <style:style style:name="T268" style:family="text">
      <style:text-properties officeooo:rsid="03ccbf46"/>
    </style:style>
    <style:style style:name="T269" style:family="text">
      <style:text-properties officeooo:rsid="03d821aa"/>
    </style:style>
    <style:style style:name="T270" style:family="text">
      <style:text-properties officeooo:rsid="03e0bb45"/>
    </style:style>
    <style:style style:name="T271" style:family="text">
      <style:text-properties officeooo:rsid="03e0d7b2"/>
    </style:style>
    <style:style style:name="T272" style:family="text">
      <style:text-properties officeooo:rsid="03ea6a85"/>
    </style:style>
    <style:style style:name="T273" style:family="text">
      <style:text-properties officeooo:rsid="03ed6c2e"/>
    </style:style>
    <style:style style:name="T274" style:family="text">
      <style:text-properties officeooo:rsid="03edcbc4"/>
    </style:style>
    <style:style style:name="T275" style:family="text">
      <style:text-properties officeooo:rsid="03ee8ff9"/>
    </style:style>
    <style:style style:name="T276" style:family="text">
      <style:text-properties officeooo:rsid="03f03d31"/>
    </style:style>
    <style:style style:name="T277" style:family="text">
      <style:text-properties officeooo:rsid="03f247fe"/>
    </style:style>
    <style:style style:name="T278" style:family="text">
      <style:text-properties officeooo:rsid="03f3b478"/>
    </style:style>
    <style:style style:name="T279" style:family="text">
      <style:text-properties officeooo:rsid="03f6aab6"/>
    </style:style>
    <style:style style:name="T280" style:family="text">
      <style:text-properties officeooo:rsid="03f75292"/>
    </style:style>
    <style:style style:name="T281" style:family="text">
      <style:text-properties officeooo:rsid="03f8e708"/>
    </style:style>
    <style:style style:name="T282" style:family="text">
      <style:text-properties officeooo:rsid="03f9f799"/>
    </style:style>
    <style:style style:name="T283" style:family="text">
      <style:text-properties officeooo:rsid="03fa4a3d"/>
    </style:style>
    <style:style style:name="T284" style:family="text">
      <style:text-properties officeooo:rsid="03fd81e5"/>
    </style:style>
    <style:style style:name="T285" style:family="text">
      <style:text-properties officeooo:rsid="0400fe91"/>
    </style:style>
    <style:style style:name="T286" style:family="text">
      <style:text-properties officeooo:rsid="0402aa09"/>
    </style:style>
    <style:style style:name="T287" style:family="text">
      <style:text-properties officeooo:rsid="0404b803"/>
    </style:style>
    <style:style style:name="T288" style:family="text">
      <style:text-properties officeooo:rsid="04091b8c"/>
    </style:style>
    <style:style style:name="T289" style:family="text">
      <style:text-properties officeooo:rsid="0418bf4b"/>
    </style:style>
    <style:style style:name="T290" style:family="text">
      <style:text-properties officeooo:rsid="04235e4f"/>
    </style:style>
    <style:style style:name="T291" style:family="text">
      <style:text-properties officeooo:rsid="042afabd"/>
    </style:style>
    <style:style style:name="T292" style:family="text">
      <style:text-properties officeooo:rsid="042b705a"/>
    </style:style>
    <style:style style:name="T293" style:family="text">
      <style:text-properties officeooo:rsid="042d6c65"/>
    </style:style>
    <style:style style:name="T294" style:family="text">
      <style:text-properties officeooo:rsid="0431d3ce"/>
    </style:style>
    <style:style style:name="T295" style:family="text">
      <style:text-properties officeooo:rsid="0434d5e4"/>
    </style:style>
    <style:style style:name="T296" style:family="text">
      <style:text-properties officeooo:rsid="0437cef9"/>
    </style:style>
    <style:style style:name="T297" style:family="text">
      <style:text-properties officeooo:rsid="0438dfd4"/>
    </style:style>
    <style:style style:name="T298" style:family="text">
      <style:text-properties officeooo:rsid="0439ea1a"/>
    </style:style>
    <style:style style:name="T299" style:family="text">
      <style:text-properties officeooo:rsid="043a068a"/>
    </style:style>
    <style:style style:name="T300" style:family="text">
      <style:text-properties officeooo:rsid="04470c87"/>
    </style:style>
    <style:style style:name="T301" style:family="text">
      <style:text-properties officeooo:rsid="0453d8ad"/>
    </style:style>
    <style:style style:name="T302" style:family="text">
      <style:text-properties officeooo:rsid="04574645"/>
    </style:style>
    <style:style style:name="T303" style:family="text">
      <style:text-properties officeooo:rsid="04670b05"/>
    </style:style>
    <style:style style:name="T304" style:family="text">
      <style:text-properties officeooo:rsid="046954ff"/>
    </style:style>
    <style:style style:name="T305" style:family="text">
      <style:text-properties officeooo:rsid="046cc592"/>
    </style:style>
    <style:style style:name="T306" style:family="text">
      <style:text-properties officeooo:rsid="0470eab3"/>
    </style:style>
    <style:style style:name="T307" style:family="text">
      <style:text-properties fo:font-style="normal" officeooo:rsid="02ea40e3" style:font-style-asian="normal" style:font-style-complex="normal"/>
    </style:style>
    <style:style style:name="T308" style:family="text">
      <style:text-properties fo:font-style="normal" officeooo:rsid="02e81f9c" style:font-style-asian="normal" style:font-style-complex="normal"/>
    </style:style>
    <style:style style:name="T309" style:family="text">
      <style:text-properties fo:font-style="normal" officeooo:rsid="01ddb280" style:font-style-asian="normal" style:font-style-complex="normal"/>
    </style:style>
    <style:style style:name="T310" style:family="text">
      <style:text-properties fo:font-style="normal" officeooo:rsid="0477555e" style:font-style-asian="normal" style:font-style-complex="normal"/>
    </style:style>
    <style:style style:name="T311" style:family="text">
      <style:text-properties fo:font-style="normal" fo:font-weight="bold" officeooo:rsid="02e81f9c" style:font-style-asian="normal" style:font-weight-asian="bold" style:font-style-complex="normal" style:font-weight-complex="bold"/>
    </style:style>
    <style:style style:name="T312" style:family="text">
      <style:text-properties fo:font-style="normal" style:text-underline-style="solid" style:text-underline-width="auto" style:text-underline-color="font-color" officeooo:rsid="02e81f9c" style:font-style-asian="normal" style:font-style-complex="normal"/>
    </style:style>
    <style:style style:name="T313" style:family="text">
      <style:text-properties officeooo:rsid="02ea40e3"/>
    </style:style>
    <style:style style:name="T314" style:family="text">
      <style:text-properties officeooo:rsid="047237c9"/>
    </style:style>
    <style:style style:name="T315" style:family="text">
      <style:text-properties officeooo:rsid="047ba900"/>
    </style:style>
    <style:style style:name="T316" style:family="text">
      <style:text-properties officeooo:rsid="04842857"/>
    </style:style>
    <style:style style:name="T317" style:family="text">
      <style:text-properties officeooo:rsid="0490cbc6"/>
    </style:style>
    <style:style style:name="T318" style:family="text">
      <style:text-properties officeooo:rsid="0493e8fb"/>
    </style:style>
    <style:style style:name="T319" style:family="text">
      <style:text-properties officeooo:rsid="04a29799"/>
    </style:style>
    <style:style style:name="T320" style:family="text">
      <style:text-properties officeooo:rsid="04a528e7"/>
    </style:style>
    <style:style style:name="T321" style:family="text">
      <style:text-properties officeooo:rsid="04a6684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Экспорт статьи из LibreOffice Writer в Habr Flavored Markdown или HTML</text:p>
      <text:p text:style-name="P13"/>
      <text:p text:style-name="P31"><text:span text:style-name="T40">Резюме</text:span>.</text:p>
      <text:p text:style-name="P32"><text:span text:style-name="T223">В статье дается ссылка на файл в формате </text:span><text:span text:style-name="T14">ODT </text:span><text:span text:style-name="T260">(основной формат файлов, используемый в текстовом редакторе LibreOffice Writer)</text:span><text:span text:style-name="T14">, </text:span><text:span text:style-name="T223">содержащий макросы на «родном» для LibreOffice языке </text:span><text:span text:style-name="T260">программирования макросов</text:span><text:span text:style-name="T14"> BASIC,</text:span><text:span text:style-name="T223"> которы</text:span><text:span text:style-name="T224">е</text:span><text:span text:style-name="T223"> </text:span><text:span text:style-name="T224">осуществляют </text:span><text:span text:style-name="T43">экспорт текста из LibreOffice Writer</text:span> в <text:span text:style-name="T258">новый файл в </text:span><text:span text:style-name="T225">формат</text:span><text:span text:style-name="T258">е</text:span> Habr Flavored Markdown <text:span text:style-name="T248">(</text:span><text:span text:style-name="T258">далее - </text:span><text:span text:style-name="T23">HFM</text:span><text:span text:style-name="T248">)</text:span> или HTML, <text:span text:style-name="T225">в виде, пригодном для размещения статьи в интернете, </text:span><text:span text:style-name="T226">например, на сайте </text:span><text:span text:style-name="T34">habr.com</text:span><text:span text:style-name="T225">.</text:span></text:p>
      <text:p text:style-name="P32"/>
      <text:p text:style-name="Quotations"><text:span text:style-name="T40">Текст данной статьи был экспортирован</text:span> <text:span text:style-name="T272">в формат </text:span><text:span text:style-name="T26">HFM </text:span>для размещения на сайте habr.com с помощью <text:span text:style-name="T319">библиотеки м</text:span>акрос<text:span text:style-name="T319">ов, содержащихся в данном файле</text:span>.</text:p>
      <text:p text:style-name="P83"/>
      <text:p text:style-name="P51"><text:span text:style-name="T40">Для использования достаточно скачать указанный файл</text:span> (его можно переименовать)<text:span text:style-name="T14">, </text:span>заменить в нем текст на свой <text:span text:style-name="T253">текст</text:span>, подготовленный в соответствии с описанием в статье, и вызвать макрос. В папке со скач<text:span text:style-name="T259">а</text:span>нным файлом появится новый файл в выбранном формате.</text:p>
      <text:p text:style-name="P51"/>
      <text:p text:style-name="Quotations"><text:span text:style-name="T40">Рассмотрение макросов на языке BASIC</text:span>, которые осуществляют экспорт, предполагается в отдельной статье.</text:p>
      <text:p xml:id="id2014365935" text:style-name="P1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7"><text:a xlink:type="simple" xlink:href="#__RefHeading___Toc653_1771585153" text:style-name="Index_20_Link" text:visited-style-name="Index_20_Link">1. Введение<text:tab/>1</text:a></text:p>
          <text:p text:style-name="P117"><text:a xlink:type="simple" xlink:href="#__RefHeading___Toc653_17715851532" text:style-name="Index_20_Link" text:visited-style-name="Index_20_Link">2. Стили текста<text:tab/>2</text:a></text:p>
          <text:p text:style-name="P118"><text:a xlink:type="simple" xlink:href="#__RefHeading___Toc2480_900228344" text:style-name="Index_20_Link" text:visited-style-name="Index_20_Link">2.1. Ссылки<text:tab/>2</text:a></text:p>
          <text:p text:style-name="P118"><text:a xlink:type="simple" xlink:href="#__RefHeading___Toc653_177158515321" text:style-name="Index_20_Link" text:visited-style-name="Index_20_Link">2.2. Списки<text:tab/>3</text:a></text:p>
          <text:p text:style-name="P118"><text:a xlink:type="simple" xlink:href="#__RefHeading___Toc653_1771585153211" text:style-name="Index_20_Link" text:visited-style-name="Index_20_Link">2.3. Цитата<text:tab/>3</text:a></text:p>
          <text:p text:style-name="P118"><text:a xlink:type="simple" xlink:href="#__RefHeading___Toc4384_2248946202" text:style-name="Index_20_Link" text:visited-style-name="Index_20_Link">2.4. Исходный код<text:tab/>3</text:a></text:p>
          <text:p text:style-name="P117"><text:a xlink:type="simple" xlink:href="#__RefHeading___Toc4386_2248946202" text:style-name="Index_20_Link" text:visited-style-name="Index_20_Link">3. Таблицы<text:tab/>4</text:a></text:p>
          <text:p text:style-name="P117"><text:a xlink:type="simple" xlink:href="#__RefHeading___Toc655_1771585153" text:style-name="Index_20_Link" text:visited-style-name="Index_20_Link">4. Картинки<text:tab/>4</text:a></text:p>
          <text:p text:style-name="P118"><text:a xlink:type="simple" xlink:href="#__RefHeading___Toc4390_2248946202" text:style-name="Index_20_Link" text:visited-style-name="Index_20_Link">4.1. Картинка вне текста<text:tab/>5</text:a></text:p>
          <text:p text:style-name="P118"><text:a xlink:type="simple" xlink:href="#__RefHeading___Toc4388_2248946202" text:style-name="Index_20_Link" text:visited-style-name="Index_20_Link">4.2. Картинка внутри текста (Inline Image)<text:tab/>6</text:a></text:p>
          <text:p text:style-name="P117"><text:a xlink:type="simple" xlink:href="#__RefHeading___Toc4392_2248946202" text:style-name="Index_20_Link" text:visited-style-name="Index_20_Link">5. Вставка раздела<text:tab/>6</text:a></text:p>
          <text:p text:style-name="P117"><text:a xlink:type="simple" xlink:href="#__RefHeading___Toc653_17715851531" text:style-name="Index_20_Link" text:visited-style-name="Index_20_Link">6. Формулы<text:tab/>6</text:a></text:p>
          <text:p text:style-name="P118"><text:a xlink:type="simple" xlink:href="#__RefHeading___Toc4394_2248946202" text:style-name="Index_20_Link" text:visited-style-name="Index_20_Link">6.1. Вставка формулы в виде картинки<text:tab/>6</text:a></text:p>
          <text:p text:style-name="P118"><text:a xlink:type="simple" xlink:href="#__RefHeading___Toc4396_2248946202" text:style-name="Index_20_Link" text:visited-style-name="Index_20_Link">6.2. Вставка формулы в виде объекта LibreOffice Math<text:tab/>7</text:a></text:p>
          <text:p text:style-name="P117"><text:a xlink:type="simple" xlink:href="#__RefHeading___Toc7340_2248946202" text:style-name="Index_20_Link" text:visited-style-name="Index_20_Link">7. Оглавление<text:tab/>7</text:a></text:p>
        </text:index-body>
      </text:table-of-content>
      <text:p text:style-name="P13"/>
      <text:h xml:id="id1151364038" text:style-name="Heading_20_1" text:outline-level="1"><text:bookmark-start text:name="__RefHeading___Toc653_1771585153" xml:id="id1761867095"/>1. Введение<text:bookmark-end text:name="__RefHeading___Toc653_1771585153"/></text:h>
      <text:p text:style-name="P17"/>
      <text:p text:style-name="P18"><text:span text:style-name="T227">Для </text:span><text:span text:style-name="T44">тестирования экспорта текста</text:span> статьи из LibreOffice Writer в Habr Flavored Markdown:</text:p>
      <text:p text:style-name="P37">1. Установите <text:span text:style-name="T229">LibreOffice </text:span>версии 7.2.4.1 (х<text:span text:style-name="T1">64</text:span>) или выше</text:p>
      <text:p text:style-name="P18"><text:span text:style-name="T233">2.</text:span> <text:span text:style-name="T233">П</text:span><text:span text:style-name="T227">ройдите по ссылке: </text:span><text:a xlink:type="simple" xlink:href="https://github.com/bda-user/libre_office_macro/blob/main/libre_office_export.odt" text:style-name="Internet_20_link" text:visited-style-name="Visited_20_Internet_20_Link"><text:span text:style-name="T227">https://github.com/bda-user/libre_office_macro/blob/main/libre_office_export.odt</text:span></text:a></text:p>
      <text:p text:style-name="P34"><text:span text:style-name="T233">3. </text:span>Скачайте файл <text:span text:style-name="T228">«libre_office_export.odt»</text:span>.</text:p>
      <text:p text:style-name="P34"><text:span text:style-name="T233">4.</text:span> <text:span text:style-name="T232">Откройте указанный файл.</text:span></text:p>
      <text:p text:style-name="P35"><text:span text:style-name="T233">5. </text:span><text:span text:style-name="T228">Для запуска макроса выбираем в</text:span><text:span text:style-name="T210"> главном меню — </text:span><text:span text:style-name="T228">Сервис</text:span><text:span text:style-name="T210"> — </text:span><text:span text:style-name="T228">Макросы — Выполнить макрос.</text:span></text:p>
      <text:p text:style-name="P35"><text:span text:style-name="T234">6.</text:span><text:span text:style-name="T228"> В поле «Библиотека»:</text:span></text:p>
      <text:p text:style-name="P33"><text:span text:style-name="T228">- </text:span><text:span text:style-name="T230">раскрываем пункт</text:span><text:span text:style-name="T228"> «libre_office_export.odt»,</text:span></text:p>
      <text:p text:style-name="P33"><text:soft-page-break/><text:span text:style-name="T228">- </text:span><text:span text:style-name="T230">раскрываем пункт «</text:span><text:span text:style-name="T15">DocExport</text:span><text:span text:style-name="T230">»,</text:span></text:p>
      <text:p text:style-name="P33"><text:span text:style-name="T230">- выбираем пункт «</text:span><text:span text:style-name="T15">DocModel</text:span><text:span text:style-name="T230">»,</text:span></text:p>
      <text:p text:style-name="P36"><text:span text:style-name="T235">7</text:span><text:span text:style-name="T234">.</text:span><text:span text:style-name="T228"> В поле «</text:span><text:span text:style-name="T235">Имя макроса</text:span><text:span text:style-name="T228">»</text:span><text:span text:style-name="T230"> выбираем </text:span><text:span text:style-name="T231">макрос</text:span><text:span text:style-name="T230"> «</text:span><text:span text:style-name="T15">MakeDocHfmView</text:span><text:span text:style-name="T230">».</text:span></text:p>
      <text:p text:style-name="P50">В папке со скач<text:span text:style-name="T254">а</text:span>нным файлом появится новый файл «libre_office_export_export_hfm.txt».</text:p>
      <text:p text:style-name="P50"/>
      <text:p text:style-name="P54">Для <text:span text:style-name="T7">экспорта в HTML</text:span><text:span text:style-name="T1"> </text:span>в пункте 7 выбираем <text:span text:style-name="T231">макрос</text:span><text:span text:style-name="T230"> «</text:span><text:span text:style-name="T15">MakeDocH</text:span><text:span text:style-name="T25">t</text:span><text:span text:style-name="T15">m</text:span><text:span text:style-name="T25">l</text:span><text:span text:style-name="T15">View</text:span><text:span text:style-name="T230">».</text:span></text:p>
      <text:p text:style-name="P52">Для <text:span text:style-name="T45">экспорта своего текста</text:span><text:span text:style-name="T261"> можно создать копию</text:span> скачанн<text:span text:style-name="T261">ого</text:span> файл<text:span text:style-name="T261">а,</text:span><text:span text:style-name="T14"> </text:span>заменить в нем текст на свой <text:span text:style-name="T253">текст</text:span>, подготовленный в соответствии с описанием в статье, и вызвать макрос.</text:p>
      <text:p text:style-name="P43"/>
      <text:p text:style-name="Quotations">Чтобы после замены текста в файле на свой текст он корректно экспортировался необходимо его подготовить в соответствии с описанием в статье.</text:p>
      <text:p text:style-name="Standard"/>
      <text:h text:style-name="Heading_20_1" text:outline-level="1"><text:bookmark-start text:name="__RefHeading___Toc653_17715851532"/>2. Стили текста<text:bookmark-end text:name="__RefHeading___Toc653_17715851532"/></text:h>
      <text:p text:style-name="P89"/>
      <text:p text:style-name="P89"><text:span text:style-name="T252">Этот п</text:span><text:span text:style-name="T246">араграф содержит</text:span> <text:span text:style-name="T40">жирный</text:span> <text:span text:style-name="T246">текст </text:span>публикации, <text:span text:style-name="T186">курсивный</text:span> текст, <text:span text:style-name="T195">подчеркнутый</text:span> текст <text:span text:style-name="T93">зачеркнутый</text:span> текст.</text:p>
      <text:p text:style-name="P40"/>
      <text:p text:style-name="P40">Во время экспорта, <text:span text:style-name="T247">например, в формат </text:span><text:span text:style-name="T22">HFM </text:span><text:span text:style-name="T247">жирный текст </text:span><text:span text:style-name="T249">выделяется </text:span><text:span text:style-name="T250">двумя звездочками</text:span><text:span text:style-name="T249">:</text:span></text:p>
      <text:p text:style-name="P90"><text:span text:style-name="T249">«п</text:span><text:span text:style-name="T246">араграф содержит</text:span> **<text:span text:style-name="T211">жирный**</text:span> <text:span text:style-name="T246">текст».</text:span></text:p>
      <text:p text:style-name="P90"/>
      <text:p text:style-name="P97"><text:span text:style-name="T47">Особые случаи</text:span><text:span text:style-name="T218">.</text:span></text:p>
      <text:p text:style-name="P92">Однако <text:span text:style-name="T255">иногда </text:span>при просмотре файла экспорта можно увидеть следующее:</text:p>
      <text:p text:style-name="P91"><text:span text:style-name="T249">«п</text:span><text:span text:style-name="T246">араграф содержит</text:span> <text:span text:style-name="T302">\</text:span>*<text:span text:style-name="T302">\</text:span>*<text:span text:style-name="T211">жир</text:span><text:span text:style-name="T222">\</text:span><text:span text:style-name="T211">*</text:span><text:span text:style-name="T222">\</text:span><text:span text:style-name="T211">*</text:span><text:span text:style-name="T222">\</text:span><text:span text:style-name="T211">*</text:span><text:span text:style-name="T222">\</text:span><text:span text:style-name="T211">*ный</text:span><text:span text:style-name="T222">\</text:span><text:span text:style-name="T211">*</text:span><text:span text:style-name="T222">\</text:span><text:span text:style-name="T211">*</text:span> <text:span text:style-name="T246">текст»,</text:span></text:p>
      <text:p text:style-name="P94">что может нарушить форматирование.</text:p>
      <text:p text:style-name="P91"/>
      <text:p text:style-name="P93">Как правило, это случается когда мы сначала пишем слово «жир», форматируем его, применяя стиль «<text:span text:style-name="T1">bold</text:span>», затем продолжаем писать, вставляя буквы «<text:span text:style-name="T213">ный</text:span>», <text:span text:style-name="T256">т. е. редактируем отформатированный текст</text:span>. В <text:span text:style-name="T251">результате в</text:span>нутри <text:span text:style-name="T229">LibreOffice Writer </text:span><text:span text:style-name="T251">слово «</text:span><text:span text:style-name="T213">жирный</text:span><text:span text:style-name="T251">» состоит из двух слов «</text:span><text:span text:style-name="T213">жир» </text:span><text:span text:style-name="T214">и</text:span><text:span text:style-name="T213"> «ный».</text:span></text:p>
      <text:p text:style-name="P99"/>
      <text:p text:style-name="P98"><text:span text:style-name="T46">Подсказка</text:span><text:span text:style-name="T218">.</text:span></text:p>
      <text:p text:style-name="P96"><text:span text:style-name="T213">Ч</text:span><text:span text:style-name="T211">тобы исправить ситуацию можно </text:span><text:span text:style-name="T217">в файле </text:span><text:span text:style-name="T17">ODT</text:span><text:span text:style-name="T211"> выделить слово «</text:span><text:span text:style-name="T213">жирный</text:span><text:span text:style-name="T211">» нажать комбинацию клавиш «</text:span><text:span text:style-name="T16">Ctrl + X</text:span><text:span text:style-name="T211">» </text:span><text:span text:style-name="T16">(</text:span><text:span text:style-name="T215">В</text:span><text:span text:style-name="T211">ырезать</text:span><text:span text:style-name="T16">), </text:span><text:span text:style-name="T211">затем нажать комбинацию клавиш «</text:span><text:span text:style-name="T16">Ctrl + Shift + V</text:span><text:span text:style-name="T211">» </text:span><text:span text:style-name="T16">(</text:span><text:span text:style-name="T211">Вставить как</text:span><text:span text:style-name="T16">) </text:span><text:span text:style-name="T211">и выбрать пункт «Только текст».</text:span></text:p>
      <text:p text:style-name="P19"/>
      <text:h text:style-name="Heading_20_2" text:outline-level="2"><text:bookmark-start text:name="__RefHeading___Toc2480_900228344"/>2.1. Ссылки<text:bookmark-end text:name="__RefHeading___Toc2480_900228344"/></text:h>
      <text:p text:style-name="P39"/>
      <text:p text:style-name="P119"><text:span text:style-name="T85">Это</text:span><text:span text:style-name="T86">т</text:span><text:span text:style-name="T85"> параграф </text:span><text:span text:style-name="T86">содержит </text:span><text:span text:style-name="T61">гиперссылку</text:span><text:span text:style-name="T86"> </text:span><text:a xlink:type="simple" xlink:href="https://habr.ru/" text:style-name="Internet_20_link" text:visited-style-name="Visited_20_Internet_20_Link"><text:span text:style-name="T87">habr_ru</text:span></text:a><text:span text:style-name="T88"> </text:span><text:span text:style-name="T72">(</text:span><text:span text:style-name="T24">URL</text:span><text:span text:style-name="T72"> https://habr.ru/)</text:span><text:span text:style-name="T170">.</text:span></text:p>
      <text:p text:style-name="P100"/>
      <text:p text:style-name="P45"><text:span text:style-name="T172">Подсказка</text:span><text:span text:style-name="T124">.</text:span></text:p>
      <text:p text:style-name="P44"><text:span text:style-name="T96">Чтобы добавить гиперссылку необходимо </text:span><text:span text:style-name="T104">выделить текст, который будет текстом ссылки, затем</text:span><text:span text:style-name="T96"> </text:span><text:span text:style-name="T97">в меню «Вставка» выбрать пункт «Гиперссылка», в</text:span><text:span text:style-name="T107">о</text:span><text:span text:style-name="T97"> </text:span><text:span text:style-name="T107">вкладке</text:span><text:span text:style-name="T97"> «</text:span><text:span text:style-name="T149">Int</text:span><text:span text:style-name="T150">e</text:span><text:span text:style-name="T149">rnet</text:span><text:span text:style-name="T97">» </text:span><text:span text:style-name="T108">в разделе «</text:span><text:span text:style-name="T109">Тип гиперссылки</text:span><text:span text:style-name="T108">» </text:span><text:span text:style-name="T98">заполнить поле </text:span><text:span text:style-name="T151">URL.</text:span></text:p>
      <text:p text:style-name="P102"/>
      <text:p text:style-name="P38">Это<text:span text:style-name="T245">т</text:span> параграф <text:span text:style-name="T245">содержит </text:span><text:span text:style-name="T187">ссылку внутри текста</text:span><text:span text:style-name="T193">.</text:span><text:span text:style-name="T2"> </text:span><text:span text:style-name="T192">См. </text:span><text:reference-mark-start text:name="ref_1"/><text:reference-mark-start text:name="#ref_1"/><text:a xlink:type="simple" xlink:href="#ref_1" text:style-name="Internet_20_link" text:visited-style-name="Visited_20_Internet_20_Link">листинг №1</text:a><text:reference-mark-end text:name="#ref_1"/><text:reference-mark-end text:name="ref_1"/><text:span text:style-name="T188"> </text:span><text:span text:style-name="T193">(ссылка внутри текста </text:span><text:span text:style-name="T6">#ref</text:span><text:span text:style-name="T196">_1</text:span><text:span text:style-name="T193">).</text:span></text:p>
      <text:p text:style-name="P38"/>
      <text:p text:style-name="P45"><text:span text:style-name="T172">Подсказка</text:span><text:span text:style-name="T124">.</text:span></text:p>
      <text:p text:style-name="P45"><text:span text:style-name="T96">Чтобы добавить ссылку внутри текста</text:span><text:span text:style-name="T148"> </text:span><text:span text:style-name="T105">документа</text:span><text:span text:style-name="T148"> </text:span><text:span text:style-name="T96">необходимо:</text:span></text:p>
      <text:p text:style-name="P46"><text:soft-page-break/><text:span text:style-name="T96">1. </text:span><text:span text:style-name="T99">В месте текст</text:span><text:span text:style-name="T103">а</text:span><text:span text:style-name="T99">, куда будет вести ссылка, </text:span><text:span text:style-name="T100">необходимо </text:span><text:span text:style-name="T103">установить курсор, затем </text:span><text:span text:style-name="T97">в меню «Вставка» выбрать пункт</text:span><text:span text:style-name="T99"> «Закладка», </text:span><text:span text:style-name="T101">в поле «Имя» ввести </text:span><text:span text:style-name="T112">текст</text:span><text:span text:style-name="T101">, например, «</text:span><text:span text:style-name="T152">ref_1</text:span><text:span text:style-name="T101">» и нажать </text:span><text:span text:style-name="T102">кнопку «Вставить».</text:span></text:p>
      <text:p text:style-name="P47"><text:span text:style-name="T102">2. </text:span><text:span text:style-name="T106">Н</text:span><text:span text:style-name="T100">еобходимо </text:span><text:span text:style-name="T104">выделить текст, который будет текстом ссылки, затем</text:span><text:span text:style-name="T100"> </text:span><text:span text:style-name="T97">в меню «Вставка» выбрать пункт «Гиперссылка», в</text:span><text:span text:style-name="T107">о</text:span><text:span text:style-name="T97"> </text:span><text:span text:style-name="T107">вкладке</text:span><text:span text:style-name="T97"> «</text:span><text:span text:style-name="T153">Document</text:span><text:span text:style-name="T97">»</text:span><text:span text:style-name="T107"> </text:span><text:span text:style-name="T97">в разделе «</text:span><text:span text:style-name="T110">Цель в документе</text:span><text:span text:style-name="T97">» </text:span><text:span text:style-name="T98">заполнить поле «</text:span><text:span text:style-name="T110">Цель</text:span><text:span text:style-name="T98">», </text:span><text:span text:style-name="T110">вставив имя закладки, например, «</text:span><text:span text:style-name="T154">ref</text:span><text:span text:style-name="T111">_1</text:span><text:span text:style-name="T110">» без решетки </text:span><text:span text:style-name="T154">#</text:span><text:span text:style-name="T151">.</text:span></text:p>
      <text:p text:style-name="P20"/>
      <text:h text:style-name="Heading_20_2" text:outline-level="2"><text:bookmark-start text:name="__RefHeading___Toc653_177158515321"/>2.2. Списки<text:bookmark-end text:name="__RefHeading___Toc653_177158515321"/></text:h>
      <text:p text:style-name="P16"/>
      <text:p xml:id="id1912248105" text:style-name="P16"><text:span text:style-name="T257">Маркированный с</text:span>пис<text:span text:style-name="T257">о</text:span>к, <text:span text:style-name="T190">вложенны</text:span><text:span text:style-name="T257">й маркированный список</text:span></text:p>
      <text:list xml:id="list3623816375" text:style-name="L1">
        <text:list-item>
          <text:p xml:id="id2912878584" text:style-name="P146">элемент 1</text:p>
        </text:list-item>
        <text:list-item>
          <text:p xml:id="id1408779387" text:style-name="P146">элемент 2</text:p>
          <text:list>
            <text:list-item>
              <text:p xml:id="id1071695666" text:style-name="P146">элемент <text:span text:style-name="T190">2.</text:span>1</text:p>
            </text:list-item>
            <text:list-item>
              <text:p xml:id="id2420295588" text:style-name="P146">элемент <text:span text:style-name="T190">2.</text:span>2</text:p>
            </text:list-item>
          </text:list>
        </text:list-item>
      </text:list>
      <text:p text:style-name="P22"/>
      <text:p text:style-name="P22"><text:span text:style-name="T257">Н</text:span>умерованный <text:span text:style-name="T257">с</text:span>писок, <text:span text:style-name="T191">вложенный </text:span><text:span text:style-name="T257">н</text:span><text:span text:style-name="T191">умерованный список</text:span></text:p>
      <text:list xml:id="list3702268994" text:style-name="L2">
        <text:list-item>
          <text:p xml:id="id2814914064" text:style-name="P147">элемент</text:p>
        </text:list-item>
        <text:list-item>
          <text:p text:style-name="P147">элемент</text:p>
          <text:list>
            <text:list-item>
              <text:p xml:id="id1161231205" text:style-name="P147">элемент <text:span text:style-name="T191">2.</text:span>1</text:p>
            </text:list-item>
            <text:list-item>
              <text:p text:style-name="P147">элемент <text:span text:style-name="T191">2.</text:span>2</text:p>
            </text:list-item>
          </text:list>
        </text:list-item>
      </text:list>
      <text:p text:style-name="P48"/>
      <text:p text:style-name="P62"><text:span text:style-name="T48">Подсказка</text:span>.</text:p>
      <text:p text:style-name="P55"><text:span text:style-name="T263">1. </text:span>Чтобы применить формат списков необходимо <text:span text:style-name="T262">выделить фрагмент текста и</text:span> <text:span text:style-name="T97">в меню «</text:span><text:span text:style-name="T113">Формат</text:span><text:span text:style-name="T97">» выбрать пункт «</text:span><text:span text:style-name="T114">Списки</text:span><text:span text:style-name="T97">», </text:span><text:span text:style-name="T115">затем выбрать тип списка: Маркированный список или Нумерованный список.</text:span></text:p>
      <text:p text:style-name="P55"><text:span text:style-name="T122">2. </text:span><text:span text:style-name="T118">Возможны «смешанные» списки, </text:span><text:span text:style-name="T119">т. е. формат можно применять независимо к каждому пункту</text:span><text:span text:style-name="T115"> спис</text:span><text:span text:style-name="T119">ка / вложенного списка.</text:span></text:p>
      <text:p text:style-name="P55"><text:span text:style-name="T122">3. </text:span><text:span text:style-name="T116">Перевод строки после нажатия клавиши «</text:span><text:span text:style-name="T155">Enter</text:span><text:span text:style-name="T116">» продолжает список, два подряд перевода строки отменяет дальнейшее использование формата списка.</text:span></text:p>
      <text:p text:style-name="P56"><text:span text:style-name="T122">4. </text:span><text:span text:style-name="T117">Н</text:span><text:span text:style-name="T116">ажати</text:span><text:span text:style-name="T117">е</text:span><text:span text:style-name="T116"> клавиши «</text:span><text:span text:style-name="T156">Tab</text:span><text:span text:style-name="T116">» </text:span><text:span text:style-name="T117">при установленном курсоре в начале пункта списка</text:span><text:span text:style-name="T116"> </text:span><text:span text:style-name="T117">начинает вложенный список </text:span><text:span text:style-name="T120">(визуально у</text:span><text:span text:style-name="T121">величив</text:span><text:span text:style-name="T120">ает отступ)</text:span><text:span text:style-name="T117">.</text:span></text:p>
      <text:p text:style-name="P56"><text:span text:style-name="T122">5. </text:span><text:span text:style-name="T117">Н</text:span><text:span text:style-name="T116">ажати</text:span><text:span text:style-name="T117">е</text:span><text:span text:style-name="T116"> клавиш «</text:span><text:span text:style-name="T156">Shift-Tab</text:span><text:span text:style-name="T116">» </text:span><text:span text:style-name="T117">при установленном курсоре в начале пункта списка</text:span><text:span text:style-name="T116"> </text:span><text:span text:style-name="T117">переводит пункт вложенного списка на более высокий уровень </text:span><text:span text:style-name="T120">(визуально уменьшает отступ)</text:span><text:span text:style-name="T117">.</text:span></text:p>
      <text:p text:style-name="P49"/>
      <text:h text:style-name="P143" text:outline-level="2"><text:bookmark-start text:name="__RefHeading___Toc653_1771585153211"/>2.3. Цитата<text:bookmark-end text:name="__RefHeading___Toc653_1771585153211"/></text:h>
      <text:p text:style-name="P105"/>
      <text:p text:style-name="P105"><text:span text:style-name="T264">Пример ц</text:span>итат<text:span text:style-name="T264">ы</text:span></text:p>
      <text:p text:style-name="P105"/>
      <text:p text:style-name="P88"><text:span text:style-name="T40">Текст</text:span> <text:span text:style-name="T66">цитаты </text:span><text:span text:style-name="T67">(начало)</text:span></text:p>
      <text:p text:style-name="P21"><text:span text:style-name="T195">продолжение</text:span> цитаты</text:p>
      <text:p text:style-name="Standard"/>
      <text:p text:style-name="P63"><text:span text:style-name="T49">Подсказка</text:span>.</text:p>
      <text:p text:style-name="P58"><text:span text:style-name="T263">1. </text:span>Чтобы применить формат <text:span text:style-name="T264">цитаты необходимо использовать</text:span><text:span text:style-name="T265"> стиль абзаца «Блочная цитата»</text:span><text:span text:style-name="T115">.</text:span></text:p>
      <text:p text:style-name="P57"><text:span text:style-name="T123">2</text:span><text:span text:style-name="T122">. </text:span><text:span text:style-name="T116">Перевод строки после нажатия клавиши «</text:span><text:span text:style-name="T155">Enter</text:span><text:span text:style-name="T116">» продолжает </text:span><text:span text:style-name="T123">цитату</text:span><text:span text:style-name="T116">, два подряд перевода строки отменяет дальнейшее использование формата </text:span><text:span text:style-name="T123">цитаты</text:span><text:span text:style-name="T116">.</text:span></text:p>
      <text:p text:style-name="Standard"/>
      <text:h text:style-name="Heading_20_2" text:outline-level="2"><text:bookmark-start text:name="__RefHeading___Toc4384_2248946202"/>2.4. Исходный код<text:bookmark-end text:name="__RefHeading___Toc4384_2248946202"/></text:h>
      <text:p text:style-name="P110"/>
      <text:p xml:id="id2096528206" text:style-name="P112"><text:bookmark text:name="ref_1"/><text:soft-page-break/>Листинг № 1. <text:span text:style-name="T289">Для форматирования</text:span><text:span text:style-name="T271"> исходного кода </text:span><text:span text:style-name="T289">и</text:span><text:span text:style-name="T270">спользуем с</text:span><text:span text:style-name="T197">тиль абзаца «</text:span><text:span text:style-name="T10">code_vbscript</text:span><text:span text:style-name="T197">»</text:span><text:span text:style-name="T271">.</text:span></text:p>
      <text:p text:style-name="P111"/>
      <text:p text:style-name="P135"><text:span text:style-name="T40">Скрип автоматически добавляет нумерацию строк кода</text:span>.</text:p>
      <text:p text:style-name="P111"/>
      <text:p xml:id="id2904957745" text:style-name="P115">Sub Example</text:p>
      <text:p xml:id="id3733133973" text:style-name="P115"><text:s text:c="4"/>Dim FileNo As Integer, Filename As String, CurLine As String</text:p>
      <text:p xml:id="id2523030122" text:style-name="P115"><text:s text:c="4"/>Dim Doc As Object</text:p>
      <text:p xml:id="id3844495525" text:style-name="P115"><text:s text:c="4"/>Dim Enum1 As Object, Enum2 As Object</text:p>
      <text:p text:style-name="P115"><text:s text:c="4"/>Dim TextElement As Object, TextPortion As Object</text:p>
      <text:p text:style-name="Standard"/>
      <text:p text:style-name="P41"><text:span text:style-name="T315">1. </text:span>Во время экспорта <text:span text:style-name="T247">в формат </text:span><text:span text:style-name="T22">HFM </text:span><text:span text:style-name="T267">исходный код</text:span><text:span text:style-name="T247"> </text:span><text:span text:style-name="T249">выделяется</text:span><text:span text:style-name="T268"> символами «</text:span><text:span text:style-name="T301">\</text:span><text:span text:style-name="T95">`</text:span><text:span text:style-name="T177">\</text:span><text:span text:style-name="T95">`</text:span><text:span text:style-name="T177">\</text:span><text:span text:style-name="T95">`</text:span><text:span text:style-name="T268">» в начале и в конце блока кода. </text:span><text:span text:style-name="T177">С</text:span><text:span text:style-name="T178">имвол</text:span><text:span text:style-name="T177">ы</text:span><text:span text:style-name="T178"> «</text:span><text:span text:style-name="T177">\</text:span><text:span text:style-name="T95">`</text:span><text:span text:style-name="T177">\</text:span><text:span text:style-name="T95">`</text:span><text:span text:style-name="T177">\</text:span><text:span text:style-name="T95">`</text:span><text:span text:style-name="T178">» </text:span><text:span text:style-name="T177">в </text:span><text:span text:style-name="T179">начале</text:span><text:span text:style-name="T177"> блока могут быть дополнены </text:span><text:span text:style-name="T179">словом</text:span><text:span text:style-name="T177"> «</text:span><text:span text:style-name="T95">vbscript» </text:span><text:span text:style-name="T182">(</text:span><text:span text:style-name="T177">\</text:span><text:span text:style-name="T95">`</text:span><text:span text:style-name="T177">\</text:span><text:span text:style-name="T95">`</text:span><text:span text:style-name="T177">\</text:span><text:span text:style-name="T95">`vbscript</text:span><text:span text:style-name="T182">)</text:span><text:span text:style-name="T95">, </text:span><text:span text:style-name="T180">чтобы </text:span><text:span text:style-name="T166">HFM </text:span><text:span text:style-name="T180">применил оформление соответствующее </text:span><text:span text:style-name="T167">BASIC’</text:span><text:span text:style-name="T180">у</text:span><text:span text:style-name="T177">.</text:span></text:p>
      <text:p text:style-name="P81"><text:span text:style-name="T177">2. Во время экспорта </text:span><text:span text:style-name="T181">в формат </text:span><text:span text:style-name="T166">H</text:span><text:span text:style-name="T168">TML</text:span><text:span text:style-name="T166"> </text:span><text:span text:style-name="T183">в начале блока кода вставляется строка:</text:span></text:p>
      <text:p text:style-name="P42"><text:span text:style-name="T169">&amp;lt;</text:span><text:span text:style-name="T166">pre class="code vbscript"</text:span><text:span text:style-name="T169">&amp;gt;</text:span></text:p>
      <text:p text:style-name="P80"><text:span text:style-name="T95">в</text:span><text:span text:style-name="T184"> </text:span><text:span text:style-name="T95">конце блока кода:</text:span></text:p>
      <text:p text:style-name="P42"><text:span text:style-name="T169">&amp;lt;/</text:span><text:span text:style-name="T166">pre</text:span><text:span text:style-name="T169">&amp;gt;</text:span></text:p>
      <text:p text:style-name="Standard"/>
      <text:p text:style-name="P64"><text:span text:style-name="T49">Подсказка</text:span>.</text:p>
      <text:p text:style-name="P60"><text:span text:style-name="T263">1. </text:span>Чтобы<text:span text:style-name="T264"> использовать</text:span> формат <text:span text:style-name="T266">исходного кода</text:span><text:span text:style-name="T129"> </text:span><text:span text:style-name="T138">в файле </text:span><text:span text:style-name="T164">ODT</text:span><text:span text:style-name="T264"> необходимо </text:span><text:span text:style-name="T269">выделить текст и</text:span> применить<text:span text:style-name="T265"> стиль абзаца «</text:span><text:span text:style-name="T10">code_vbscript</text:span><text:span text:style-name="T265">»</text:span><text:span text:style-name="T115">.</text:span></text:p>
      <text:p text:style-name="P61"><text:span text:style-name="T123">2</text:span><text:span text:style-name="T122">. </text:span><text:span text:style-name="T125">Чтобы </text:span><text:span text:style-name="T139">использовать</text:span><text:span text:style-name="T125"> </text:span><text:span text:style-name="T127">в формат</text:span><text:span text:style-name="T125">е</text:span><text:span text:style-name="T127"> </text:span><text:span text:style-name="T157">HFM </text:span><text:span text:style-name="T128">исходный код </text:span><text:span text:style-name="T125">на другом языке программирования </text:span><text:span text:style-name="T129">необходимо </text:span><text:span text:style-name="T138">в файле </text:span><text:span text:style-name="T164">ODT </text:span><text:span text:style-name="T129">создать новый стиль, например, </text:span><text:span text:style-name="T130">«</text:span><text:span text:style-name="T158">code_</text:span><text:span text:style-name="T159">cpp</text:span><text:span text:style-name="T130">» </text:span><text:span text:style-name="T144">и использовать его для форматирования</text:span><text:span text:style-name="T115">. </text:span><text:span text:style-name="T131">Тогда блок кода </text:span><text:span text:style-name="T127">в формат</text:span><text:span text:style-name="T125">е</text:span><text:span text:style-name="T127"> </text:span><text:span text:style-name="T157">HFM </text:span><text:span text:style-name="T131">начнется с символов «</text:span><text:span text:style-name="T145">\</text:span><text:span text:style-name="T126">`</text:span><text:span text:style-name="T145">\</text:span><text:span text:style-name="T126">`</text:span><text:span text:style-name="T145">\</text:span><text:span text:style-name="T126">`</text:span><text:span text:style-name="T160">cpp</text:span><text:span text:style-name="T131">».</text:span></text:p>
      <text:p text:style-name="P70"><text:span text:style-name="T131">3. </text:span><text:span text:style-name="T125">Чтобы </text:span><text:span text:style-name="T129">создать новый стиль </text:span><text:span text:style-name="T138">в файле </text:span><text:span text:style-name="T164">ODT</text:span><text:span text:style-name="T129">, например, </text:span><text:span text:style-name="T130">«</text:span><text:span text:style-name="T158">code_</text:span><text:span text:style-name="T159">cpp</text:span><text:span text:style-name="T130">» </text:span><text:span text:style-name="T96">на основе стиля </text:span><text:span text:style-name="T130">«</text:span><text:span text:style-name="T158">code_vbscript</text:span><text:span text:style-name="T130">» </text:span><text:span text:style-name="T132">необходимо в меню «Стили» выбрать пункт «Управление стилями» </text:span><text:span text:style-name="T133">(</text:span><text:span text:style-name="T161">F11</text:span><text:span text:style-name="T133">), </text:span><text:span text:style-name="T134">затем</text:span><text:span text:style-name="T162"> </text:span><text:span text:style-name="T163">в</text:span><text:span text:style-name="T136"> панели</text:span><text:span text:style-name="T134"> выбрать </text:span><text:span text:style-name="T96">стил</text:span><text:span text:style-name="T134">ь</text:span><text:span text:style-name="T96"> </text:span><text:span text:style-name="T130">«</text:span><text:span text:style-name="T158">code_vbscript</text:span><text:span text:style-name="T130">», </text:span><text:span text:style-name="T135">нажать на нем правой клавишей мыши и в контекстном меню выбрать пункт «Создать», </text:span><text:span text:style-name="T136">в открывшемся диалоге на вкладке «Управление» в разделе «</text:span><text:span text:style-name="T137">Стиль</text:span><text:span text:style-name="T136">» </text:span><text:span text:style-name="T137">в поле «Имя» ввести название стиля «</text:span><text:span text:style-name="T158">code_</text:span><text:span text:style-name="T159">cpp</text:span><text:span text:style-name="T137">» </text:span><text:span text:style-name="T140">и нажать кнопку «ОК»</text:span><text:span text:style-name="T137">.</text:span></text:p>
      <text:p text:style-name="P59"><text:span text:style-name="T142">4</text:span><text:span text:style-name="T125">. </text:span><text:span text:style-name="T116">Перевод строки после нажатия клавиши «</text:span><text:span text:style-name="T155">Enter</text:span><text:span text:style-name="T116">» продолжает </text:span><text:span text:style-name="T141">выбранный формат</text:span><text:span text:style-name="T116">, два подряд перевода строки отменяет дальнейшее использование формата.</text:span></text:p>
      <text:p text:style-name="P77"><text:span text:style-name="T116">5. </text:span><text:span text:style-name="T96">Чтобы добавить пустую строку в блок кода необходимо после первого </text:span><text:span text:style-name="T116">нажатия клавиши «</text:span><text:span text:style-name="T155">Enter</text:span><text:span text:style-name="T116">» </text:span><text:span text:style-name="T96">ввести символ пробела, а затем повторно</text:span><text:span text:style-name="T116"> нажат</text:span><text:span text:style-name="T96">ь</text:span><text:span text:style-name="T116"> клавиш</text:span><text:span text:style-name="T96">у</text:span><text:span text:style-name="T116"> «</text:span><text:span text:style-name="T155">Enter</text:span><text:span text:style-name="T116">», </text:span><text:span text:style-name="T146">иначе </text:span><text:span text:style-name="T147">стиль</text:span><text:span text:style-name="T146"> </text:span><text:span text:style-name="T130">«</text:span><text:span text:style-name="T158">code_vbscript</text:span><text:span text:style-name="T130">»</text:span><text:span text:style-name="T146"> «сбросится» </text:span><text:span text:style-name="T147">и у текущего абзаца будет</text:span><text:span text:style-name="T146"> </text:span><text:span text:style-name="T147">стиль</text:span><text:span text:style-name="T146"> «Базовый».</text:span></text:p>
      <text:p text:style-name="P101"/>
      <text:h text:style-name="P139" text:outline-level="1"><text:bookmark-start text:name="__RefHeading___Toc4386_2248946202"/>3. Таблицы<text:bookmark-end text:name="__RefHeading___Toc4386_2248946202"/></text:h>
      <text:p text:style-name="Standard"/>
      <table:table table:name="Таблица2" table:style-name="Таблица2">
        <table:table-column table:style-name="Таблица2.A" table:number-columns-repeated="3"/>
        <table:table-row table:style-name="TableLine2442463561088">
          <table:table-cell table:style-name="Таблица2.A1" office:value-type="string">
            <text:p text:style-name="P1"><text:span text:style-name="T70">Заголовок</text:span> 1</text:p>
          </table:table-cell>
          <table:table-cell table:style-name="Таблица2.A1" office:value-type="string">
            <text:p text:style-name="P1"><text:span text:style-name="T70">Заголовок</text:span> 2</text:p>
          </table:table-cell>
          <table:table-cell table:style-name="Таблица2.C1" office:value-type="string">
            <text:p text:style-name="P1"><text:span text:style-name="T70">Заголовок</text:span> <text:span text:style-name="T54">3</text:span></text:p>
          </table:table-cell>
        </table:table-row>
        <table:table-row table:style-name="TableLine2442463558096">
          <table:table-cell table:style-name="Таблица2.A2" office:value-type="string">
            <text:p text:style-name="P1"><text:span text:style-name="T70">Ячейка</text:span> 1 </text:p>
            <text:p text:style-name="P1"><text:span text:style-name="T70">Текст </text:span><text:span text:style-name="T58">жирный</text:span> </text:p>
            <text:p text:style-name="P85">Продолжение текста</text:p>
          </table:table-cell>
          <table:table-cell table:style-name="Таблица2.A2" office:value-type="string">
            <text:p text:style-name="P1"><text:span text:style-name="T70">Ячейка</text:span> 2 </text:p>
            <text:p text:style-name="P3"><text:span text:style-name="T73">Текст </text:span><text:span text:style-name="T185">cursive</text:span>,<text:span text:style-name="T56"> </text:span><text:span text:style-name="T70">текст</text:span><text:span text:style-name="T56"> </text:span><text:span text:style-name="T65">подчеркнутый</text:span><text:span text:style-name="T70">, текст </text:span><text:span text:style-name="T94">зачеркнутый</text:span></text:p>
          </table:table-cell>
          <table:table-cell table:style-name="Таблица2.C2" office:value-type="string">
            <text:p text:style-name="P1"><text:span text:style-name="T70">Ячейка</text:span> <text:span text:style-name="T54">3 </text:span></text:p>
            <text:p text:style-name="P1"><text:span text:style-name="T70">Ссылка</text:span><text:span text:style-name="T71"> </text:span><text:a xlink:type="simple" xlink:href="https://habr.ru/" text:style-name="Internet_20_link" text:visited-style-name="Visited_20_Internet_20_Link"><text:span text:style-name="T55">habr_ru</text:span></text:a><text:span text:style-name="T188"> </text:span><text:span text:style-name="T72">(гиперссылка https://habr.ru/)</text:span></text:p>
          </table:table-cell>
        </table:table-row>
      </table:table>
      <text:p text:style-name="P109"/>
      <text:p text:style-name="P64"><text:span text:style-name="T49">Подсказка</text:span>.</text:p>
      <text:p text:style-name="P71"><text:span text:style-name="T143">1. Чтобы вставить в файл </text:span><text:span text:style-name="T165">ODT</text:span><text:span text:style-name="T143"> таблицу </text:span><text:span text:style-name="T132">необходимо в меню «</text:span><text:span text:style-name="T143">Таблица</text:span><text:span text:style-name="T132">» выбрать пункт «</text:span><text:span text:style-name="T143">Вставить таблицу</text:span><text:span text:style-name="T132">».</text:span></text:p>
      <text:p text:style-name="P72"><text:span text:style-name="T132">2. </text:span><text:span text:style-name="T96">Формат </text:span><text:span text:style-name="T171">HFM поддерживает только «простые» таблицы без объединения ячеек</text:span><text:span text:style-name="T96"> и </text:span><text:span text:style-name="T171">не поддерживает перевод строки внутри ячейки</text:span><text:span text:style-name="T96">.</text:span></text:p>
      <text:p text:style-name="P72"><text:soft-page-break/><text:span text:style-name="T96">3. Для корректного экспорта в формат </text:span><text:span text:style-name="T148">HFM </text:span><text:span text:style-name="T171">абзацы внутри каждой ячейки объединяются в один абзац</text:span><text:span text:style-name="T96">, поэтому желательно в конце абзаца внутри ячейки в </text:span><text:span text:style-name="T143">файл</text:span><text:span text:style-name="T96">е</text:span><text:span text:style-name="T143"> </text:span><text:span text:style-name="T165">ODT </text:span><text:span text:style-name="T96">ставить пробел.</text:span></text:p>
      <text:p text:style-name="P109"/>
      <text:h text:style-name="Heading_20_1" text:outline-level="1"><text:bookmark-start text:name="__RefHeading___Toc655_1771585153"/>4. Картинки<text:bookmark-end text:name="__RefHeading___Toc655_1771585153"/></text:h>
      <text:p text:style-name="P113"/>
      <text:p text:style-name="P113">Для вставки изображения, необходимо выбрать в главном меню — Вставка — Изображение, затем выбрать файл картинки. <text:span text:style-name="T199">Изображение будет добавлено в редактируемый файл </text:span><text:span text:style-name="T12">ODT.</text:span></text:p>
      <text:p text:style-name="P27"/>
      <text:p text:style-name="P65"><text:span text:style-name="T49">Подсказка</text:span>.</text:p>
      <text:p text:style-name="P27">Чтобы <text:span text:style-name="T40">экспортировать документ</text:span> в формат <text:span text:style-name="T1">(HFM </text:span>или <text:span text:style-name="T1">HTML)</text:span>, пригодный <text:span text:style-name="T40">для размещения в интернете</text:span>, можно:</text:p>
      <text:p text:style-name="P27"><text:span text:style-name="T212">1. </text:span><text:span text:style-name="T42">Предварительно разместить картинки в интернете</text:span>, например, на <text:span text:style-name="T1">Gith</text:span><text:span text:style-name="T39">u</text:span><text:span text:style-name="T1">b.com.</text:span></text:p>
      <text:p text:style-name="P29"><text:span text:style-name="T300">2.</text:span><text:span text:style-name="T273"> </text:span>Для этого регистрируемся <text:span text:style-name="T203">на </text:span><text:span text:style-name="T1">Gith</text:span><text:span text:style-name="T39">u</text:span><text:span text:style-name="T1">b.com</text:span>, создаем репозиторий. <text:span text:style-name="T237">Чтобы файлы были доступны <text:s/></text:span><text:span text:style-name="T238">всем пользователям </text:span><text:span text:style-name="T237">необходимо </text:span><text:span text:style-name="T238">выбрать созданный репозиторий, </text:span><text:span text:style-name="T239">нажать кнопку с шестеренкой «</text:span><text:span text:style-name="T18">Settings</text:span><text:span text:style-name="T239">», </text:span><text:span text:style-name="T240">на вкладке «</text:span><text:span text:style-name="T19">General</text:span><text:span text:style-name="T240">» внизу в разделе «Danger Zone» </text:span><text:span text:style-name="T241">в первом пункте <text:s/>«Change repository visibility» справа нажать кнопку «</text:span><text:span text:style-name="T20">Change </text:span><text:span text:style-name="T241">visibility» </text:span><text:span text:style-name="T242">и выбрать </text:span><text:span text:style-name="T241">«</text:span><text:span text:style-name="T20">Change </text:span><text:span text:style-name="T21">to public</text:span><text:span text:style-name="T241">».</text:span></text:p>
      <text:p text:style-name="P28"><text:span text:style-name="T300">3.</text:span><text:span text:style-name="T273"> </text:span><text:span text:style-name="T237">В</text:span>нутри репозитория нажимаем кнопку «<text:span text:style-name="T1">Add file</text:span>», выбираем «<text:span text:style-name="T1">Create new file</text:span>». Вместо имени файла вводим «имя_папки/» <text:span text:style-name="T201">(после имени папки обязательно вв</text:span><text:span text:style-name="T273">одим</text:span><text:span text:style-name="T201"> </text:span><text:span text:style-name="T41">слеш</text:span><text:span text:style-name="T201">)</text:span> затем «имя_файла». Это <text:span text:style-name="T40">позволит создать каталог</text:span> «имя_папки» <text:span text:style-name="T204">и пустой файл </text:span>«имя_файла». Входим в <text:span text:style-name="T274">созданный </text:span>каталог вызываем диалог «<text:span text:style-name="T1">Add file</text:span>», выбираем <text:span text:style-name="T274">кнопку</text:span> «<text:span text:style-name="T1">Upload files</text:span>», <text:span text:style-name="T200">загружаем картинки</text:span>. <text:span text:style-name="T202">Войдя в каталог и нажав на ссылку загруженной картинки, </text:span><text:span text:style-name="T203">наводим курсор на картинку, в контекстном меню выбираем «Открыть изображение в новой вкладке», в строке адреса будет </text:span><text:span text:style-name="T206">постоянная </text:span><text:span text:style-name="T203">ссылка на картинку в формате </text:span><text:span text:style-name="T13">URL.</text:span></text:p>
      <text:p text:style-name="P114"><text:span text:style-name="T300">4</text:span><text:span text:style-name="T205">. </text:span>После вставки изображения <text:span text:style-name="T206">в файл</text:span><text:span text:style-name="T199"> </text:span><text:span text:style-name="T12">ODT</text:span><text:span text:style-name="T206"> </text:span>можно вызвать диалог «Свойства» картинки: клавиша «<text:span text:style-name="T1">F4</text:span>» или Контекстное меню — Свойства, <text:span text:style-name="T275">н</text:span>а вкладке «Изображение» <text:span text:style-name="T276">в </text:span>раздел<text:span text:style-name="T276">е</text:span> «Связь» <text:span text:style-name="T276">в </text:span>поле «<text:span text:style-name="T198">Имя файла</text:span>» <text:span text:style-name="T198">можно </text:span><text:span text:style-name="T9">указать ссылку на источник картинки в интернете в формате URL</text:span><text:span text:style-name="T11"> (</text:span><text:span text:style-name="T76">например, https://raw.githubusercontent.com/bda-user/libre_office_macro/main/img/01.jpg</text:span><text:span text:style-name="T11">).</text:span></text:p>
      <text:p text:style-name="P78"><text:span text:style-name="T300">5</text:span><text:span text:style-name="T207">. </text:span>На вкладке «Параметры» в разделе «Имена» можно заполнить поля «Альтерн<text:span text:style-name="T208">а</text:span>тива» и «Описание», <text:span text:style-name="T209">которые используются </text:span><text:span text:style-name="T199">в формат</text:span><text:span text:style-name="T236">ах</text:span><text:span text:style-name="T199"> </text:span><text:span text:style-name="T12">HFM </text:span><text:span text:style-name="T199">или </text:span><text:span text:style-name="T12">HTML. </text:span><text:span text:style-name="T303">Например, в свойствах картинки в разделе 4.1 указано: 1) </text:span>пол<text:span text:style-name="T303">е</text:span> «Альтерн<text:span text:style-name="T208">а</text:span>тива»:<text:span text:style-name="T303"> </text:span><text:span text:style-name="T304">К</text:span><text:span text:style-name="T303">артинка недоступна, </text:span><text:span text:style-name="T304">содержит заставку для статьи</text:span><text:span text:style-name="T303">, 2) поле </text:span>«Описание»: <text:span text:style-name="T318">Рис. 1. </text:span><text:span text:style-name="T317">Картинка. </text:span><text:span text:style-name="T304">З</text:span>аставк<text:span text:style-name="T304">а</text:span> для статьи.</text:p>
      <text:p text:style-name="P113"/>
      <text:h text:style-name="P145" text:outline-level="2"><text:bookmark-start text:name="__RefHeading___Toc4390_2248946202"/>4.1. Картинка вне текста<text:bookmark-end text:name="__RefHeading___Toc4390_2248946202"/></text:h>
      <text:p text:style-name="P73"/>
      <text:p text:style-name="P65"><text:span text:style-name="T49">Подсказка</text:span>.</text:p>
      <text:p text:style-name="P106"><text:span text:style-name="T69">Контекстное меню - </text:span><text:span text:style-name="T63">Обтекание</text:span> - <text:span text:style-name="T8">None</text:span></text:p>
      <text:p xml:id="id2307315826" text:style-name="P106"><text:span text:style-name="T69">Контекстное меню - </text:span><text:span text:style-name="T195">Привязка</text:span> - <text:span text:style-name="T40">К абзацу</text:span></text:p>
      <text:p text:style-name="P136"/>
      <text:p text:style-name="P82">Рис. 1. Картинка. Заставка для статьи</text:p>
      <text:p text:style-name="P104"><draw:frame draw:style-name="fr1" draw:name="Изображение1" text:anchor-type="paragraph" svg:x="0cm" svg:y="0cm" svg:width="16.26cm" svg:height="9.14cm" draw:z-index="0"><draw:image xlink:href="https://raw.githubusercontent.com/bda-user/libre_office_macro/main/img/01.jpg" xlink:type="simple" xlink:show="embed" xlink:actuate="onLoad" draw:mime-type="image/jpeg"/><svg:title>Картинка недоступна, содержит заставку для статьи</svg:title><svg:desc>Рис. 1. Картинка. Заставка для статьи</svg:desc></draw:frame><text:soft-page-break/></text:p>
      <text:h text:style-name="P144" text:outline-level="2"><text:bookmark-start text:name="__RefHeading___Toc4388_2248946202"/>4.2. Картинка внутри текста (Inline Image)<text:bookmark-end text:name="__RefHeading___Toc4388_2248946202"/></text:h>
      <text:p text:style-name="P74"/>
      <text:p text:style-name="P66"><text:span text:style-name="T49">Подсказка</text:span>.</text:p>
      <text:p text:style-name="P2"><text:span text:style-name="T69">Контекстное меню - </text:span><text:span text:style-name="T68">Привязка - </text:span><text:span text:style-name="T57">Как символ</text:span>.</text:p>
      <text:p text:style-name="P107"><text:span text:style-name="T75">Пример</text:span><text:span text:style-name="T80"> </text:span><text:span text:style-name="T59">картинки</text:span><text:span text:style-name="T69"> </text:span><text:span text:style-name="T69"><draw:frame draw:style-name="fr2" draw:name="Изображение5" text:anchor-type="as-char" svg:y="-0.448cm" svg:width="1.011cm" svg:height="0.681cm" draw:z-index="2"><draw:image xlink:href="https://raw.githubusercontent.com/bda-user/libre_office_macro/main/img/05.png" xlink:type="simple" xlink:show="embed" xlink:actuate="onLoad" draw:mime-type="image/png"/><svg:title>Alt_Изображение2</svg:title><svg:desc>Desc_Изображение2</svg:desc></draw:frame></text:span><text:span text:style-name="T69"><text:s/></text:span><text:span text:style-name="T74">внутри</text:span><text:span text:style-name="T69"> </text:span><text:span text:style-name="T84">текста</text:span><text:span text:style-name="T69"> (</text:span><text:span text:style-name="T64">Inline Image</text:span><text:span text:style-name="T69">)</text:span></text:p>
      <text:p xml:id="id2350575823" text:style-name="P103"/>
      <text:h text:style-name="P142" text:outline-level="1"><text:bookmark-start text:name="__RefHeading___Toc4392_2248946202"/>5. Вставка раздела<text:bookmark-end text:name="__RefHeading___Toc4392_2248946202"/></text:h>
      <text:p text:style-name="P120"/>
      <text:p text:style-name="P121">Использование разделов <text:span text:style-name="T40">необходимо для создания спойлеров в формате HFM</text:span>. <text:span text:style-name="T277">Чтобы в т</text:span>екст документа <text:span text:style-name="T277">вставить раздел </text:span><text:span text:style-name="T278">выбираем в меню «Вставка» пункт «Раздел».</text:span></text:p>
      <text:p text:style-name="P121"><text:span text:style-name="T279">В диалоге «Вставить раздел»</text:span><text:span text:style-name="T278"> </text:span><text:span text:style-name="T279">на вкладке «</text:span><text:span text:style-name="T280">Раздел</text:span><text:span text:style-name="T279">» </text:span><text:span text:style-name="T281">в </text:span><text:span text:style-name="T282">поле</text:span><text:span text:style-name="T281"> «</text:span><text:span text:style-name="T282">Новый раздел</text:span><text:span text:style-name="T281">» </text:span><text:span text:style-name="T283">вводим название раздела.</text:span></text:p>
      <text:p xml:id="id294038283" text:style-name="Standard"/>
      <text:section text:style-name="Sect1" xml:id="id3034329870" text:name="Spoiler_1">
        <text:p xml:id="id26479588" text:style-name="P10">Вставка № 1</text:p>
        <text:p text:style-name="P126"><text:span text:style-name="T287">1. </text:span>Данный раздел <text:span text:style-name="T284">начинается с </text:span><text:span text:style-name="T305">а</text:span><text:span text:style-name="T290">бзаца</text:span><text:span text:style-name="T284"> «</text:span><text:span text:style-name="T188">Вставка № 1</text:span><text:span text:style-name="T284">» </text:span><text:span text:style-name="T286">(текст может быть любым)</text:span> <text:span text:style-name="T284">и </text:span>имеет название «Spoiler_1».</text:p>
        <text:p text:style-name="P126"><text:span text:style-name="T284">Если </text:span><text:span text:style-name="T50">имя раздела начинается с символов «Spoiler»</text:span><text:span text:style-name="T284">, то при экспорте в формат </text:span><text:span text:style-name="T27">HFM </text:span><text:span text:style-name="T89">в начале раздела будет вставлена строчка:</text:span></text:p>
        <text:p text:style-name="P128"><text:span text:style-name="T38">&amp;lt;</text:span>spoiler title="Вставка № 1"<text:span text:style-name="T38">&amp;gt;</text:span>,</text:p>
        <text:p text:style-name="P129">в конце раздела:</text:p>
        <text:p text:style-name="P131"><text:span text:style-name="T38">&amp;lt;</text:span>/spoiler<text:span text:style-name="T38">&amp;gt;</text:span></text:p>
        <text:p text:style-name="P124"/>
        <text:p text:style-name="P125"><text:span text:style-name="T287">2. </text:span><text:span text:style-name="T285">П</text:span><text:span text:style-name="T284">ри экспорте в формат </text:span><text:span text:style-name="T27">H</text:span><text:span text:style-name="T28">TML</text:span><text:span text:style-name="T27"> </text:span><text:span text:style-name="T89">в начале раздела будет вставлена строчка:</text:span></text:p>
        <text:p text:style-name="P128"><text:span text:style-name="T38">&amp;lt;</text:span>div class="section"<text:span text:style-name="T38">&amp;gt;&amp;lt;</text:span>!-- section begin --<text:span text:style-name="T38">&amp;gt;</text:span>,</text:p>
        <text:p text:style-name="P130">в конце раздела:</text:p>
        <text:p text:style-name="P131"><text:span text:style-name="T38">&amp;lt;</text:span>/div<text:span text:style-name="T38">&amp;gt;&amp;lt;</text:span>!-- section end --<text:span text:style-name="T38">&amp;gt;</text:span></text:p>
        <text:p text:style-name="P124"/>
        <text:p text:style-name="P122"><text:span text:style-name="T51">Раздел может включать произвольное содержимое</text:span><text:span text:style-name="T288">.</text:span></text:p>
        <text:p text:style-name="P6"><text:soft-page-break/><text:span text:style-name="T90">Разделы могут быть вложены друг в друга. Например, </text:span><text:span text:style-name="T81">Раздел_1_</text:span><text:span text:style-name="T220">1 </text:span><text:span text:style-name="T82">находится внутри </text:span><text:span text:style-name="T83">раздела Spoiler_1</text:span><text:span text:style-name="T90">.</text:span></text:p>
        <text:p text:style-name="P122"/>
        <text:section text:style-name="Sect1" xml:id="id414104050" text:name="Раздел_1_1">
          <text:p xml:id="id280053364" text:style-name="P11">Вставка № 1.<text:span text:style-name="T3">1</text:span></text:p>
          <text:p text:style-name="P127"><text:span text:style-name="T62">При экспорте в формат HFM вложенные разделы игнорируются</text:span><text:span text:style-name="T91">. П</text:span><text:span text:style-name="T89">ри экспорте в формат </text:span><text:span text:style-name="T27">H</text:span><text:span text:style-name="T29">T</text:span><text:span text:style-name="T27">M</text:span><text:span text:style-name="T29">L</text:span><text:span text:style-name="T27"> </text:span><text:span text:style-name="T91">вложенные разделы вкладываются друг в друга.</text:span></text:p>
          <text:p text:style-name="P123">Конец Вставки № 1.1.</text:p>
          <text:p text:style-name="P132"/>
        </text:section>
        <text:p text:style-name="P132"/>
        <text:p text:style-name="P123">Конец Вставки № 1.</text:p>
        <text:p text:style-name="P132"/>
      </text:section>
      <text:p text:style-name="Standard"/>
      <text:p text:style-name="P69"><text:span text:style-name="T49">Подсказка</text:span>.</text:p>
      <text:p text:style-name="P134">Для корректного отображения в формате HFM в конец раздела необходимо добавить пустую строку.</text:p>
      <text:p text:style-name="Standard"/>
      <text:h text:style-name="P140" text:outline-level="1"><text:bookmark-start text:name="__RefHeading___Toc653_17715851531"/>6. Формулы<text:bookmark-end text:name="__RefHeading___Toc653_17715851531"/></text:h>
      <text:p text:style-name="Standard"/>
      <text:h text:style-name="Heading_20_2" text:outline-level="2"><text:bookmark-start text:name="__RefHeading___Toc4394_2248946202"/>6.1. Вставка формулы в виде картинки<text:bookmark-end text:name="__RefHeading___Toc4394_2248946202"/></text:h>
      <text:p text:style-name="P4"/>
      <text:p text:style-name="P24"><text:span text:style-name="T291">Формулу можно вставить </text:span><text:span text:style-name="T293">в документ</text:span><text:span text:style-name="T31"> ODT</text:span><text:span text:style-name="T32"> </text:span><text:span text:style-name="T291">в виде картинки</text:span></text:p>
      <text:p text:style-name="P7"><draw:frame draw:style-name="fr1" draw:name="Изображение4" text:anchor-type="paragraph" svg:x="-0.007cm" svg:y="0.452cm" svg:width="9.98cm" svg:height="2.32cm" draw:z-index="1"><draw:image xlink:href="https://raw.githubusercontent.com/bda-user/libre_office_macro/main/img/04.png" xlink:type="simple" xlink:show="embed" xlink:actuate="onLoad" draw:mime-type="image/png"/></draw:frame></text:p>
      <text:p text:style-name="P86">привязанной к абзацу:</text:p>
      <text:p text:style-name="P108"><text:span text:style-name="T69">Контекстное меню - </text:span><text:span text:style-name="T63">Обтекание</text:span> - <text:span text:style-name="T8">None</text:span></text:p>
      <text:p text:style-name="P79"><text:span text:style-name="T313">Контекстное меню - </text:span><text:span text:style-name="T195">Привязка</text:span> - <text:span text:style-name="T40">К абзацу</text:span></text:p>
      <text:p text:style-name="P25"><text:span text:style-name="T314">или</text:span><text:span text:style-name="T1"> </text:span><text:span text:style-name="T30">inline image</text:span><text:span text:style-name="T35">:</text:span></text:p>
      <text:p text:style-name="P25"><text:span text:style-name="T307">Контекстное меню - </text:span><text:span text:style-name="T312">Привязка</text:span><text:span text:style-name="T308"> - </text:span><text:span text:style-name="T311">Как </text:span><text:span text:style-name="T36">симво</text:span><text:span text:style-name="T37">л</text:span></text:p>
      <text:p text:style-name="P8"/>
      <text:p text:style-name="P67"><text:span text:style-name="T49">Подсказка</text:span>.</text:p>
      <text:p text:style-name="P23"><text:span text:style-name="T292">1. </text:span><text:span text:style-name="T194">Чтобы получить картинку формулы, например, в формате</text:span><text:span text:style-name="T5"> PNG </text:span><text:span text:style-name="T194">необходимо </text:span><text:span text:style-name="T189">Объект </text:span><text:span text:style-name="T4">LibreOffice Math </text:span><text:span text:style-name="T194">(см. ниже) скопировать и вставить в </text:span><text:span text:style-name="T316">программу</text:span><text:span text:style-name="T194"> </text:span><text:span text:style-name="T4">LibreOffice </text:span><text:span text:style-name="T5">Draw.</text:span></text:p>
      <text:p text:style-name="P23"><text:span text:style-name="T292">2.</text:span><text:span text:style-name="T5"> </text:span><text:span text:style-name="T194">Затем выделить вставленный объект, правой кнопкой мыши вызвать контекстное меню, выбрать пункт «Преобразовать — В растровое изображение».</text:span></text:p>
      <text:p text:style-name="P23"><text:span text:style-name="T292">3.</text:span><text:span text:style-name="T194"> Затем полученное изображение необходимо выделить, правой кнопкой мыши вызвать контекстное меню, выбрать пункт «Сохранить».</text:span></text:p>
      <text:p text:style-name="P14"/>
      <text:h text:style-name="Heading_20_2" text:outline-level="2"><text:bookmark-start text:name="__RefHeading___Toc4396_2248946202"/>6.2. Вставка формулы в виде объекта LibreOffice Math<text:bookmark-end text:name="__RefHeading___Toc4396_2248946202"/></text:h>
      <text:p text:style-name="P5"/>
      <text:p xml:id="id3805597870" text:style-name="P15"><text:span text:style-name="T291">Формулу можно вставить </text:span><text:span text:style-name="T293">в документ</text:span><text:span text:style-name="T31"> ODT</text:span><text:span text:style-name="T32"> </text:span><text:span text:style-name="T291">в виде </text:span><text:span text:style-name="T296">о</text:span><text:span text:style-name="T189">бъект</text:span><text:span text:style-name="T296">а</text:span><text:span text:style-name="T189"> </text:span><text:span text:style-name="T4">LibreOffice Math, </text:span><text:span text:style-name="T306">привязанно</text:span><text:span text:style-name="T320">го</text:span><text:span text:style-name="T306"> </text:span><text:span text:style-name="T320">к символу</text:span><text:span text:style-name="T306">:</text:span></text:p>
      <text:p text:style-name="P26"><text:span text:style-name="T307">Контекстное меню - </text:span><text:span text:style-name="T312">Привязка</text:span><text:span text:style-name="T308"> - </text:span><text:span text:style-name="T311">Как </text:span><text:span text:style-name="T36">симво</text:span><text:span text:style-name="T37">л</text:span></text:p>
      <text:p text:style-name="P84"><text:soft-page-break/><text:span text:style-name="T310">В настоящее время в макросах, транслирующих формулы их формата </text:span><text:span text:style-name="T309">LibreOffice Math </text:span><text:span text:style-name="T310">в формат LaTeX, реализовано ограниченное количество ключевых слов.</text:span></text:p>
      <text:p text:style-name="P9"/>
      <text:p text:style-name="P53"><draw:frame draw:style-name="fr3" draw:name="formula_1" text:anchor-type="char" svg:x="-0.039cm" svg:y="0.056cm" svg:width="7.301cm" svg:height="5.793cm" draw:z-index="3"><draw:object xlink:href="./Object 2" xlink:type="simple" xlink:show="embed" xlink:actuate="onLoad"/><draw:image xlink:href="./ObjectReplacements/Object 2" xlink:type="simple" xlink:show="embed" xlink:actuate="onLoad"/><svg:desc>формула</svg:desc></draw:frame></text:p>
      <text:p text:style-name="P137"><text:span text:style-name="T40">Рассмотрение макросов на языке BASIC</text:span>, которые осуществляют экспорт <text:span text:style-name="T321">формул</text:span>, <text:span text:style-name="T321">с целью добавления дополнительных ключевых слов</text:span> предполагается в отдельной статье.</text:p>
      <text:p text:style-name="P138"/>
      <text:h text:style-name="P141" text:outline-level="1"><text:bookmark-start text:name="__RefHeading___Toc7340_2248946202"/>7. Оглавление<text:bookmark-end text:name="__RefHeading___Toc7340_2248946202"/></text:h>
      <text:p text:style-name="P12"/>
      <text:p text:style-name="P116"><text:span text:style-name="T299">1. </text:span>Чтобы добавить оглавление необходимо предварительно <text:span text:style-name="T60">выделить в структуре документа ODT разделы (1)</text:span><text:span text:style-name="T77">. Можно </text:span><text:span text:style-name="T60">использовать для заголовков разделов стили абзаца (2)</text:span>: «Заголовок 1», «Заголовок 2» или «Заголовок 3».</text:p>
      <text:p text:style-name="P133"><text:span text:style-name="T299">2. </text:span><text:span text:style-name="T298">Чтобы </text:span><text:span text:style-name="T53">вставить Оглавление</text:span><text:span text:style-name="T298"> необходимо,</text:span> установив курсор в <text:span text:style-name="T295">нужном мест</text:span>е документа<text:span text:style-name="T1"> ODT, </text:span><text:span text:style-name="T56">выбираем </text:span><text:span text:style-name="T79">в </text:span><text:span text:style-name="T78">главном меню — Вставка — </text:span><text:span text:style-name="T79">Оглавление и указатели — Оглавление, указатель или библиография, </text:span><text:span text:style-name="T92">в открывшемся диалоге </text:span><text:span text:style-name="T79">нажимаем кнопку «ОК».</text:span></text:p>
      <text:p text:style-name="P75"><text:span text:style-name="T299">3. </text:span><text:span text:style-name="T244">Чтобы </text:span><text:span text:style-name="T52">удалить Оглавление</text:span><text:span text:style-name="T243"> необходимо установить на него курсор и в контекстном меню выбрать «Удалить указатель».</text:span></text:p>
      <text:p text:style-name="P76"><text:span text:style-name="T299">4. </text:span>Чтобы <text:span text:style-name="T244">корректно </text:span><text:span text:style-name="T52">обновить Оглавление</text:span><text:span text:style-name="T244">, если были удалены / добавлены / изменены разделы,</text:span><text:span text:style-name="T243"> необходимо установить на него курсор и в контекстном меню выбрать «</text:span><text:span text:style-name="T33">Update Index</text:span><text:span text:style-name="T243">».</text:span></text:p>
      <text:p text:style-name="P87"/>
      <text:p text:style-name="P68"><text:span text:style-name="T49">Подсказка</text:span><text:span text:style-name="T79">.</text:span></text:p>
      <text:p text:style-name="P75"><text:span text:style-name="T297">1</text:span><text:span text:style-name="T294">.</text:span><text:span text:style-name="T244"> </text:span><text:span text:style-name="T174">После многократной вставки / удаления Оглавления</text:span><text:span text:style-name="T175"> </text:span><text:span text:style-name="T176">при просмотре файла экспорта можно увидеть </text:span><text:span text:style-name="T173">многократное повторение заголовков</text:span><text:span text:style-name="T176">. </text:span><text:span text:style-name="T174">Поэтому </text:span><text:span text:style-name="T173">Оглавление лучше вставлять в конце</text:span><text:span text:style-name="T174">, когда структура уже определена.</text:span></text:p>
      <text:p text:style-name="P95"><text:span text:style-name="T221">2</text:span><text:span text:style-name="T219">. </text:span><text:span text:style-name="T216">Если же какой-либо заголовок в файле экспорта «задваивается», то ч</text:span><text:span text:style-name="T211">тобы исправить ситуацию можно </text:span><text:span text:style-name="T217">в файле </text:span><text:span text:style-name="T17">ODT </text:span><text:span text:style-name="T211">выделить </text:span><text:span text:style-name="T216">Заголовок,</text:span><text:span text:style-name="T211"> нажать комбинацию клавиш «</text:span><text:span text:style-name="T16">Ctrl + X</text:span><text:span text:style-name="T211">» </text:span><text:span text:style-name="T16">(</text:span><text:span text:style-name="T215">В</text:span><text:span text:style-name="T211">ырезать</text:span><text:span text:style-name="T16">), </text:span><text:span text:style-name="T211">затем нажать комбинацию клавиш «</text:span><text:span text:style-name="T16">Ctrl + Shift + V</text:span><text:span text:style-name="T211">» </text:span><text:span text:style-name="T16">(</text:span><text:span text:style-name="T211">Вставить как</text:span><text:span text:style-name="T16">) </text:span><text:span text:style-name="T211">и выбрать пункт «Только текст».</text:span></text:p>
      <text:p xml:id="id1434473716"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Quotations" style:family="paragraph" style:parent-style-name="Standard" style:class="html">
      <style:paragraph-properties fo:margin-left="0cm" fo:margin-right="1cm" fo:margin-top="0cm" fo:margin-bottom="0cm" style:contextual-spacing="false" fo:text-indent="0cm" style:auto-text-indent="false" fo:padding-left="0.499cm" fo:padding-right="0.049cm" fo:padding-top="0.049cm" fo:padding-bottom="0.049cm" fo:border-left="0.51pt solid #000000" fo:border-right="none" fo:border-top="none" fo:border-bottom="none"/>
    </style:style>
    <style:style style:name="code_5f_vbscript" style:display-name="code_vbscript" style:family="paragraph" style:parent-style-name="Standard">
      <style:text-properties style:font-name="Liberation Mono" fo:font-family="'Liberation Mono'" style:font-family-generic="modern" style:font-pitch="fixed" officeooo:rsid="0017a55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1T20:15:53.813000000</meta:creation-date>
    <meta:generator>LibreOffice/7.2.4.1$Windows_X86_64 LibreOffice_project/27d75539669ac387bb498e35313b970b7fe9c4f9</meta:generator>
    <dc:date>2023-10-29T19:12:03.701000000</dc:date>
    <meta:editing-duration>P2DT6H1M10S</meta:editing-duration>
    <meta:editing-cycles>1067</meta:editing-cycles>
    <meta:document-statistic meta:table-count="1" meta:image-count="3" meta:object-count="1" meta:page-count="8" meta:paragraph-count="180" meta:word-count="1938" meta:character-count="13773" meta:non-whitespace-character-count="11992"/>
  </office:meta>
</office:document-meta>
</file>

<file path=Basic/DocExport/DocModel.xml><?xml version="1.0" encoding="utf-8"?>
<!DOCTYPE module  PUBLIC '-//OpenOffice.org//DTD OfficeDocument 1.0//EN'  'module.dtd'>
<script:module xmlns:script="http://openoffice.org/2000/script" script:name="DocModel" script:language="StarBasic">REM Author: Dmitry A. Borisov, ddaabb@mail.ru (CC BY 4.0)
Option VBASupport 1

Const STYLE_HEAD = "Heading"
Const CODE_LINE_NUM = True

Enum NodeType
    Section = 1
    Style = 2
    List = 3
    Table = 4
    Paragraph = 5
End Enum

Type Node ' node tree
    type_ As NodeType
    value As Variant ' NodeType: Paragraph = 3, Table = 4, Image = 5. LibreOffice Object
    name_ As String ' NodeType: Section = 1,	Style = 2
    children As Variant ' NodeType: Section = 1, Style = 2
    level As Integer ' NodeType: All
End Type

Enum SectionState
    End_ = 1
    New_ = 2
    Continue = 3
End Enum

Function SectionTest(ByRef curNode, ByRef curPara, ByRef sectionNames) As SectionState
    If IsEmpty(curPara.TextSection) Then
        If curNode.level &gt; 0 Then
            SectionTest = SectionState.End_
            Exit Function
        EndIf
    ElseIf IsEmpty(curNode.name_) Or curPara.TextSection.Name &lt;&gt; curNode.name_ Then
        Dim sectionName : sectionName = Null
        If Not IsEmpty(curNode.name_) Then
            On Error Resume Next
            sectionName = sectionNames.Item(curPara.TextSection.Name)
            If Not IsNull(sectionName) Then
                SectionTest = SectionState.End_
                Exit Function
            End If
        End If
        SectionTest = SectionState.New_
        Exit Function
    End If
    SectionTest = SectionState.Continue
End Function

Function MakeNewSection(ByRef curNode, ByRef curPara, ByRef sectionNames) As Node
    sectionNames.Add(True, curPara.TextSection.Name)
    Dim newSec As Node
    With newSec
        .type_ = NodeType.Section
        .name_ = curPara.TextSection.Name
        .level = curNode.level + 1
        .children = New Collection
    End With
    curNode.children.Add(newSec)
    MakeNewSection = newSec
End Function

Function GetNodeStyle(ByRef curNode, ByRef curPara) As Node
    Dim i As Integer : i = curNode.children.Count
    If i &gt; 0 Then
        Dim lastItem : lastItem = curNode.children.Item(i)
        If lastItem.type_ = NodeType.Style And _
            lastItem.name_ = curPara.ParaStyleName Then
            GetNodeStyle = lastItem
            Exit Function
        End If
    End If
    Dim nodeStyle As Node
    With nodeStyle
        .type_ = NodeType.Style
        .name_ = curPara.ParaStyleName
        .level = curNode.level + 1
        .children = New Collection
    End With
    curNode.children.Add(nodeStyle)
    GetNodeStyle = nodeStyle
End Function

Function GetNodeList(ByRef curNode, ByRef curPara) As Node
    Dim i As Integer : i = curNode.children.Count
    If i &gt; 0 Then
        Dim lastItem : lastItem = curNode.children.Item(i)
        If lastItem.type_ = NodeType.List Then
            i = lastItem.children.Count
            If i &gt; 0 Then
                Dim listItem
                listItem = lastItem.children.Item(i)
                If listItem.type_  = NodeType.Paragraph Then
                    If listItem.value.NumberingLevel = curPara.NumberingLevel Then
                        GetNodeList = lastItem
                        Exit Function
                    End If
                Else
                    GetNodeList = GetNodeList(lastItem, curPara)
                    Exit Function
                End If
            End If
            GetNodeList = GetNodeList(lastItem, curPara)
            Exit Function
        End If
    End If
    Dim nodeList As Node
    With nodeList
        .type_ = NodeType.List
        .name_ = IIf(curPara.ListLabelString = "", "Marked", "Numbered")
        .level = curNode.level + 1
        .children = New Collection
    End With
    curNode.children.Add(nodeList)
    GetNodeList = nodeList
End Function

Sub SectionParse(ByRef paraEnum, ByRef curPara, ByRef curNode, ByRef sectionNames)
    ' Enumerate paragraphs, include tables
    Do
' emulate key word "continue" in C++
continue:
		    
        ' Process the tables
        If curPara.supportsService("com.sun.star.text.TextTable") Then
    	    Dim nodeTable As Node
            With nodeTable
                .type_ = NodeType.Table
                .level = curNode.level + 1
                .value = curPara
            End With
            curNode.children.Add(nodeTable)  
    	    
        ' Process the paragrath
        Elseif curPara.supportsService("com.sun.star.text.Paragraph") Then
            Dim secState As SectionState
            secState = SectionTest(curNode, curPara, sectionNames)            
            Select Case secState 
                Case SectionState.End_
                    Exit Sub
                Case SectionState.New_
                    Dim newSec As Node
                    newSec = MakeNewSection(curNode, curPara, sectionNames)
                    SectionParse paraEnum, curPara, newSec, sectionNames
                    GoTo continue
            End Select
            
            ' Process the Style
            Dim nodeStyle As Node
            nodeStyle = GetNodeStyle(curNode, curPara)           
            Dim nodePara As Node
            With nodePara
                .type_ = NodeType.Paragraph
                .level = nodeStyle.level + 1
                .value = curPara
            End With
            If curPara.NumberingIsNumber And _
                Left(curPara.ParaStyleName, 7) &lt;&gt; STYLE_HEAD Then
                Dim nodeList As Node
                nodeList = GetNodeList(nodeStyle, curPara)
                nodePara.level = nodeList.level + 1
                nodeList.children.Add(nodePara)
            Else
                nodeStyle.children.Add(nodePara)
            End If
      
        End If
        If Not paraEnum.hasMoreElements() Then Exit Do
        curPara = paraEnum.nextElement()
    Loop
End Sub

Sub ExportToFile (ByRef text_ As String, Comp As Object, Optional suffix = "_export.txt")
    Dim FileNo As Integer, Filename As String
    Filename = convertToURL(replace(convertFromURL(Comp.URL), ".odt", suffix))
	FileNo = Freefile
	Open Filename For Output As #FileNo
	Print #FileNo, text_
End Sub

Function MakeModel(ByRef Comp As Object) As Node
    Dim sectionNames As New Collection
    Dim docTree As Node
    With docTree
        .type_ = NodeType.Section
        .level = 0
        .children = New Collection
    End With
 
    ' Enumerate paragraphs, include tables
    Dim paraEnum : paraEnum = Comp.getText().createEnumeration()
    Dim curPara
    If paraEnum.hasMoreElements() Then
        curPara = paraEnum.nextElement()
        SectionParse paraEnum, curPara, docTree, sectionNames
    End If
    MakeModel = docTree
End Function

Sub MakeDocHtmlView(Optional Comp As Object)
    Dim doc As Object : doc = ThisComponent
    If Comp Then doc = Comp

    Dim dView As New DocView : dView = New DocView
    Dim vHtml As New ViewHtml : vHtml = New ViewHtml
    vHtml.docView = dView
    dView.docTree = MakeModel(doc)
    dView.viewAdapter = vHtml
    dView.props = New Collection
    With dView.props
        .Add(CODE_LINE_NUM, "CodeLineNum") ' Enumerate code lines 1, 2, 3 ... n
    End With
    ExportToFile dView.MakeView(), doc, "_export.html"
End Sub

Sub MakeDocHfmView(Optional Comp As Object)
    Dim doc As Object : doc = ThisComponent
    If Comp Then doc = Comp

    Dim dView As New DocView : dView = New DocView
    Dim vHfm As New ViewHfm : vHfm = New ViewHfm
    vHfm.docView = dView
    dView.docTree = MakeModel(doc)
    dView.viewAdapter = vHfm
    dView.props = New Collection
    With dView.props
        .Add(CODE_LINE_NUM, "CodeLineNum") ' Enumerate code lines 1, 2, 3 ... n
    End With
    ExportToFile dView.MakeView(), doc, "_export_hfm.txt"
End Sub

' "C:\Program Files\LibreOffice\program\soffice.exe" --invisible --nofirststartwizard --headless --norestore macro:///DocExport.DocModel.ExportDir("D:\cpp\habr\002-hfm",0)
Sub ExportDir(Folder As String, Optional Hfm As Boolean = True)  
    Dim Props(0) as New com.sun.star.beans.PropertyValue
    Props(0).NAME = "Hidden" 
    Props(0).Value = True 
    Dim Comp As Object
    Dim url, fname As String : fname = Dir$(Folder + "\" + "*.odt", 0)    
    Do
        url = ConvertToUrl(Folder + "\" + fname)
        Comp = StarDesktop.loadComponentFromURL(url, "_blank", 0, Props)
        If Hfm Then
            MakeDocHfmView Comp
        Else
            MakeDocHtmlView Comp
        End If
        fname = Dir$
        call Comp.close(True)
    Loop Until fname = ""
End Sub

</script:module>
</file>

<file path=Basic/DocExport/DocView.xml><?xml version="1.0" encoding="utf-8"?>
<!DOCTYPE module  PUBLIC '-//OpenOffice.org//DTD OfficeDocument 1.0//EN'  'module.dtd'>
<script:module xmlns:script="http://openoffice.org/2000/script" script:name="DocView" script:language="StarBasic">REM Author: Dmitry A. Borisov, ddaabb@mail.ru (CC BY 4.0)
Option Explicit
Option Compatible
Option ClassModule

Const STYLE_QUOT = "Quotations"
Const STYLE_CODE = "code_"
Const STYLE_HEAD = "Heading"

Public docTree
Public viewAdapter
Public props

Function PrintNodeStyle(ByRef node)
    Dim s As String : s = ""
    If node.name_ = STYLE_QUOT Then
        s = viewAdapter.Quote(node)
    ElseIf Left(node.name_, 5) = STYLE_CODE Then
        s = viewAdapter.Code(node)
    ElseIf Left(node.name_, 7) = STYLE_HEAD Then
        Dim textPortion, enumPortion
        enumPortion = node.children(1).value.createEnumeration()
        Do While enumPortion.hasMoreElements()
            textPortion = enumPortion.nextElement()
            If textPortion.TextPortionType = "Text" Then
                s = s &amp; viewAdapter.Head(node)
            ElseIf textPortion.TextPortionType = "Bookmark" Then
                s = s &amp; viewAdapter.Anchor(textPortion)
            End If
        Loop
    Else
        s = viewAdapter.ParaStyle(node)
    End If
    PrintNodeStyle = s
End Function

Function PrintNodeParaLO(ByRef oPara, level As Long, Optional lineNum As Integer)
    Dim textGraphObj$ : textGraphObj$ = "com.sun.star.text.TextGraphicObject"
    Dim drawShape$ : drawShape$ = "com.sun.star.drawing.Shape"
    Dim textEmbObj$ : textEmbObj$ = "com.sun.star.text.TextEmbeddedObject"
    ' Graphics are anchored to a paragraph are enumerate as TextContent
    Dim contEnum : contEnum = _
        oPara.createContentEnumeration("com.sun.star.text.TextContent")
    Dim curContent, s As String : s = ""
    
    If Not IsMissing (lineNum) AND lineNum &gt; 0 Then s = s &amp; Format_Num(lineNum) &amp; " "
    
    Do While contEnum.hasMoreElements()
        curContent = contEnum.nextElement()           
        If curContent.supportsService(textGraphObj$) Then
            ' Image anchored to a paragraph
            s = s &amp; viewAdapter.Image(curContent)
        ElseIf curContent.supportsService(drawShape$) Then
            ' Drawing shape anchored to a paragraph
        End If
    Loop
    
    ' Graphics are anchored a character, or as a character into paragraph
    ' are enumerate as TextPortionType will process when parse paragraph
    Dim textPortion, enumPortion : enumPortion = oPara.createEnumeration()
    Do While enumPortion.hasMoreElements()
        textPortion = enumPortion.nextElement()
        If textPortion.TextPortionType = "Text" Then
            ' Simply text object is here
            If Not IsEmpty(textPortion.HyperLinkURL) And _
                textPortion.HyperLinkURL &lt;&gt; "" Then
			    s = s &amp; viewAdapter.Link(textPortion)
      	    ElseIf textPortion.CharWeight = com.sun.star.awt.FontWeight.BOLD Then
			    s = s &amp; viewAdapter.FontDecorate(textPortion, "Bold")
      	    ElseIf textPortion.CharPosture = com.sun.star.awt.FontSlant.ITALIC Then
			    s = s &amp; viewAdapter.FontDecorate(textPortion, "Italic")
      	    ElseIf textPortion.CharUnderline = com.sun.star.awt.FontUnderline.SINGLE Then
			    s = s &amp; viewAdapter.FontDecorate(textPortion, "Underline")
      	    ElseIf textPortion.CharStrikeout = com.sun.star.awt.FontStrikeout.SINGLE Then
			    s = s &amp; viewAdapter.FontDecorate(textPortion, "Strikeout")
            Else
			    s = s &amp; textPortion.String
			End If
        ElseIf textPortion.TextPortionType = "Frame" Then
            ' Check inline textGraphic &amp; drawing.Shape
            Dim framePortion, enumFrame
            enumFrame = textPortion.createContentEnumeration(textGraphObj$)
            Do While enumFrame.hasMoreElements()
                framePortion = enumFrame.nextElement()
                If framePortion.supportsService(textGraphObj$) Then
                    ' inline IMG is here
                    s = s &amp; viewAdapter.InlineImage(framePortion)
                ElseIf framePortion.supportsService(drawShape$) Then
                    ' inline Shape here
                ElseIf framePortion.supportsService(textEmbObj$) And _
                    framePortion.FrameStyleName = "Formula" Then
                    ' inline Formula here
                    s = s &amp; viewAdapter.Formula(framePortion.Component.Formula)
                End If
            Loop
        ElseIf textPortion.TextPortionType = "Bookmark" Then
            s = s &amp; viewAdapter.Anchor(textPortion)
        End If
    Loop
    If oPara.NumberingIsNumber Then
        PrintNodeParaLO = viewAdapter.FormatList(oPara, s, level)
    ElseIf Not IsMissing (lineNum) AND lineNum = 0 Then
        PrintNodeParaLO = viewAdapter.FormatPara(s, level, 0)       
    ElseIf Not IsMissing (lineNum) AND lineNum &gt; 0 Then
        PrintNodeParaLO = s &amp; CHR$(10)
    Else
        PrintNodeParaLO = viewAdapter.FormatPara(s, level, 1)
    End If
End Function

Function PrintNodePara(ByRef nodePara, Optional lineNum As Integer)
    If IsMissing (lineNum) Then
        PrintNodePara = PrintNodeParaLO(nodePara.value, nodePara.level)
        Exit Function
    End If
    PrintNodePara = PrintNodeParaLO(nodePara.value, nodePara.level, lineNum)
End Function

Function PrintNodeTable(ByRef nodeTable)
    Dim oTable, oCell, oText, oEnum, oPar, t, r, c
    Dim nRow As Long, nCol As Long, Rows As Long, Colls As Long
    oTable = nodeTable.value : t = ""
    Rows = oTable.getRows().getCount() - 1
    Colls = oTable.getColumns().getCount() - 1
    For nRow = 0 To Rows
        r = ""
        For nCol = 0 To Colls
            oCell = oTable.getCellByPosition(nCol, nRow)
            oText = oCell.getText()
            c = ""
            oEnum = oText.createEnumeration()
            Do While oEnum.hasMoreElements()
                oPar = oEnum.nextElement()
                If oPar.supportsService("com.sun.star.text.Paragraph") Then
                    c = c &amp; PrintNodeParaLO(oPar, nodeTable.level + 3, 0)
                End If
            Loop
            r = r &amp; viewAdapter.FormatCell(c, nodeTable.level + 2, nCol, nRow)
        Next
        t = t &amp; viewAdapter.FormatRow(r, nodeTable.level + 1, nRow, Colls)
    Next
    PrintNodeTable = viewAdapter.FormatTable(t, nodeTable.level)
End Function

Function PrintTree(ByRef node, Optional ByRef props As Collection)
    Dim child, lineNum : lineNum = 0
    Dim s : s = ""
    If Not IsMissing(props) And props("CodeLineNum") Then lineNum = 1
    For Each child In node.children
        If child.type_ = NodeType.Section Then
            s = s &amp; viewAdapter.Section(child)
        ElseIf child.type_ = NodeType.Style Then
            s = s &amp; PrintNodeStyle(child)
        ElseIf child.type_ = NodeType.List Then
            s = s &amp; viewAdapter.List(child)
        ElseIf child.type_ = NodeType.Paragraph Then
            If lineNum &gt; 0 Then
                s = s &amp; PrintNodePara(child, lineNum)
                lineNum = lineNum + 1
            Else
                s = s &amp; PrintNodePara(child)
            End If
        ElseIf child.type_ = NodeType.Table Then
            s = s &amp; PrintNodeTable(child)
        End If
    Next
    PrintTree = s
End Function

Public Function MakeView() As String
    MakeView = PrintTree(docTree)
End Function

</script:module>
</file>

<file path=Basic/DocExport/Utils.xml><?xml version="1.0" encoding="utf-8"?>
<!DOCTYPE module  PUBLIC '-//OpenOffice.org//DTD OfficeDocument 1.0//EN'  'module.dtd'>
<script:module xmlns:script="http://openoffice.org/2000/script" script:name="Utils" script:language="StarBasic" script:moduleType="normal">REM Author: Dmitry A. Borisov, ddaabb@mail.ru (CC BY 4.0)
Option Explicit

Function Format_Num(ByVal lineNum As Integer, Optional Size As Integer) As String
    Dim sz As Integer : sz = "4"
    If Not IsMissing(Size) Then sz = Size
    Dim s As String : s = "" + lineNum
    s = s + String(sz - Len(s), " ")
    Format_Num = s
End Function

Sub Main
    Dim s As String : s = Format_Num(43, 12)
End Sub
</script:module>
</file>

<file path=Basic/DocExport/ViewHfm.xml><?xml version="1.0" encoding="utf-8"?>
<!DOCTYPE module  PUBLIC '-//OpenOffice.org//DTD OfficeDocument 1.0//EN'  'module.dtd'>
<script:module xmlns:script="http://openoffice.org/2000/script" script:name="ViewHfm" script:language="StarBasic">REM Author: Dmitry A. Borisov, ddaabb@mail.ru (CC BY 4.0)
Option Explicit
Option Compatible
Option ClassModule

Const SEC_HEADING = "Оглавление"
Const STYLE_HEADING = "Contents"
Const SHIFT_CNT = 4

Public docView
Public fontStyles As New Collection

Private Sub Class_Initialize()
    fontStyles.Add(Array("**", "**"), "Bold")
    fontStyles.Add(Array("*", "*"), "Italic")
    fontStyles.Add(Array("&lt;u&gt;", "&lt;/u&gt;"), "Underline")
    fontStyles.Add(Array("~~", "~~"), "Strikeout")
End Sub

Function Head(ByRef node)
    Dim i : i = Split(node.name_, " ")(1)
    Head = CHR$(10) &amp; String(i, "#") &amp; " " &amp; _
        node.children(1).value.String &amp; CHR$(10)
End Function

Function Quote(ByRef node)
    Quote = "&gt; " &amp; docView.PrintTree(node) &amp; CHR$(10)
End Function

Function Code(ByRef node)
    If docView.props("CodeLineNum") Then
        Dim props As New Collection
        props.Add(True, "CodeLineNum")
        Code = docView.PrintTree(node, props)
    Else
        Code = docView.PrintTree(node)
    End If
    Code = "```" &amp; Split(node.name_, "_")(1) &amp; CHR$(10) &amp; _
        Code &amp; "```" &amp; CHR$(10)
End Function

Function ParaStyle(ByRef node)
    ParaStyle = docView.PrintTree(node)
End Function

Function List(ByRef node)
    List = docView.PrintTree(node)
End Function

Function Image(ByRef lo)
    Image = "![" &amp; lo.Title &amp; "](" &amp; lo.Graphic.OriginURL &amp; _
        " """ &amp; lo.Description &amp; """)" &amp; CHR$(10)
End Function

Function InlineImage(ByRef lo)
    InlineImage = "&lt;img inline=""true"" src=""" &amp; _
        lo.Graphic.OriginURL &amp; """ /&gt;"
End Function

Function Link(ByRef node)
    Dim t As String : t = node.String
    If Left(node.ParaStyleName, 8) = STYLE_HEADING Then
        t = Left(t, Len(t) - 2)
    End If
    Link = "[" &amp; t &amp; "](" &amp; node.HyperLinkURL &amp; ")"
End Function

Function Anchor(ByRef lo)
    Anchor = IIf(lo.IsStart, "&lt;anchor&gt;" &amp; lo.Bookmark.Name &amp; "&lt;/anchor&gt;", "")
End Function

Function FontDecorate(ByRef node, style As String)
    Dim s : s = fontStyles(style)
    FontDecorate = s(0) &amp; node.String &amp; s(1)
End Function

Function FormatCell(ByRef txt, level As Long, index As Long, idxRow As Long)
    FormatCell = IIf(index = 0, txt, "|" &amp; txt)
End Function

Function FormatRow(ByRef txt, level As Long, index As Long, Colls As Long)
    Dim i AS Long, r As String : r = ""
    r = "|" &amp; txt &amp; "|" &amp; CHR$(10)
    If index = 0 Then
        r = r &amp; "|"
        For i = 0 To Colls
            r = r &amp; " --- |"
        Next
        r = r &amp; CHR$(10)
    End If
    FormatRow = r
End Function

Function FormatTable(ByRef txt, level As Long)
    FormatTable = txt
End Function

Function FormatList(ByRef list, ByRef txt, level As Long)
    Dim shift As String : shift = String(list.NumberingLevel * SHIFT_CNT, " ")
    Dim lbl As String : lbl = list.ListLabelString
    FormatList = shift &amp; IIf(lbl = "", "-", lbl) &amp; " " &amp; txt &amp; CHR$(10)
End Function

Function FormatPara(ByRef txt, level As Long, extra As Long)
    FormatPara = txt &amp; IIf(extra = 0, "", CHR$(10))
End Function

Function Formula(ByRef txt As String)
    Dim m As New mMath
    m.Set_Formula(txt)
    m.vAdapter = New vLatex
    m.vAdapter.mMath = m
    Formula = "$$" &amp; CHR$(10) &amp; m.Get_Formula() &amp; CHR$(10) &amp;  "$$" &amp; CHR$(10)
End Function

Function GetSectionTitle(ByRef nodeSec)
    GetSectionTitle = ""
    If nodeSec.children.Count &gt; 0 And _
        nodeSec.children(1).type_ =  NodeType.Style Then
        Dim nodeStyle : nodeStyle = nodeSec.children(1)
        If nodeStyle.children.Count &gt; 0 And _
            nodeStyle.children(1).type_ =  NodeType.Paragraph Then
            GetSectionTitle = nodeStyle.children(1).value.getString()
            nodeStyle.children.Remove(1)
        End If
    End If
End Function

Function Section(ByRef nodeSec)
    If nodeSec.level &lt;&gt; 1 Then
        Section = docView.PrintTree(nodeSec)
        Exit Function
    End If
    
    Dim secTitle : secTitle = GetSectionTitle(nodeSec)
    If secTitle = SEC_HEADING Then
        Section = "# " &amp; secTitle &amp; CHR$(10) &amp; docView.PrintTree(nodeSec)
        Exit Function
    End If

    Section = "&lt;spoiler title=""" &amp; _
        secTitle &amp; """&gt;" &amp; CHR$(10) &amp; CHR$(10) &amp; _
        docView.PrintTree(nodeSec) &amp; "&lt;/spoiler&gt;" &amp; CHR$(10)
End Function

</script:module>
</file>

<file path=Basic/DocExport/ViewHtml.xml><?xml version="1.0" encoding="utf-8"?>
<!DOCTYPE module  PUBLIC '-//OpenOffice.org//DTD OfficeDocument 1.0//EN'  'module.dtd'>
<script:module xmlns:script="http://openoffice.org/2000/script" script:name="ViewHtml" script:language="StarBasic">REM Author: Dmitry A. Borisov, ddaabb@mail.ru (CC BY 4.0)
Option Explicit
Option Compatible
Option ClassModule

Const STYLE_HEADING = "Contents"
Const SEC_CLASS = "section"
Const SHIFT_CNT = 4

Public docView
Public fontStyles As New Collection
Public headHtml As New Collection

Private Sub Class_Initialize()
    fontStyles.Add(Array("&lt;b&gt;", "&lt;/b&gt;"), "Bold")
    fontStyles.Add(Array("&lt;i&gt;", "&lt;/i&gt;"), "Italic")
    fontStyles.Add(Array("&lt;u&gt;", "&lt;/u&gt;"), "Underline")
    fontStyles.Add(Array("&lt;del&gt;", "&lt;/del&gt;"), "Strikeout")
    
    headHtml.Add(Array("&lt;h1&gt;", "&lt;/h1&gt;"), "1")
    headHtml.Add(Array("&lt;h2&gt;", "&lt;/h2&gt;"), "2")
    headHtml.Add(Array("&lt;h3&gt;", "&lt;/h3&gt;"), "3")
End Sub

Function Head(ByRef node)
   Dim shift As String : shift = String(node.level * SHIFT_CNT, " ")
    Dim s : s = Split(node.name_, " ")(1)
    Dim tag : tag = headHtml(s)
    Head = CHR$(10) &amp; shift &amp; tag(0) &amp; node.children(1).value.String &amp; tag(1) &amp; CHR$(10)
End Function

Function Quote(ByRef node)
    Dim shift As String : shift = String(node.level * SHIFT_CNT, " ")
    Quote = shift &amp; "&lt;blockquote&gt;" &amp; CHR$(10) &amp; _
        docView.PrintTree(node) &amp; shift &amp; "&lt;/blockquote&gt;" &amp; CHR$(10)
End Function

Function Code(ByRef node)
    If docView.props("CodeLineNum") Then
        Dim props As New Collection
        props.Add(True, "CodeLineNum")
        Code = docView.PrintTree(node, props)
    Else
        Code = docView.PrintTree(node)
    End If
    Dim shift As String : shift = String(node.level * SHIFT_CNT, " ")
    Code = shift &amp; "&lt;pre class=""code " &amp; Split(node.name_, "_")(1) &amp; """&gt;" &amp; _
        CHR$(10) &amp; Code &amp; shift &amp; "&lt;/pre&gt;" &amp; CHR$(10)
End Function

Function ParaStyle(ByRef node)
    Dim shift As String : shift = String(node.level * SHIFT_CNT, " ")
    ParaStyle = shift &amp; "&lt;div&gt;" &amp; CHR$(10) &amp; _
        docView.PrintTree(node) &amp; shift &amp; "&lt;/div&gt;" &amp; CHR$(10)
End Function

Function List(ByRef node)
    List = docView.PrintTree(node)
    Dim shift As String : shift = String(node.level * SHIFT_CNT, " ")
    If node.name_ = "Marked" Then
        List = shift &amp; "&lt;ul&gt;" &amp; CHR$(10) &amp; _
            List &amp; shift &amp; "&lt;/ul&gt;" &amp; CHR$(10)
    Else
        List = shift &amp; "&lt;ol&gt;" &amp; CHR$(10) &amp; _
            List &amp; shift &amp; "&lt;/ol&gt;" &amp; CHR$(10)    
    End If
End Function

Function InlineImage(ByRef node)
    InlineImage = "&lt;img alt=""" &amp; node.Title &amp; """ src=""" &amp; _
        node.Graphic.OriginURL &amp; """ /&gt;"
End Function

Function Image(ByRef node)
    Image =  InlineImage(node) &amp; "&lt;br /&gt;" &amp; CHR$(10)
End Function

Function Link(ByRef node)
    Dim t As String : t = node.String
    If Left(node.ParaStyleName, 8) = STYLE_HEADING Then
        t = Left(t, Len(t) - 2)
    End If
    Link = "&lt;a href=""" &amp; node.HyperLinkURL  &amp; """ &gt;" &amp; t &amp; "&lt;/a&gt;"
End Function

Function Anchor(ByRef lo)
    Anchor = IIf(lo.IsStart, _
        "&lt;a name =""" &amp; lo.Bookmark.Name &amp; """&gt;&lt;/a&gt;", "")
End Function

Function FontDecorate(ByRef node, style As String)
    Dim s : s = fontStyles(style)
    FontDecorate = s(0) &amp; node.String &amp; s(1)
End Function

Function FormatCell(ByRef txt, level As Long, index As Long, idxRow As Long)
    Dim shift As String : shift = String(level * SHIFT_CNT, " ")
    If idxRow = 0 Then
        FormatCell = shift &amp; "&lt;th&gt;" &amp; CHR$(10) &amp; txt &amp; shift &amp;"&lt;/th&gt;" &amp; CHR$(10)
    Else
        FormatCell = shift &amp; "&lt;td&gt;" &amp; CHR$(10) &amp; txt &amp; shift &amp; "&lt;/td&gt;" &amp; CHR$(10)
    End If
End Function

Function FormatRow(ByRef txt, level As Long, index As Long, Colls As Long)
    Dim shift As String : shift = String(level * SHIFT_CNT, " ")
    FormatRow = shift &amp; "&lt;tr&gt;" &amp; CHR$(10) &amp; txt &amp; shift &amp; "&lt;/tr&gt;" &amp; CHR$(10)
End Function

Function FormatTable(ByRef txt, level As Long)
    Dim shift As String : shift = String(level * SHIFT_CNT, " ")
    FormatTable = shift &amp; "&lt;table&gt;" &amp; CHR$(10) &amp; txt &amp; shift &amp; "&lt;/table&gt;" &amp; CHR$(10)
End Function

Function FormatList(ByRef list, ByRef txt, level As Long)
    Dim shift As String : shift = String(level * SHIFT_CNT, " ")
    FormatList = shift &amp; "&lt;li&gt;" &amp; txt &amp; "&lt;/li&gt;" &amp; CHR$(10)
End Function

Function FormatPara(ByRef txt, level As Long, extra As Long)
    Dim shift As String : shift = String(level * SHIFT_CNT, " ")
    FormatPara = shift &amp; "&lt;p&gt;" &amp; txt &amp; "&lt;/p&gt;" &amp; CHR$(10)
End Function

Function Formula(ByRef txt As String)
    Dim m As New mMath
    m.Set_Formula(txt)
    m.vAdapter = New vLatex
    m.vAdapter.mMath = m
    Formula = "$$" &amp; CHR$(10) &amp; m.Get_Formula() &amp; CHR$(10) &amp;  "$$" &amp; CHR$(10)
End Function

Function Section(ByRef nodeSec)
    Dim shift As String : shift = String(nodeSec.level * SHIFT_CNT, " ")
    Section = shift &amp; "&lt;div class=""" &amp; SEC_CLASS &amp; """&gt;" &amp; _
        "&lt;!-- section begin --&gt;" &amp; CHR$(10) &amp; _
        docView.PrintTree(nodeSec) &amp; _
        shift &amp; "&lt;/div&gt;&lt;!-- section end --&gt;" &amp; CHR$(10)
End Function

</script:module>
</file>

<file path=Basic/DocExport/mMath.xml><?xml version="1.0" encoding="utf-8"?>
<!DOCTYPE module  PUBLIC '-//OpenOffice.org//DTD OfficeDocument 1.0//EN'  'module.dtd'>
<script:module xmlns:script="http://openoffice.org/2000/script" script:name="mMath" script:language="StarBasic">REM Author: Dmitry A. Borisov, ddaabb@mail.ru (CC BY 4.0)
Option Explicit
Option Compatible
Option ClassModule

const GROUP_ON = 0
const GROUP_OFF = 1

Type fExtra ' fNode.extra
    name_ As String
    lname As String
    rname As String
End Type

Type fNode ' node tree
    type_ As Integer
    name_ As String
    children As Variant
    extra As fExtra
End Type

Public NodeType As New Collection
Public NodeTune As Variant
Public NodeTune2 As Variant
Public NodeTune3 As Variant
Public vAdapter As Object

' s_ - formula, sz_ - len, i_ - cur pos, c_ - cur char, w_ - cur word
Private s_ As String,  sz_ As Integer,  i_ As Integer, c_ As String, w_ As String
Private t_ As fNode ' root
Private keys As New Collection

Private Sub Class_Initialize()
    t_.children = New Collection
    With NodeType
        .Add(1, "Group") ' {...}, (...), lbrace ... rbrace, etс.
        .Add(2, "Key")
        .Add(3, "Word")
        .Add(4, "Text") ' "a ... b"
    End With
    With keys
        .Add(0, "left") ' 0 - Group name, GROUP_ON
        .Add(0, "lbrace")
        .Add(0, "langle")
'        .Add(0, "right")
        .Add(1, "rbrace") ' 1 - Group rname, GROUP_OFF
        .Add(1, "rangle")
        .Add(1, "none")
        .Add(2, "overbrace") ' 4 - Key Add sym "\" before Keyword
        .Add(2, "underbrace")
        .Add(2, "newline")
        .Add(2, "matrix")
        .Add(2, "over")
        .Add(2, "vec")
        .Add(2, "times")
        .Add(2, "sqrt")
        .Add(2, "nroot")
        .Add(2, "int")
        .Add(2, "iint")
        .Add(2, "from")
        .Add(2, "to")
        .Add(2, "infty")
        .Add(2, "sum")
    End With
    
    NodeTune = Array("over", "overbrace", "underbrace")
    NodeTune2 = Array("nroot")
    NodeTune3 = Array("matrix")
    GlobalScope.BasicLibraries.loadLibrary("ScriptForge")
End Sub

Sub Set_Formula(ByRef s As String)
    i_ = 1
    s_ = s &amp; "  "
    sz_ = Len(s_)
End Sub

Private Function Make_Node(ByRef node As fNode)  As fNode
    Dim n As fNode
    w_ = Trim(w_)
    If w_ = "" Or w_ = "right" Then
        n.type_ = 0
        w_ = ""
        Make_Node = n
        Exit Function
    End If
    n.type_ = NodeType("Word")
    On Local Error Goto ErrKey
    Dim i As Integer : i = keys(w_) 'if w not found -&gt; ErrKey:
    If i = GROUP_ON Then
        Make_Node = Make_Group(node, w_)
        w_ = ""
        Exit Function
    Elseif i = GROUP_OFF Then
        n.type_ = 0
        node.extra.name_ = w_
        If node.name_ = "left" Then
            node.extra.name_ = "right"
            node.extra.rname = w_
        End If
        w_ = ""
        Make_Node = n
        Exit Function
    Else
        n.type_ = NodeType("Key")
    End If
ErrKey:
    n.name_ = w_
    n.children = New Collection
    node.children.Add(n)
    w_ = ""
    Make_Node = n
End Function

Private Function Make_Group(ByRef node As fNode, key_group As String)  As fNode
    Dim n As fNode
    If node.name_ = "left" And node.extra.lname = "" Then
        node.extra.lname = c_
        If key_group &lt;&gt; "" Then node.extra.lname = key_group
        n.type_ = 0
    Else
        n.type_ = NodeType("Group")
        n.name_ = c_
        If key_group &lt;&gt; "" Then n.name_ = key_group
        n.children = New Collection
        node.children.Add(n)
        i_ = i_ + 1
    End If
    Make_Group = n
End Function

Private Function Make_Op(ByRef node As fNode)  As fNode
    Make_Node(node)
    w_ = c_
    Make_Node(node)
End Function

Private Function Make_Text(ByRef node As fNode)  As fNode
    Make_Node(node)
    i_ = i_ + 1
    While i_ &lt; sz_
        Dim n As fNode
        c_ = Mid(s_, i_, 1)
        If c_ = """" Then
            n.type_ = NodeType("Text")
            n.name_ = w_
            n.children = New Collection
            node.children.Add(n)
            Make_Text = n
            w_ = ""
            Exit Function 
        End If 
        w_ = w_ &amp; c_
        i_ = i_ + 1
    Wend
    w_ = c_
    Make_Node(node)
End Function

Sub Parse(ByRef node As fNode)
    w_ = ""
    While i_ &lt; sz_
        Dim n As fNode
        c_ = Mid(s_, i_, 1)
        Select Case c_
            Case "{", "(", "["
                n = Make_Node(node)
                n = Make_Group(node, "")
                If n.type_ = NodeType("Group") Then Parse n
            Case "}", ")", "]"
                n = Make_Node(node)
                node.extra.name_ = c_
                If node.name_ = "left" Then
                    node.extra.name_ = "right"
                    node.extra.rname = c_
                End If
                Exit Sub
            Case "^", "_"
                n = Make_Op(node)
            Case """"
                n = Make_Text(node)
            Case " ", CHR$(10)
                n = Make_Node(node)
                If node.name_ = "left" Then
                    If node.extra.rname &lt;&gt; "" Then Exit Sub
                ElseIf node.extra.name_ &lt;&gt; "" Then
                    Exit Sub
                End If
                If n.type_ = NodeType("Group") Then Parse n
            Case Else
                w_ = w_ &amp; c_
        End Select
        i_ = i_ + 1
    Wend
End Sub

Sub Tune(ByRef node As fNode)
    Dim i As Integer, n As fNode
    For i = 1 To node.children.Count
        n = node.children.Item(i)
        
        If SF_Array.IndexOf(NodeTune, n.name_) &gt; -1 And _
           n.children.Count = 0 Then
            n.children.Add(node.children.Item(i - 1))
            n.children.Add(node.children.Item(i + 1))
            node.children.Remove(i + 1)
            node.children.Remove(i - 1)
        Elseif SF_Array.IndexOf(NodeTune2, n.name_) &gt; -1 And _
           n.children.Count = 0 Then
            n.children.Add(node.children.Item(i + 1))
            n.children.Add(node.children.Item(i + 2))
            node.children.Remove(i + 2)
            node.children.Remove(i + 1)
        Elseif SF_Array.IndexOf(NodeTune3, n.name_) &gt; -1 And _
           n.children.Count = 0 Then
            n.children.Add(node.children.Item(i + 1))
            node.children.Remove(i + 1)
        End If
        
        Tune n
    Next
End Sub

Function Get_Formula() As String
    Parse t_
    Tune t_
    Get_Formula = vAdapter.PrintMe(t_)
End Function
</script:module>
</file>

<file path=Basic/DocExport/script-lb.xml><?xml version="1.0" encoding="utf-8"?>
<!DOCTYPE library  PUBLIC '-//OpenOffice.org//DTD OfficeDocument 1.0//EN'  'library.dtd'>
<library:library xmlns:library="http://openoffice.org/2000/library" library:name="DocExport" library:readonly="false" library:passwordprotected="false">
  <library:element library:name="DocModel"/>
  <library:element library:name="DocView"/>
  <library:element library:name="mMath"/>
  <library:element library:name="ViewHfm"/>
  <library:element library:name="ViewHtml"/>
  <library:element library:name="vLatex"/>
  <library:element library:name="Utils"/>
</library:library>
</file>

<file path=Basic/DocExport/vLatex.xml><?xml version="1.0" encoding="utf-8"?>
<!DOCTYPE module  PUBLIC '-//OpenOffice.org//DTD OfficeDocument 1.0//EN'  'module.dtd'>
<script:module xmlns:script="http://openoffice.org/2000/script" script:name="vLatex" script:language="StarBasic">REM Author: Dmitry A. Borisov, ddaabb@mail.ru (CC BY 4.0)
Option Explicit
Option Compatible
Option ClassModule

Public mMath

Private groupChar As Variant
Private rename As New Collection ' replace keywords
Private extraChar As New Collection

Private Sub Class_Initialize()
    GlobalScope.BasicLibraries.loadLibrary("ScriptForge")
    groupChar = Array("{", "}", "(", ")", "[", "]")
    With rename
        .Add("frac", "over")
        .Add("sqrt", "nroot")
        .Add("_", "from")
        .Add("^", "to")
        .Add("\ " &amp; CHR$(10), "newline")
        .Add("&amp; ", "#")
        .Add("\\ ", "##")
    End With
    With extraChar
        .Add("^", "overbrace")
        .Add("_", "underbrace")
    End With
End Sub

Public Function ReplaceKey(ByRef node As fNode) As String
    ReplaceKey = "\" &amp; node.name_ &amp; " "
    On Local Error Goto ErrRename
    Dim s As String : s = rename(node.name_) 'if not found -&gt; ErrRename:
    If Len(s) = 1 Then
        ReplaceKey = s
    Else
        ReplaceKey = "\" &amp; s
    End If
    ErrRename:
End Function

Public Function BeginNode(ByRef node As fNode) As String
    Dim s As String : s = ""
    Select Case node.type_
        Case mMath.NodeType("Text")
            s = "\text{" &amp; node.name_ &amp; "} "
        Case mMath.NodeType("Key")
            s = ReplaceKey(node)
        Case mMath.NodeType("Group")
            s = node.name_ &amp; " "
            If SF_Array.IndexOf(groupChar, node.name_) = -1 Then s = "\" &amp; s
            If node.name_ = "left" Then
                Dim c As String : c = ""
                If SF_Array.IndexOf(groupChar, node.extra.lname) = -1 Then c = "\"
                s = s &amp; c &amp; node.extra.lname &amp; " "
            End If
        Case Else ' Word
            s = node.name_ &amp; " "
            On Local Error Goto ErrRename
                s = rename(node.name_) &amp; " "
            ErrRename:
            If Mid(s, 1, 1) = "%" Then s = "\" &amp; Mid(s, 2, Len(s) - 1) &amp; " " ' greece sym
    End Select
    BeginNode = s
End Function

Public Function EndNode(ByRef node As fNode) As String
    Dim s As String : s = ""
    If node.type_ = mMath.NodeType("Group") Then
        s = node.extra.name_ &amp; " "
        If SF_Array.IndexOf(groupChar, node.name_) = -1 Then s = "\" &amp; s
        If node.extra.name_ = "right" Then
            Dim c As String : c = ""
            If SF_Array.IndexOf(groupChar, node.extra.rname) = -1 Then c = "\"
            s = s &amp; c &amp; node.extra.rname &amp; " "
        End If
    End If
    EndNode = s
End Function

Public Function NodeTune(ByRef node As fNode) As String
    Dim s As String : s = ""
    Dim n As fNode
    s = "\" &amp; node.name_

On Local Error Goto ErrRename
    Dim b1 As String : b1 = ""
    Dim b2 As String : b2 = ""
    s = "\" &amp; rename(node.name_) 'if not found -&gt; ErrRename:
    b1 = "{"
    b2 = "}"
ErrRename:

On Local Error Goto ErrExtraChar
    Dim e As String : e = ""
    e = extraChar(node.name_)
ErrExtraChar:

    Dim b As Boolean : b = True
    For Each n In node.children
        s = s &amp; b1 &amp; BeginNode(n)
        s = s &amp; Print_(n)
        s = s &amp; EndNode(n) &amp; b2
        If b Then
            s = s &amp; e
            b = False
        End If
    Next
    NodeTune = s &amp; " "
End Function

Public Function NodeTune2(ByRef node As fNode) As String
    Dim s As String : s = ""
    Dim n As fNode
    s = ReplaceKey(node) &amp; " " 'if not found -&gt; ErrRename:

    Dim b1 As String : b1 = ""
    Dim b2 As String : b2 = ""
    If node.name_ = "nroot" Then
        b1 = "["
        b2 = "] "
    End If

    Dim b As Boolean : b = True
    For Each n In node.children
        s = s &amp; IIf(b, b1, "") &amp; BeginNode(n)
        s = s &amp; Print_(n)
        s = s &amp; EndNode(n) &amp; IIf(b, b2, "")
        If b Then b = False
    Next
    NodeTune2 = s &amp; " "
End Function

Public Function Matrix(ByRef node As fNode) As String
    Dim n As fNode, s As String : s =  CHR$(10) &amp; _
    "\begin{matrix} " &amp; CHR$(10) &amp; _
    " " &amp; Print_(node.children.Item(1)) &amp; CHR$(10) &amp; _
    "\end{matrix} " &amp; CHR$(10)
    Matrix = s
End Function

Public Function Print_(ByRef node As fNode) As String
    Dim s As String : s = ""      
    Dim n As fNode
    For Each n In node.children
        If SF_Array.IndexOf(mMath.NodeTune, n.name_) &gt; -1 Then
            s = s &amp; NodeTune(n)
        ElseIf SF_Array.IndexOf(mMath.NodeTune2, n.name_) &gt; -1 Then
            s = s &amp; NodeTune2(n)
        ElseIf n.name_ = "matrix" Then
            s = s &amp; Matrix(n)
        Else
            s = s &amp; BeginNode(n)
            s = s &amp; Print_(n)
            s = s &amp; EndNode(n)
        End If
    Next
    Print_ = s
End Function

Public Function PrintMe(ByRef node As fNode) As String
    PrintMe = _
    "\begin{align} " &amp; CHR$(10) &amp; _
    Print_(node) &amp; CHR$(10) &amp; _
    "\end{alig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DocExport" library:link="false"/>
</library:libraries>
</file>

<file path=Dialogs/DocExport/dialog-lb.xml><?xml version="1.0" encoding="utf-8"?>
<!DOCTYPE library  PUBLIC '-//OpenOffice.org//DTD OfficeDocument 1.0//EN'  'library.dtd'>
<library:library xmlns:library="http://openoffice.org/2000/library" library:name="DocExport"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DocExport" library:link="false"/>
</library:libraries>
</file>

<file path=Object 2/content.xml><?xml version="1.0" encoding="utf-8"?>
<math xmlns="http://www.w3.org/1998/Math/MathML">
  <semantics>
    <mtable>
      <mtr>
        <mtd>
          <mrow>
            <mtext>1. Vector: </mtext>
            <mrow>
              <mover accent="true">
                <mi>R</mi>
                <mo stretchy="false">⃗</mo>
              </mover>
              <mo stretchy="false">=</mo>
              <msqrt>
                <mrow>
                  <mi>w</mi>
                  <mi>!</mi>
                </mrow>
              </msqrt>
            </mrow>
            <mtext>, - formula N 1</mtext>
          </mrow>
        </mtd>
      </mtr>
      <mtr>
        <mtd>
          <mrow>
            <mtext>2. Breckets: </mtext>
            <mover>
              <mover>
                <munder>
                  <munder>
                    <mrow>
                      <mi>x</mi>
                      <mrow>
                        <mo fence="true" form="prefix" stretchy="true">{</mo>
                        <mrow>
                          <mfrac>
                            <mrow>
                              <mo fence="true" form="prefix" stretchy="false">⟨</mo>
                              <mrow>
                                <mrow>
                                  <msubsup>
                                    <mi>a</mi>
                                    <mrow>
                                      <mi>i</mi>
                                      <mo stretchy="false">×</mo>
                                      <mn>2</mn>
                                    </mrow>
                                    <mrow>
                                      <mn>1.</mn>
                                      <mn>..</mn>
                                      <mi>n</mi>
                                    </mrow>
                                  </msubsup>
                                  <mo stretchy="false">+</mo>
                                  <mi>b</mi>
                                </mrow>
                              </mrow>
                              <mo fence="true" form="postfix" stretchy="false">⟩</mo>
                            </mrow>
                            <mrow>
                              <mo fence="true" form="prefix" stretchy="false">[</mo>
                              <mrow>
                                <mrow>
                                  <mi>c</mi>
                                  <mo stretchy="false">+</mo>
                                  <mi>d</mi>
                                </mrow>
                              </mrow>
                              <mo fence="true" form="postfix" stretchy="false">]</mo>
                            </mrow>
                          </mfrac>
                        </mrow>
                        <mo fence="true" form="postfix" stretchy="true">}</mo>
                      </mrow>
                      <mi>y</mi>
                    </mrow>
                    <mo stretchy="true">⏟</mo>
                  </munder>
                  <mi>m</mi>
                </munder>
                <mo stretchy="true">⏞</mo>
              </mover>
              <mi>n</mi>
            </mover>
          </mrow>
        </mtd>
      </mtr>
      <mtr>
        <mtd>
          <mrow>
            <mtext>3. Root: </mtext>
            <mrow>
              <mi>z</mi>
              <mo stretchy="false">=</mo>
              <mroot>
                <mrow>
                  <mi>x</mi>
                  <mo stretchy="false">+</mo>
                  <mn>1</mn>
                </mrow>
                <mrow>
                  <mn>3</mn>
                  <mo stretchy="false">−</mo>
                  <mi>q</mi>
                </mrow>
              </mroot>
            </mrow>
            <mtext>, - [2]</mtext>
          </mrow>
        </mtd>
      </mtr>
      <mtr>
        <mtd>
          <mrow>
            <mtext>4. Integrals: </mtext>
            <mrow>
              <mi>y</mi>
              <mo stretchy="false">=</mo>
              <mrow>
                <mi>t</mi>
                <mo stretchy="false">+</mo>
                <mrow>
                  <munderover>
                    <mo stretchy="false">∫</mo>
                    <mn>1</mn>
                    <mi>n</mi>
                  </munderover>
                  <mi>x</mi>
                </mrow>
                <mo stretchy="false">+</mo>
                <mrow>
                  <munder>
                    <mo stretchy="false">∬</mo>
                    <mi>i</mi>
                  </munder>
                  <mi>y</mi>
                </mrow>
              </mrow>
            </mrow>
            <mtext>, - {3}</mtext>
          </mrow>
        </mtd>
      </mtr>
      <mtr>
        <mtd>
          <mrow>
            <mtext>5. Sym &amp; Sum: </mtext>
            <mrow>
              <mi>y</mi>
              <mo stretchy="false">=</mo>
              <mrow>
                <mrow>
                  <mi>π</mi>
                  <mo stretchy="false">×</mo>
                  <msup>
                    <mi>r</mi>
                    <mn>2</mn>
                  </msup>
                </mrow>
                <mo stretchy="false">+</mo>
                <mrow>
                  <munderover>
                    <mo stretchy="false">∑</mo>
                    <mrow>
                      <mi>i</mi>
                      <mo stretchy="false">=</mo>
                      <mn>1</mn>
                    </mrow>
                    <mi mathvariant="normal">∞</mi>
                  </munderover>
                  <mi>f</mi>
                </mrow>
              </mrow>
            </mrow>
            <mrow>
              <mo fence="true" form="prefix" stretchy="false">(</mo>
              <mrow>
                <mi>i</mi>
              </mrow>
              <mo fence="true" form="postfix" stretchy="false">)</mo>
            </mrow>
            <mtext>, - #4</mtext>
          </mrow>
        </mtd>
      </mtr>
      <mtr>
        <mtd>
          <mrow>
            <mtext>6. Matrix: </mtext>
            <mrow>
              <mi>M</mi>
              <mo stretchy="false">=</mo>
              <mrow>
                <mo fence="true" form="prefix" stretchy="true">(</mo>
                <mrow>
                  <mtable>
                    <mtr>
                      <mtd>
                        <msub>
                          <mi>x</mi>
                          <mn>1</mn>
                        </msub>
                      </mtd>
                      <mtd>
                        <mn>...</mn>
                      </mtd>
                      <mtd>
                        <msub>
                          <mi>x</mi>
                          <mi>n</mi>
                        </msub>
                      </mtd>
                    </mtr>
                    <mtr>
                      <mtd>
                        <msub>
                          <mi>y</mi>
                          <mn>1</mn>
                        </msub>
                      </mtd>
                      <mtd>
                        <mn>...</mn>
                      </mtd>
                      <mtd>
                        <msub>
                          <mi>y</mi>
                          <mi>n</mi>
                        </msub>
                      </mtd>
                    </mtr>
                    <mtr>
                      <mtd>
                        <msub>
                          <mi>z</mi>
                          <mn>1</mn>
                        </msub>
                      </mtd>
                      <mtd>
                        <mn>...</mn>
                      </mtd>
                      <mtd>
                        <msub>
                          <mi>z</mi>
                          <mi>n</mi>
                        </msub>
                      </mtd>
                    </mtr>
                  </mtable>
                </mrow>
                <mo fence="true" form="postfix" stretchy="true">)</mo>
              </mrow>
            </mrow>
          </mrow>
        </mtd>
      </mtr>
    </mtable>
    <annotation encoding="StarMath 5.0">"1. Vector: " vec R = sqrt{w!} ", - formula N 1" newline
"2. Breckets: " {{x left lbrace langle a_{i times 2}^{1...n} + b rangle over [c + d] right rbrace y } underbrace {m}} overbrace { n } newline 
"3. Root: " z = nroot{3 - q}{x + 1}  ", - [2]" newline
"4. Integrals: " y = t + int from{1} to{n} x + iint from{i} y ", - {3}" newline
"5. Sym &amp; Sum: " y = %pi times r^2 + sum from{i = 1} to{infty} f(i)  ", - #4" newline
"6. Matrix: " M = left ( matrix { x_1 # ... # x_n ## y_1 # ... # y_n ## z_1 # ... # z_n } right )</annotation>
  </semantics>
</math>
</file>